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paragraph-rsid="00a639f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e4a612" officeooo:paragraph-rsid="01e4a612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6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7" style:family="paragraph" style:parent-style-name="Standard">
      <style:text-properties officeooo:rsid="0015f1ff" officeooo:paragraph-rsid="0015f1ff"/>
    </style:style>
    <style:style style:name="P88" style:family="paragraph" style:parent-style-name="Standard">
      <style:text-properties officeooo:rsid="0015f1ff" officeooo:paragraph-rsid="009c1b54"/>
    </style:style>
    <style:style style:name="P89" style:family="paragraph" style:parent-style-name="Standard">
      <style:text-properties officeooo:rsid="0015f1ff" officeooo:paragraph-rsid="0013268f"/>
    </style:style>
    <style:style style:name="P90" style:family="paragraph" style:parent-style-name="Standard">
      <style:text-properties officeooo:rsid="0015f1ff" officeooo:paragraph-rsid="00c0d7c6"/>
    </style:style>
    <style:style style:name="P91" style:family="paragraph" style:parent-style-name="Standard">
      <style:text-properties officeooo:rsid="0019f535" officeooo:paragraph-rsid="0019f535"/>
    </style:style>
    <style:style style:name="P92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93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94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1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3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67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68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72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77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82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85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90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00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2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26" style:family="paragraph" style:parent-style-name="Standard">
      <style:text-properties officeooo:rsid="0033fbdf" officeooo:paragraph-rsid="0033fbdf"/>
    </style:style>
    <style:style style:name="P227" style:family="paragraph" style:parent-style-name="Standard">
      <style:text-properties officeooo:rsid="0034ed8b" officeooo:paragraph-rsid="0106c767"/>
    </style:style>
    <style:style style:name="P228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3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3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32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34" style:family="paragraph" style:parent-style-name="Standard">
      <style:text-properties officeooo:rsid="0012a0dc" officeooo:paragraph-rsid="0012a0dc"/>
    </style:style>
    <style:style style:name="P235" style:family="paragraph" style:parent-style-name="Standard">
      <style:text-properties officeooo:paragraph-rsid="003eeb50"/>
    </style:style>
    <style:style style:name="P236" style:family="paragraph" style:parent-style-name="Standard">
      <style:text-properties officeooo:rsid="00205d85" officeooo:paragraph-rsid="005f7223"/>
    </style:style>
    <style:style style:name="P237" style:family="paragraph" style:parent-style-name="Standard">
      <style:text-properties officeooo:rsid="002436f5" officeooo:paragraph-rsid="00ed9297"/>
    </style:style>
    <style:style style:name="P238" style:family="paragraph" style:parent-style-name="Standard">
      <style:text-properties officeooo:rsid="0056d959" officeooo:paragraph-rsid="0056d959"/>
    </style:style>
    <style:style style:name="P239" style:family="paragraph" style:parent-style-name="Standard">
      <style:paragraph-properties fo:line-height="150%"/>
      <style:text-properties officeooo:paragraph-rsid="0013268f"/>
    </style:style>
    <style:style style:name="P240" style:family="paragraph" style:parent-style-name="Standard">
      <style:paragraph-properties fo:line-height="150%"/>
      <style:text-properties officeooo:paragraph-rsid="0040eb9d"/>
    </style:style>
    <style:style style:name="P241" style:family="paragraph" style:parent-style-name="Standard">
      <style:paragraph-properties fo:line-height="150%"/>
      <style:text-properties officeooo:paragraph-rsid="0045286d"/>
    </style:style>
    <style:style style:name="P242" style:family="paragraph" style:parent-style-name="Standard">
      <style:paragraph-properties fo:line-height="150%"/>
      <style:text-properties officeooo:paragraph-rsid="00c6421c"/>
    </style:style>
    <style:style style:name="P243" style:family="paragraph" style:parent-style-name="Standard">
      <style:paragraph-properties fo:line-height="150%"/>
      <style:text-properties officeooo:paragraph-rsid="00fde6f2"/>
    </style:style>
    <style:style style:name="P244" style:family="paragraph" style:parent-style-name="Standard">
      <style:paragraph-properties fo:line-height="150%"/>
      <style:text-properties officeooo:paragraph-rsid="0106c767"/>
    </style:style>
    <style:style style:name="P245" style:family="paragraph" style:parent-style-name="Standard">
      <style:paragraph-properties fo:line-height="150%"/>
      <style:text-properties officeooo:paragraph-rsid="01851c1f"/>
    </style:style>
    <style:style style:name="P246" style:family="paragraph" style:parent-style-name="Standard">
      <style:paragraph-properties fo:line-height="150%"/>
      <style:text-properties officeooo:paragraph-rsid="01d80854"/>
    </style:style>
    <style:style style:name="P247" style:family="paragraph" style:parent-style-name="Standard">
      <style:paragraph-properties fo:line-height="150%"/>
      <style:text-properties officeooo:paragraph-rsid="020068b3"/>
    </style:style>
    <style:style style:name="P248" style:family="paragraph" style:parent-style-name="Standard">
      <style:text-properties officeooo:paragraph-rsid="0071f6b3"/>
    </style:style>
    <style:style style:name="P249" style:family="paragraph" style:parent-style-name="Standard">
      <style:text-properties officeooo:paragraph-rsid="006a9ead"/>
    </style:style>
    <style:style style:name="P250" style:family="paragraph" style:parent-style-name="Standard">
      <style:text-properties officeooo:paragraph-rsid="007b744f"/>
    </style:style>
    <style:style style:name="P251" style:family="paragraph" style:parent-style-name="Standard">
      <style:text-properties officeooo:paragraph-rsid="007f9b5f"/>
    </style:style>
    <style:style style:name="P252" style:family="paragraph" style:parent-style-name="Standard">
      <style:text-properties officeooo:paragraph-rsid="005eeb02"/>
    </style:style>
    <style:style style:name="P253" style:family="paragraph" style:parent-style-name="Standard">
      <style:text-properties officeooo:paragraph-rsid="00883289"/>
    </style:style>
    <style:style style:name="P254" style:family="paragraph" style:parent-style-name="Standard">
      <style:text-properties officeooo:paragraph-rsid="00885557"/>
    </style:style>
    <style:style style:name="P255" style:family="paragraph" style:parent-style-name="Standard">
      <style:text-properties officeooo:rsid="008872eb" officeooo:paragraph-rsid="008872eb"/>
    </style:style>
    <style:style style:name="P256" style:family="paragraph" style:parent-style-name="Standard">
      <style:text-properties officeooo:paragraph-rsid="008d7148"/>
    </style:style>
    <style:style style:name="P257" style:family="paragraph" style:parent-style-name="Standard">
      <style:text-properties officeooo:paragraph-rsid="009622c6"/>
    </style:style>
    <style:style style:name="P258" style:family="paragraph" style:parent-style-name="Standard">
      <style:text-properties officeooo:paragraph-rsid="009af966"/>
    </style:style>
    <style:style style:name="P259" style:family="paragraph" style:parent-style-name="Standard">
      <style:text-properties officeooo:paragraph-rsid="00a75993"/>
    </style:style>
    <style:style style:name="P260" style:family="paragraph" style:parent-style-name="Standard">
      <style:text-properties officeooo:rsid="003eeb50" officeooo:paragraph-rsid="00ac1d69"/>
    </style:style>
    <style:style style:name="P261" style:family="paragraph" style:parent-style-name="Standard">
      <style:text-properties officeooo:paragraph-rsid="00b6be7d"/>
    </style:style>
    <style:style style:name="P262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63" style:family="paragraph" style:parent-style-name="Standard">
      <style:text-properties style:use-window-font-color="true" officeooo:paragraph-rsid="00c0d7c6"/>
    </style:style>
    <style:style style:name="P26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6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6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6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69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7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71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72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73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74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75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27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27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278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00b58e" style:font-style-asian="italic" style:font-weight-asian="normal" style:font-style-complex="italic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officeooo:paragraph-rsid="00ba4170"/>
    </style:style>
    <style:style style:name="P370" style:family="paragraph" style:parent-style-name="Standard">
      <style:text-properties officeooo:paragraph-rsid="00bbbf73"/>
    </style:style>
    <style:style style:name="P371" style:family="paragraph" style:parent-style-name="Standard">
      <style:text-properties officeooo:rsid="00bd11a0" officeooo:paragraph-rsid="00bd11a0"/>
    </style:style>
    <style:style style:name="P372" style:family="paragraph" style:parent-style-name="Standard">
      <style:text-properties officeooo:paragraph-rsid="00be4749"/>
    </style:style>
    <style:style style:name="P373" style:family="paragraph" style:parent-style-name="Standard">
      <style:text-properties officeooo:rsid="00beb82f" officeooo:paragraph-rsid="00beb82f"/>
    </style:style>
    <style:style style:name="P374" style:family="paragraph" style:parent-style-name="Standard">
      <style:text-properties officeooo:paragraph-rsid="00beb82f"/>
    </style:style>
    <style:style style:name="P375" style:family="paragraph" style:parent-style-name="Standard">
      <style:text-properties officeooo:rsid="00c0d7c6" officeooo:paragraph-rsid="00c0d7c6"/>
    </style:style>
    <style:style style:name="P376" style:family="paragraph" style:parent-style-name="Standard">
      <style:text-properties officeooo:paragraph-rsid="008dd7a7"/>
    </style:style>
    <style:style style:name="P377" style:family="paragraph" style:parent-style-name="Standard">
      <style:text-properties officeooo:rsid="005521a3" officeooo:paragraph-rsid="005521a3"/>
    </style:style>
    <style:style style:name="P378" style:family="paragraph" style:parent-style-name="Standard">
      <style:text-properties officeooo:paragraph-rsid="00d2fc06"/>
    </style:style>
    <style:style style:name="P379" style:family="paragraph" style:parent-style-name="Standard">
      <style:paragraph-properties fo:line-height="150%"/>
      <style:text-properties officeooo:rsid="00d5826a" officeooo:paragraph-rsid="00d5826a"/>
    </style:style>
    <style:style style:name="P380" style:family="paragraph" style:parent-style-name="Standard">
      <style:text-properties officeooo:paragraph-rsid="00d77d7d"/>
    </style:style>
    <style:style style:name="P381" style:family="paragraph" style:parent-style-name="Standard">
      <style:text-properties officeooo:rsid="00d9c9e4" officeooo:paragraph-rsid="00d9c9e4"/>
    </style:style>
    <style:style style:name="P382" style:family="paragraph" style:parent-style-name="Standard">
      <style:text-properties officeooo:paragraph-rsid="00e4290b"/>
    </style:style>
    <style:style style:name="P383" style:family="paragraph" style:parent-style-name="Standard">
      <style:text-properties officeooo:paragraph-rsid="00e5f586"/>
    </style:style>
    <style:style style:name="P384" style:family="paragraph" style:parent-style-name="Standard">
      <style:text-properties officeooo:paragraph-rsid="00eb50e0"/>
    </style:style>
    <style:style style:name="P385" style:family="paragraph" style:parent-style-name="Standard">
      <style:paragraph-properties fo:line-height="150%"/>
      <style:text-properties officeooo:rsid="00f2503e" officeooo:paragraph-rsid="00f2503e"/>
    </style:style>
    <style:style style:name="P386" style:family="paragraph" style:parent-style-name="Standard">
      <style:text-properties officeooo:rsid="00f2503e" officeooo:paragraph-rsid="01222be5"/>
    </style:style>
    <style:style style:name="P387" style:family="paragraph" style:parent-style-name="Standard">
      <style:text-properties officeooo:rsid="00d1487d" officeooo:paragraph-rsid="00d2fc06"/>
    </style:style>
    <style:style style:name="P388" style:family="paragraph" style:parent-style-name="Standard">
      <style:text-properties officeooo:paragraph-rsid="00f5260b"/>
    </style:style>
    <style:style style:name="P389" style:family="paragraph" style:parent-style-name="Standard">
      <style:text-properties officeooo:paragraph-rsid="00fecca9"/>
    </style:style>
    <style:style style:name="P390" style:family="paragraph" style:parent-style-name="Standard">
      <style:text-properties officeooo:paragraph-rsid="00c0d7c6"/>
    </style:style>
    <style:style style:name="P391" style:family="paragraph" style:parent-style-name="Standard">
      <style:text-properties officeooo:paragraph-rsid="010c486e"/>
    </style:style>
    <style:style style:name="P392" style:family="paragraph" style:parent-style-name="Standard">
      <style:text-properties officeooo:paragraph-rsid="00367935"/>
    </style:style>
    <style:style style:name="P393" style:family="paragraph" style:parent-style-name="Standard">
      <style:text-properties officeooo:paragraph-rsid="011fc384"/>
    </style:style>
    <style:style style:name="P394" style:family="paragraph" style:parent-style-name="Standard">
      <style:text-properties officeooo:paragraph-rsid="0122678f"/>
    </style:style>
    <style:style style:name="P395" style:family="paragraph" style:parent-style-name="Standard">
      <style:text-properties officeooo:paragraph-rsid="012dfde8"/>
    </style:style>
    <style:style style:name="P396" style:family="paragraph" style:parent-style-name="Standard">
      <style:text-properties officeooo:paragraph-rsid="0130fd48"/>
    </style:style>
    <style:style style:name="P397" style:family="paragraph" style:parent-style-name="Standard">
      <style:text-properties officeooo:paragraph-rsid="013282b3"/>
    </style:style>
    <style:style style:name="P398" style:family="paragraph" style:parent-style-name="Standard">
      <style:text-properties officeooo:paragraph-rsid="013f3c54"/>
    </style:style>
    <style:style style:name="P399" style:family="paragraph" style:parent-style-name="Standard">
      <style:text-properties officeooo:paragraph-rsid="0152f194"/>
    </style:style>
    <style:style style:name="P400" style:family="paragraph" style:parent-style-name="Standard">
      <style:text-properties officeooo:paragraph-rsid="0150aafa"/>
    </style:style>
    <style:style style:name="P401" style:family="paragraph" style:parent-style-name="Standard">
      <style:paragraph-properties fo:line-height="100%"/>
      <style:text-properties officeooo:paragraph-rsid="016aa5ac"/>
    </style:style>
    <style:style style:name="P402" style:family="paragraph" style:parent-style-name="Standard">
      <style:paragraph-properties fo:line-height="100%"/>
      <style:text-properties officeooo:paragraph-rsid="016d2800"/>
    </style:style>
    <style:style style:name="P403" style:family="paragraph" style:parent-style-name="Standard">
      <style:paragraph-properties fo:line-height="100%"/>
      <style:text-properties officeooo:paragraph-rsid="0171553b"/>
    </style:style>
    <style:style style:name="P404" style:family="paragraph" style:parent-style-name="Standard">
      <style:paragraph-properties fo:line-height="100%"/>
      <style:text-properties officeooo:paragraph-rsid="0176ee1b"/>
    </style:style>
    <style:style style:name="P405" style:family="paragraph" style:parent-style-name="Standard">
      <style:paragraph-properties fo:line-height="100%"/>
      <style:text-properties officeooo:paragraph-rsid="017941db"/>
    </style:style>
    <style:style style:name="P406" style:family="paragraph" style:parent-style-name="Standard">
      <style:paragraph-properties fo:line-height="100%"/>
      <style:text-properties officeooo:paragraph-rsid="017a7161"/>
    </style:style>
    <style:style style:name="P407" style:family="paragraph" style:parent-style-name="Standard">
      <style:paragraph-properties fo:line-height="100%"/>
      <style:text-properties officeooo:paragraph-rsid="018105ab"/>
    </style:style>
    <style:style style:name="P408" style:family="paragraph" style:parent-style-name="Standard">
      <style:paragraph-properties fo:line-height="100%"/>
      <style:text-properties officeooo:paragraph-rsid="01851c1f"/>
    </style:style>
    <style:style style:name="P409" style:family="paragraph" style:parent-style-name="Standard">
      <style:paragraph-properties fo:line-height="100%"/>
      <style:text-properties officeooo:paragraph-rsid="01aaba73"/>
    </style:style>
    <style:style style:name="P410" style:family="paragraph" style:parent-style-name="Standard">
      <style:paragraph-properties fo:line-height="100%"/>
      <style:text-properties officeooo:paragraph-rsid="01abda5f"/>
    </style:style>
    <style:style style:name="P411" style:family="paragraph" style:parent-style-name="Standard">
      <style:paragraph-properties fo:line-height="100%"/>
      <style:text-properties officeooo:paragraph-rsid="01cb0c6f"/>
    </style:style>
    <style:style style:name="P412" style:family="paragraph" style:parent-style-name="Standard">
      <style:paragraph-properties fo:line-height="100%"/>
      <style:text-properties officeooo:paragraph-rsid="01d3aa7e"/>
    </style:style>
    <style:style style:name="P413" style:family="paragraph" style:parent-style-name="Standard">
      <style:paragraph-properties fo:line-height="100%"/>
      <style:text-properties officeooo:paragraph-rsid="01e2b86d"/>
    </style:style>
    <style:style style:name="P414" style:family="paragraph" style:parent-style-name="Standard">
      <style:paragraph-properties fo:line-height="100%"/>
      <style:text-properties officeooo:paragraph-rsid="01e7ea9a"/>
    </style:style>
    <style:style style:name="P415" style:family="paragraph" style:parent-style-name="Standard">
      <style:paragraph-properties fo:line-height="100%"/>
      <style:text-properties officeooo:paragraph-rsid="01f79ca2"/>
    </style:style>
    <style:style style:name="P416" style:family="paragraph" style:parent-style-name="Standard">
      <style:paragraph-properties fo:line-height="100%"/>
      <style:text-properties officeooo:paragraph-rsid="020068b3"/>
    </style:style>
    <style:style style:name="P417" style:family="paragraph" style:parent-style-name="Standard">
      <style:paragraph-properties fo:line-height="100%"/>
      <style:text-properties officeooo:paragraph-rsid="0200b58e"/>
    </style:style>
    <style:style style:name="P418" style:family="paragraph" style:parent-style-name="Standard">
      <style:paragraph-properties fo:line-height="100%"/>
      <style:text-properties officeooo:paragraph-rsid="020131ae"/>
    </style:style>
    <style:style style:name="P419" style:family="paragraph" style:parent-style-name="Standard">
      <style:paragraph-properties fo:line-height="100%"/>
      <style:text-properties officeooo:paragraph-rsid="0212a48a"/>
    </style:style>
    <style:style style:name="P420" style:family="paragraph" style:parent-style-name="Standard">
      <style:paragraph-properties fo:line-height="100%"/>
      <style:text-properties officeooo:paragraph-rsid="01d522fe"/>
    </style:style>
    <style:style style:name="P421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officeooo:rsid="016b9044" officeooo:paragraph-rsid="016b9044"/>
    </style:style>
    <style:style style:name="P423" style:family="paragraph" style:parent-style-name="Standard">
      <style:paragraph-properties fo:line-height="100%"/>
      <style:text-properties officeooo:rsid="01a2dcc2" officeooo:paragraph-rsid="01a2dcc2"/>
    </style:style>
    <style:style style:name="P424" style:family="paragraph" style:parent-style-name="Standard">
      <style:paragraph-properties fo:line-height="100%"/>
      <style:text-properties officeooo:rsid="01a92b83" officeooo:paragraph-rsid="01abda5f"/>
    </style:style>
    <style:style style:name="P425" style:family="paragraph" style:parent-style-name="Standard">
      <style:paragraph-properties fo:line-height="100%"/>
      <style:text-properties officeooo:rsid="01b78805" officeooo:paragraph-rsid="01b9977e"/>
    </style:style>
    <style:style style:name="P426" style:family="paragraph" style:parent-style-name="Standard">
      <style:paragraph-properties fo:line-height="100%"/>
      <style:text-properties officeooo:rsid="01b78805" officeooo:paragraph-rsid="020d39a8"/>
    </style:style>
    <style:style style:name="P427" style:family="paragraph" style:parent-style-name="Standard">
      <style:paragraph-properties fo:line-height="100%"/>
      <style:text-properties officeooo:rsid="01bcc73c" officeooo:paragraph-rsid="01bcc73c"/>
    </style:style>
    <style:style style:name="P428" style:family="paragraph" style:parent-style-name="Standard">
      <style:paragraph-properties fo:line-height="100%"/>
      <style:text-properties officeooo:rsid="01cb0c6f" officeooo:paragraph-rsid="01cb0c6f"/>
    </style:style>
    <style:style style:name="P429" style:family="paragraph" style:parent-style-name="Standard">
      <style:paragraph-properties fo:line-height="100%"/>
      <style:text-properties officeooo:rsid="01cd0839" officeooo:paragraph-rsid="01cd0839"/>
    </style:style>
    <style:style style:name="P430" style:family="paragraph" style:parent-style-name="Standard">
      <style:paragraph-properties fo:line-height="100%"/>
      <style:text-properties officeooo:rsid="01e4a612" officeooo:paragraph-rsid="01e4a612"/>
    </style:style>
    <style:style style:name="P431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432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433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434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435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436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437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438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439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440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44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44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445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446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447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448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449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450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451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452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453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454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455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456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457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458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459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460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461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462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463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464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465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466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467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468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70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471" style:family="paragraph" style:parent-style-name="Standard">
      <style:paragraph-properties fo:line-height="150%" fo:break-before="page"/>
      <style:text-properties officeooo:paragraph-rsid="00cab904"/>
    </style:style>
    <style:style style:name="P472" style:family="paragraph" style:parent-style-name="Standard">
      <style:paragraph-properties fo:break-before="page"/>
      <style:text-properties officeooo:paragraph-rsid="00f8c8b1"/>
    </style:style>
    <style:style style:name="P473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474" style:family="paragraph" style:parent-style-name="Standard">
      <style:paragraph-properties fo:line-height="100%" fo:break-before="page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75" style:family="paragraph" style:parent-style-name="Standard">
      <style:paragraph-properties fo:line-height="100%" fo:break-before="page"/>
      <style:text-properties officeooo:paragraph-rsid="0200b58e"/>
    </style:style>
    <style:style style:name="P4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78" style:family="paragraph" style:parent-style-name="Standard" style:list-style-name="L1">
      <style:text-properties officeooo:rsid="0013268f" officeooo:paragraph-rsid="0013268f"/>
    </style:style>
    <style:style style:name="P479" style:family="paragraph" style:parent-style-name="Standard" style:list-style-name="L2">
      <style:text-properties style:use-window-font-color="true" officeooo:rsid="00a8a4b1" officeooo:paragraph-rsid="00e38bf0"/>
    </style:style>
    <style:style style:name="P480" style:family="paragraph" style:parent-style-name="Standard" style:list-style-name="L2">
      <style:text-properties style:use-window-font-color="true" officeooo:rsid="00a8a4b1" officeooo:paragraph-rsid="00c0d7c6"/>
    </style:style>
    <style:style style:name="P481" style:family="paragraph" style:parent-style-name="Standard" style:list-style-name="L2">
      <style:text-properties style:use-window-font-color="true" officeooo:rsid="00a8a4b1" officeooo:paragraph-rsid="00e1434b"/>
    </style:style>
    <style:style style:name="P482" style:family="paragraph" style:parent-style-name="Standard" style:list-style-name="L2">
      <style:text-properties style:use-window-font-color="true" officeooo:rsid="00aa3d77" officeooo:paragraph-rsid="00e38bf0"/>
    </style:style>
    <style:style style:name="P483" style:family="paragraph" style:parent-style-name="Standard" style:list-style-name="L3">
      <style:text-properties style:use-window-font-color="true" officeooo:paragraph-rsid="00118c4a"/>
    </style:style>
    <style:style style:name="P484" style:family="paragraph" style:parent-style-name="Standard" style:list-style-name="L3">
      <style:text-properties style:use-window-font-color="true" officeooo:rsid="0011b025" officeooo:paragraph-rsid="0011b025"/>
    </style:style>
    <style:style style:name="P485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486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87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88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490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91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492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494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496" style:family="paragraph" style:parent-style-name="Standard" style:list-style-name="L4">
      <style:text-properties officeooo:rsid="0012a0dc" officeooo:paragraph-rsid="0012a0dc"/>
    </style:style>
    <style:style style:name="P497" style:family="paragraph" style:parent-style-name="Standard" style:list-style-name="L5">
      <style:text-properties officeooo:rsid="0033fbdf" officeooo:paragraph-rsid="0033fbdf"/>
    </style:style>
    <style:style style:name="P498" style:family="paragraph" style:parent-style-name="Standard" style:list-style-name="L9">
      <style:text-properties officeooo:rsid="0033fbdf" officeooo:paragraph-rsid="0106c767"/>
    </style:style>
    <style:style style:name="P499" style:family="paragraph" style:parent-style-name="Standard" style:list-style-name="L6">
      <style:text-properties officeooo:paragraph-rsid="005b5cd3"/>
    </style:style>
    <style:style style:name="P500" style:family="paragraph" style:parent-style-name="Standard" style:list-style-name="L7">
      <style:text-properties officeooo:paragraph-rsid="00367935"/>
    </style:style>
    <style:style style:name="P501" style:family="paragraph" style:parent-style-name="Standard" style:list-style-name="L7">
      <style:text-properties officeooo:rsid="00367935" officeooo:paragraph-rsid="00367935"/>
    </style:style>
    <style:style style:name="P502" style:family="paragraph" style:parent-style-name="Standard" style:list-style-name="L8">
      <style:text-properties officeooo:rsid="00386ddb" officeooo:paragraph-rsid="00386ddb"/>
    </style:style>
    <style:style style:name="P503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504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505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506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50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50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0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1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1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1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1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51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51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51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51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51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519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520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521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522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523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524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525" style:family="paragraph" style:parent-style-name="Standard" style:list-style-name="L20">
      <style:text-properties officeooo:paragraph-rsid="00a4ce44"/>
    </style:style>
    <style:style style:name="P52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527" style:family="paragraph" style:parent-style-name="Standard" style:list-style-name="L25">
      <style:text-properties officeooo:paragraph-rsid="00beb82f"/>
    </style:style>
    <style:style style:name="P528" style:family="paragraph" style:parent-style-name="Standard" style:list-style-name="L26">
      <style:text-properties officeooo:paragraph-rsid="00d139a0"/>
    </style:style>
    <style:style style:name="P529" style:family="paragraph" style:parent-style-name="Standard" style:list-style-name="L29">
      <style:text-properties officeooo:paragraph-rsid="00f2503e"/>
    </style:style>
    <style:style style:name="P530" style:family="paragraph" style:parent-style-name="Standard" style:list-style-name="L30">
      <style:text-properties officeooo:rsid="00f3f4f5" officeooo:paragraph-rsid="00f5260b"/>
    </style:style>
    <style:style style:name="P531" style:family="paragraph" style:parent-style-name="Standard" style:list-style-name="L30">
      <style:text-properties officeooo:rsid="00f3f4f5" officeooo:paragraph-rsid="00f3f4f5"/>
    </style:style>
    <style:style style:name="P532" style:family="paragraph" style:parent-style-name="Standard" style:list-style-name="L31">
      <style:text-properties officeooo:paragraph-rsid="00fde6f2"/>
    </style:style>
    <style:style style:name="P533" style:family="paragraph" style:parent-style-name="Standard" style:list-style-name="L34">
      <style:paragraph-properties fo:line-height="100%"/>
      <style:text-properties officeooo:paragraph-rsid="01b5c969"/>
    </style:style>
    <style:style style:name="P534" style:family="paragraph" style:parent-style-name="Standard">
      <style:paragraph-properties fo:line-height="100%"/>
      <style:text-properties officeooo:paragraph-rsid="021920c6"/>
    </style:style>
    <style:style style:name="P535" style:family="paragraph" style:parent-style-name="Standard">
      <style:paragraph-properties fo:line-height="100%"/>
      <style:text-properties officeooo:paragraph-rsid="021bfb0f"/>
    </style:style>
    <style:style style:name="P536" style:family="paragraph" style:parent-style-name="Standard">
      <style:paragraph-properties fo:line-height="100%"/>
      <style:text-properties officeooo:paragraph-rsid="021d76dd"/>
    </style:style>
    <style:style style:name="P537" style:family="paragraph" style:parent-style-name="Standard">
      <style:paragraph-properties fo:line-height="100%"/>
      <style:text-properties officeooo:paragraph-rsid="01ec8e18"/>
    </style:style>
    <style:style style:name="P538" style:family="paragraph" style:parent-style-name="Standard">
      <style:paragraph-properties fo:line-height="100%"/>
      <style:text-properties officeooo:paragraph-rsid="0221c426"/>
    </style:style>
    <style:style style:name="P539" style:family="paragraph" style:parent-style-name="Standard">
      <style:paragraph-properties fo:line-height="100%"/>
      <style:text-properties officeooo:paragraph-rsid="0221eb79"/>
    </style:style>
    <style:style style:name="P540" style:family="paragraph" style:parent-style-name="Standard">
      <style:paragraph-properties fo:line-height="100%" fo:break-before="page"/>
      <style:text-properties style:use-window-font-color="true" fo:font-style="normal" fo:font-weight="bold" officeooo:rsid="0224a93a" officeooo:paragraph-rsid="0224a93a" style:font-style-asian="normal" style:font-weight-asian="bold" style:font-style-complex="normal" style:font-weight-complex="bold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39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40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41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style:font-style-asian="italic" style:font-style-complex="italic"/>
    </style:style>
    <style:style style:name="T57" style:family="text">
      <style:text-properties style:use-window-font-color="true" fo:font-style="italic" officeooo:rsid="016778b3" style:font-style-asian="italic" style:font-style-complex="italic"/>
    </style:style>
    <style:style style:name="T58" style:family="text">
      <style:text-properties style:use-window-font-color="true" fo:font-style="italic" officeooo:rsid="01d9cd4e" style:font-style-asian="italic" style:font-style-complex="italic"/>
    </style:style>
    <style:style style:name="T59" style:family="text">
      <style:text-properties style:use-window-font-color="true" fo:font-style="italic" officeooo:rsid="01a5296a" style:font-style-asian="italic" style:font-style-complex="italic"/>
    </style:style>
    <style:style style:name="T60" style:family="text">
      <style:text-properties style:use-window-font-color="true" fo:font-style="italic" officeooo:rsid="01e504ba" style:font-style-asian="italic" style:font-style-complex="italic"/>
    </style:style>
    <style:style style:name="T61" style:family="text">
      <style:text-properties style:use-window-font-color="true" officeooo:rsid="0063f3c5"/>
    </style:style>
    <style:style style:name="T62" style:family="text">
      <style:text-properties style:use-window-font-color="true" officeooo:rsid="0027fcfd"/>
    </style:style>
    <style:style style:name="T63" style:family="text">
      <style:text-properties style:use-window-font-color="true" officeooo:rsid="01095847"/>
    </style:style>
    <style:style style:name="T64" style:family="text">
      <style:text-properties style:use-window-font-color="true" officeooo:rsid="0082538a"/>
    </style:style>
    <style:style style:name="T65" style:family="text">
      <style:text-properties style:use-window-font-color="true" officeooo:rsid="00c0d7c6"/>
    </style:style>
    <style:style style:name="T6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68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6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70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7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7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7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74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7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7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7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78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79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80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81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82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8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8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8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8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8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9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9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9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9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9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9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9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9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9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9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0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0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0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0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13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15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16" style:family="text">
      <style:text-properties style:use-window-font-color="true" fo:font-style="normal" style:font-style-asian="normal" style:font-style-complex="normal"/>
    </style:style>
    <style:style style:name="T117" style:family="text">
      <style:text-properties style:use-window-font-color="true" fo:font-style="normal" officeooo:rsid="016860b9" style:font-style-asian="normal" style:font-style-complex="normal"/>
    </style:style>
    <style:style style:name="T118" style:family="text">
      <style:text-properties style:use-window-font-color="true" fo:font-style="normal" officeooo:rsid="0171553b" style:font-style-asian="normal" style:font-style-complex="normal"/>
    </style:style>
    <style:style style:name="T119" style:family="text">
      <style:text-properties style:use-window-font-color="true" fo:font-style="normal" officeooo:rsid="016c9d08" style:font-style-asian="normal" style:font-style-complex="normal"/>
    </style:style>
    <style:style style:name="T120" style:family="text">
      <style:text-properties style:use-window-font-color="true" fo:font-style="normal" officeooo:rsid="016778b3" style:font-style-asian="normal" style:font-style-complex="normal"/>
    </style:style>
    <style:style style:name="T121" style:family="text">
      <style:text-properties style:use-window-font-color="true" fo:font-style="normal" officeooo:rsid="01a5296a" style:font-style-asian="normal" style:font-style-complex="normal"/>
    </style:style>
    <style:style style:name="T122" style:family="text">
      <style:text-properties style:use-window-font-color="true" fo:font-style="normal" officeooo:rsid="01d9cd4e" style:font-style-asian="normal" style:font-style-complex="normal"/>
    </style:style>
    <style:style style:name="T123" style:family="text">
      <style:text-properties style:use-window-font-color="true" fo:font-style="normal" officeooo:rsid="01e2b86d" style:font-style-asian="normal" style:font-style-complex="normal"/>
    </style:style>
    <style:style style:name="T124" style:family="text">
      <style:text-properties style:use-window-font-color="true" fo:font-style="normal" officeooo:rsid="01e504ba" style:font-style-asian="normal" style:font-style-complex="normal"/>
    </style:style>
    <style:style style:name="T125" style:family="text">
      <style:text-properties style:use-window-font-color="true" fo:font-weight="normal" style:font-weight-asian="normal" style:font-weight-complex="normal"/>
    </style:style>
    <style:style style:name="T126" style:family="text">
      <style:text-properties style:use-window-font-color="true" fo:font-weight="normal" officeooo:rsid="016aa5ac" style:font-weight-asian="normal" style:font-weight-complex="normal"/>
    </style:style>
    <style:style style:name="T127" style:family="text">
      <style:text-properties style:use-window-font-color="true" fo:font-weight="normal" officeooo:rsid="016a5b23" style:font-weight-asian="normal" style:font-weight-complex="normal"/>
    </style:style>
    <style:style style:name="T128" style:family="text">
      <style:text-properties style:use-window-font-color="true" fo:font-weight="normal" officeooo:rsid="0171553b" style:font-weight-asian="normal" style:font-weight-complex="normal"/>
    </style:style>
    <style:style style:name="T129" style:family="text">
      <style:text-properties style:use-window-font-color="true" fo:font-weight="normal" officeooo:rsid="01aaba73" style:font-weight-asian="normal" style:font-weight-complex="normal"/>
    </style:style>
    <style:style style:name="T130" style:family="text">
      <style:text-properties style:use-window-font-color="true" fo:font-weight="normal" officeooo:rsid="01b08253" style:font-weight-asian="normal" style:font-weight-complex="normal"/>
    </style:style>
    <style:style style:name="T131" style:family="text">
      <style:text-properties style:use-window-font-color="true" fo:font-weight="normal" officeooo:rsid="01d80854" style:font-weight-asian="normal" style:font-weight-complex="normal"/>
    </style:style>
    <style:style style:name="T132" style:family="text">
      <style:text-properties style:use-window-font-color="true" fo:font-weight="normal" officeooo:rsid="01d87a11" style:font-weight-asian="normal" style:font-weight-complex="normal"/>
    </style:style>
    <style:style style:name="T133" style:family="text">
      <style:text-properties style:use-window-font-color="true" fo:font-weight="normal" officeooo:rsid="01e2b86d" style:font-weight-asian="normal" style:font-weight-complex="normal"/>
    </style:style>
    <style:style style:name="T134" style:family="text">
      <style:text-properties style:use-window-font-color="true" officeooo:rsid="016f0506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weight="normal" officeooo:rsid="003c27f0" style:font-weight-asian="normal" style:font-weight-complex="normal"/>
    </style:style>
    <style:style style:name="T137" style:family="text">
      <style:text-properties fo:font-weight="normal" officeooo:rsid="003cb407" style:font-weight-asian="normal" style:font-weight-complex="normal"/>
    </style:style>
    <style:style style:name="T138" style:family="text">
      <style:text-properties fo:font-weight="normal" officeooo:rsid="00205d85" style:font-weight-asian="normal" style:font-weight-complex="normal"/>
    </style:style>
    <style:style style:name="T139" style:family="text">
      <style:text-properties fo:font-weight="normal" officeooo:rsid="00beb82f" style:font-weight-asian="normal" style:font-weight-complex="normal"/>
    </style:style>
    <style:style style:name="T140" style:family="text">
      <style:text-properties fo:font-weight="normal" officeooo:rsid="016860b9" style:font-weight-asian="normal" style:font-weight-complex="normal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officeooo:rsid="00256ecc" style:font-style-asian="italic" style:font-style-complex="italic"/>
    </style:style>
    <style:style style:name="T143" style:family="text">
      <style:text-properties fo:font-style="italic" officeooo:rsid="006317f8" style:font-style-asian="italic" style:font-style-complex="italic"/>
    </style:style>
    <style:style style:name="T144" style:family="text">
      <style:text-properties fo:font-style="italic" officeooo:rsid="00672a68" style:font-style-asian="italic" style:font-style-complex="italic"/>
    </style:style>
    <style:style style:name="T145" style:family="text">
      <style:text-properties fo:font-style="italic" officeooo:rsid="006c1d47" style:font-style-asian="italic" style:font-style-complex="italic"/>
    </style:style>
    <style:style style:name="T146" style:family="text">
      <style:text-properties fo:font-style="italic" officeooo:rsid="00838393" style:font-style-asian="italic" style:font-style-complex="italic"/>
    </style:style>
    <style:style style:name="T147" style:family="text">
      <style:text-properties fo:font-style="italic" officeooo:rsid="00e09913" style:font-style-asian="italic" style:font-style-complex="italic"/>
    </style:style>
    <style:style style:name="T148" style:family="text">
      <style:text-properties fo:font-style="italic" officeooo:rsid="005b5cd3" style:font-style-asian="italic" style:font-style-complex="italic"/>
    </style:style>
    <style:style style:name="T149" style:family="text">
      <style:text-properties fo:font-style="italic" officeooo:rsid="0034ed8b" style:font-style-asian="italic" style:font-style-complex="italic"/>
    </style:style>
    <style:style style:name="T150" style:family="text">
      <style:text-properties fo:font-style="italic" officeooo:rsid="00367935" style:font-style-asian="italic" style:font-style-complex="italic"/>
    </style:style>
    <style:style style:name="T151" style:family="text">
      <style:text-properties fo:font-style="italic" officeooo:rsid="00ce5fa1" style:font-style-asian="italic" style:font-style-complex="italic"/>
    </style:style>
    <style:style style:name="T152" style:family="text">
      <style:text-properties fo:font-style="italic" officeooo:rsid="003b4e50" style:font-style-asian="italic" style:font-style-complex="italic"/>
    </style:style>
    <style:style style:name="T153" style:family="text">
      <style:text-properties fo:font-style="italic" officeooo:rsid="01758a0f" style:font-style-asian="italic" style:font-style-complex="italic"/>
    </style:style>
    <style:style style:name="T154" style:family="text">
      <style:text-properties fo:font-style="italic" officeooo:rsid="0071f6b3" style:font-style-asian="italic" style:font-style-complex="italic"/>
    </style:style>
    <style:style style:name="T155" style:family="text">
      <style:text-properties fo:font-style="italic" officeooo:rsid="0080477a" style:font-style-asian="italic" style:font-style-complex="italic"/>
    </style:style>
    <style:style style:name="T156" style:family="text">
      <style:text-properties fo:font-style="italic" officeooo:rsid="01113d34" style:font-style-asian="italic" style:font-style-complex="italic"/>
    </style:style>
    <style:style style:name="T157" style:family="text">
      <style:text-properties fo:font-style="italic" officeooo:rsid="01023882" style:font-style-asian="italic" style:font-style-complex="italic"/>
    </style:style>
    <style:style style:name="T158" style:family="text">
      <style:text-properties fo:font-style="italic" officeooo:rsid="00fde6f2" style:font-style-asian="italic" style:font-style-complex="italic"/>
    </style:style>
    <style:style style:name="T159" style:family="text">
      <style:text-properties fo:font-style="italic" officeooo:rsid="018c0d5b" style:font-style-asian="italic" style:font-style-complex="italic"/>
    </style:style>
    <style:style style:name="T160" style:family="text">
      <style:text-properties fo:font-style="italic" officeooo:rsid="01c64853" style:font-style-asian="italic" style:font-style-complex="italic"/>
    </style:style>
    <style:style style:name="T161" style:family="text">
      <style:text-properties fo:font-style="italic" officeooo:rsid="01d9cd4e" style:font-style-asian="italic" style:font-style-complex="italic"/>
    </style:style>
    <style:style style:name="T162" style:family="text">
      <style:text-properties fo:font-style="italic" officeooo:rsid="007477e8" style:font-style-asian="italic" style:font-style-complex="italic"/>
    </style:style>
    <style:style style:name="T163" style:family="text">
      <style:text-properties fo:font-style="italic" officeooo:rsid="01dc67de" style:font-style-asian="italic" style:font-style-complex="italic"/>
    </style:style>
    <style:style style:name="T164" style:family="text">
      <style:text-properties fo:font-style="italic" officeooo:rsid="01ec8e18" style:font-style-asian="italic" style:font-style-complex="italic"/>
    </style:style>
    <style:style style:name="T165" style:family="text">
      <style:text-properties fo:font-style="italic" officeooo:rsid="019e70b3" style:font-style-asian="italic" style:font-style-complex="italic"/>
    </style:style>
    <style:style style:name="T166" style:family="text">
      <style:text-properties fo:font-style="italic" officeooo:rsid="02212dc0" style:font-style-asian="italic" style:font-style-complex="italic"/>
    </style:style>
    <style:style style:name="T16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169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170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17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17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17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17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17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17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17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17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17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18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18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18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18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184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18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86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187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188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189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190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19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19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193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194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195" style:family="text">
      <style:text-properties fo:font-style="italic" style:text-underline-style="none" style:font-style-asian="italic" style:font-style-complex="italic"/>
    </style:style>
    <style:style style:name="T196" style:family="text">
      <style:text-properties fo:font-style="italic" style:text-underline-style="none" officeooo:rsid="00baae4f" style:font-style-asian="italic" style:font-style-complex="italic"/>
    </style:style>
    <style:style style:name="T197" style:family="text">
      <style:text-properties fo:font-style="italic" style:text-underline-style="none" officeooo:rsid="00d708a6" style:font-style-asian="italic" style:font-style-complex="italic"/>
    </style:style>
    <style:style style:name="T198" style:family="text">
      <style:text-properties fo:font-style="italic" style:text-underline-style="none" officeooo:rsid="00beb82f" style:font-style-asian="italic" style:font-style-complex="italic"/>
    </style:style>
    <style:style style:name="T199" style:family="text">
      <style:text-properties fo:font-style="italic" style:text-underline-style="none" officeooo:rsid="00d9c9e4" style:font-style-asian="italic" style:font-style-complex="italic"/>
    </style:style>
    <style:style style:name="T200" style:family="text">
      <style:text-properties fo:font-style="italic" style:text-underline-style="none" officeooo:rsid="00f55bb2" style:font-style-asian="italic" style:font-style-complex="italic"/>
    </style:style>
    <style:style style:name="T201" style:family="text">
      <style:text-properties fo:font-style="italic" style:text-underline-style="none" officeooo:rsid="00f74e17" style:font-style-asian="italic" style:font-style-complex="italic"/>
    </style:style>
    <style:style style:name="T202" style:family="text">
      <style:text-properties fo:font-style="italic" style:text-underline-style="none" officeooo:rsid="00fde6f2" style:font-style-asian="italic" style:font-style-complex="italic"/>
    </style:style>
    <style:style style:name="T203" style:family="text">
      <style:text-properties fo:font-style="italic" style:text-underline-style="none" officeooo:rsid="0130fd48" style:font-style-asian="italic" style:font-style-complex="italic"/>
    </style:style>
    <style:style style:name="T204" style:family="text">
      <style:text-properties fo:font-style="italic" style:text-underline-style="none" officeooo:rsid="013401b3" style:font-style-asian="italic" style:font-style-complex="italic"/>
    </style:style>
    <style:style style:name="T205" style:family="text">
      <style:text-properties fo:font-style="italic" style:text-underline-style="none" officeooo:rsid="013f3c54" style:font-style-asian="italic" style:font-style-complex="italic"/>
    </style:style>
    <style:style style:name="T206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207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20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9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210" style:family="text">
      <style:text-properties officeooo:rsid="00205d85"/>
    </style:style>
    <style:style style:name="T211" style:family="text">
      <style:text-properties officeooo:rsid="0027fcfd"/>
    </style:style>
    <style:style style:name="T212" style:family="text">
      <style:text-properties officeooo:rsid="0029525d"/>
    </style:style>
    <style:style style:name="T213" style:family="text">
      <style:text-properties officeooo:rsid="0034ed8b"/>
    </style:style>
    <style:style style:name="T214" style:family="text">
      <style:text-properties officeooo:rsid="00367935"/>
    </style:style>
    <style:style style:name="T215" style:family="text">
      <style:text-properties officeooo:rsid="00398ddf"/>
    </style:style>
    <style:style style:name="T216" style:family="text">
      <style:text-properties officeooo:rsid="003b4e50"/>
    </style:style>
    <style:style style:name="T217" style:family="text">
      <style:text-properties officeooo:rsid="0043121f"/>
    </style:style>
    <style:style style:name="T2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9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2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21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22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23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24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2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226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227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228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229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230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231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232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233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234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235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236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237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238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23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24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25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5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25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25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25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258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259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260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261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262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263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264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265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266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267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268" style:family="text">
      <style:text-properties fo:font-style="normal" style:text-underline-style="none" style:font-style-asian="normal" style:font-style-complex="normal"/>
    </style:style>
    <style:style style:name="T269" style:family="text">
      <style:text-properties fo:font-style="normal" style:text-underline-style="none" officeooo:rsid="00a8a4b1" style:font-style-asian="normal" style:font-style-complex="normal"/>
    </style:style>
    <style:style style:name="T270" style:family="text">
      <style:text-properties fo:font-style="normal" style:text-underline-style="none" officeooo:rsid="00ba4170" style:font-style-asian="normal" style:font-style-complex="normal"/>
    </style:style>
    <style:style style:name="T271" style:family="text">
      <style:text-properties fo:font-style="normal" style:text-underline-style="none" officeooo:rsid="00b1e303" style:font-style-asian="normal" style:font-style-complex="normal"/>
    </style:style>
    <style:style style:name="T272" style:family="text">
      <style:text-properties fo:font-style="normal" style:text-underline-style="none" officeooo:rsid="00baae4f" style:font-style-asian="normal" style:font-style-complex="normal"/>
    </style:style>
    <style:style style:name="T273" style:family="text">
      <style:text-properties fo:font-style="normal" style:text-underline-style="none" officeooo:rsid="00bbbf73" style:font-style-asian="normal" style:font-style-complex="normal"/>
    </style:style>
    <style:style style:name="T274" style:family="text">
      <style:text-properties fo:font-style="normal" style:text-underline-style="none" officeooo:rsid="00be4749" style:font-style-asian="normal" style:font-style-complex="normal"/>
    </style:style>
    <style:style style:name="T275" style:family="text">
      <style:text-properties fo:font-style="normal" style:text-underline-style="none" officeooo:rsid="00d139a0" style:font-style-asian="normal" style:font-style-complex="normal"/>
    </style:style>
    <style:style style:name="T276" style:family="text">
      <style:text-properties fo:font-style="normal" style:text-underline-style="none" officeooo:rsid="00d1487d" style:font-style-asian="normal" style:font-style-complex="normal"/>
    </style:style>
    <style:style style:name="T277" style:family="text">
      <style:text-properties fo:font-style="normal" style:text-underline-style="none" officeooo:rsid="00d2fc06" style:font-style-asian="normal" style:font-style-complex="normal"/>
    </style:style>
    <style:style style:name="T278" style:family="text">
      <style:text-properties fo:font-style="normal" style:text-underline-style="none" officeooo:rsid="00d40111" style:font-style-asian="normal" style:font-style-complex="normal"/>
    </style:style>
    <style:style style:name="T279" style:family="text">
      <style:text-properties fo:font-style="normal" style:text-underline-style="none" officeooo:rsid="00d4c5ce" style:font-style-asian="normal" style:font-style-complex="normal"/>
    </style:style>
    <style:style style:name="T280" style:family="text">
      <style:text-properties fo:font-style="normal" style:text-underline-style="none" officeooo:rsid="00d708a6" style:font-style-asian="normal" style:font-style-complex="normal"/>
    </style:style>
    <style:style style:name="T281" style:family="text">
      <style:text-properties fo:font-style="normal" style:text-underline-style="none" officeooo:rsid="00d77d7d" style:font-style-asian="normal" style:font-style-complex="normal"/>
    </style:style>
    <style:style style:name="T282" style:family="text">
      <style:text-properties fo:font-style="normal" style:text-underline-style="none" officeooo:rsid="00d83381" style:font-style-asian="normal" style:font-style-complex="normal"/>
    </style:style>
    <style:style style:name="T283" style:family="text">
      <style:text-properties fo:font-style="normal" style:text-underline-style="none" officeooo:rsid="00d75809" style:font-style-asian="normal" style:font-style-complex="normal"/>
    </style:style>
    <style:style style:name="T284" style:family="text">
      <style:text-properties fo:font-style="normal" style:text-underline-style="none" officeooo:rsid="00dd6c8d" style:font-style-asian="normal" style:font-style-complex="normal"/>
    </style:style>
    <style:style style:name="T285" style:family="text">
      <style:text-properties fo:font-style="normal" style:text-underline-style="none" officeooo:rsid="00dedcd7" style:font-style-asian="normal" style:font-style-complex="normal"/>
    </style:style>
    <style:style style:name="T286" style:family="text">
      <style:text-properties fo:font-style="normal" style:text-underline-style="none" officeooo:rsid="00beb82f" style:font-style-asian="normal" style:font-style-complex="normal"/>
    </style:style>
    <style:style style:name="T287" style:family="text">
      <style:text-properties fo:font-style="normal" style:text-underline-style="none" officeooo:rsid="00e4290b" style:font-style-asian="normal" style:font-style-complex="normal"/>
    </style:style>
    <style:style style:name="T288" style:family="text">
      <style:text-properties fo:font-style="normal" style:text-underline-style="none" officeooo:rsid="00eb50e0" style:font-style-asian="normal" style:font-style-complex="normal"/>
    </style:style>
    <style:style style:name="T289" style:family="text">
      <style:text-properties fo:font-style="normal" style:text-underline-style="none" officeooo:rsid="00d9c9e4" style:font-style-asian="normal" style:font-style-complex="normal"/>
    </style:style>
    <style:style style:name="T290" style:family="text">
      <style:text-properties fo:font-style="normal" style:text-underline-style="none" officeooo:rsid="00ec1e8c" style:font-style-asian="normal" style:font-style-complex="normal"/>
    </style:style>
    <style:style style:name="T291" style:family="text">
      <style:text-properties fo:font-style="normal" style:text-underline-style="none" officeooo:rsid="00f0f7f8" style:font-style-asian="normal" style:font-style-complex="normal"/>
    </style:style>
    <style:style style:name="T292" style:family="text">
      <style:text-properties fo:font-style="normal" style:text-underline-style="none" officeooo:rsid="00f2503e" style:font-style-asian="normal" style:font-style-complex="normal"/>
    </style:style>
    <style:style style:name="T293" style:family="text">
      <style:text-properties fo:font-style="normal" style:text-underline-style="none" officeooo:rsid="00f5260b" style:font-style-asian="normal" style:font-style-complex="normal"/>
    </style:style>
    <style:style style:name="T294" style:family="text">
      <style:text-properties fo:font-style="normal" style:text-underline-style="none" officeooo:rsid="00f55bb2" style:font-style-asian="normal" style:font-style-complex="normal"/>
    </style:style>
    <style:style style:name="T295" style:family="text">
      <style:text-properties fo:font-style="normal" style:text-underline-style="none" officeooo:rsid="00f74e17" style:font-style-asian="normal" style:font-style-complex="normal"/>
    </style:style>
    <style:style style:name="T296" style:family="text">
      <style:text-properties fo:font-style="normal" style:text-underline-style="none" officeooo:rsid="00fbef0d" style:font-style-asian="normal" style:font-style-complex="normal"/>
    </style:style>
    <style:style style:name="T297" style:family="text">
      <style:text-properties fo:font-style="normal" style:text-underline-style="none" officeooo:rsid="00fde6f2" style:font-style-asian="normal" style:font-style-complex="normal"/>
    </style:style>
    <style:style style:name="T298" style:family="text">
      <style:text-properties fo:font-style="normal" style:text-underline-style="none" officeooo:rsid="010185dc" style:font-style-asian="normal" style:font-style-complex="normal"/>
    </style:style>
    <style:style style:name="T299" style:family="text">
      <style:text-properties fo:font-style="normal" style:text-underline-style="none" officeooo:rsid="0103be48" style:font-style-asian="normal" style:font-style-complex="normal"/>
    </style:style>
    <style:style style:name="T300" style:family="text">
      <style:text-properties fo:font-style="normal" style:text-underline-style="none" officeooo:rsid="010c486e" style:font-style-asian="normal" style:font-style-complex="normal"/>
    </style:style>
    <style:style style:name="T301" style:family="text">
      <style:text-properties fo:font-style="normal" style:text-underline-style="none" officeooo:rsid="010db770" style:font-style-asian="normal" style:font-style-complex="normal"/>
    </style:style>
    <style:style style:name="T302" style:family="text">
      <style:text-properties fo:font-style="normal" style:text-underline-style="none" officeooo:rsid="011cabfd" style:font-style-asian="normal" style:font-style-complex="normal"/>
    </style:style>
    <style:style style:name="T303" style:family="text">
      <style:text-properties fo:font-style="normal" style:text-underline-style="none" officeooo:rsid="011d9595" style:font-style-asian="normal" style:font-style-complex="normal"/>
    </style:style>
    <style:style style:name="T304" style:family="text">
      <style:text-properties fo:font-style="normal" style:text-underline-style="none" officeooo:rsid="011fc384" style:font-style-asian="normal" style:font-style-complex="normal"/>
    </style:style>
    <style:style style:name="T305" style:family="text">
      <style:text-properties fo:font-style="normal" style:text-underline-style="none" officeooo:rsid="012dfde8" style:font-style-asian="normal" style:font-style-complex="normal"/>
    </style:style>
    <style:style style:name="T306" style:family="text">
      <style:text-properties fo:font-style="normal" style:text-underline-style="none" officeooo:rsid="0130fd48" style:font-style-asian="normal" style:font-style-complex="normal"/>
    </style:style>
    <style:style style:name="T307" style:family="text">
      <style:text-properties fo:font-style="normal" style:text-underline-style="none" officeooo:rsid="013282b3" style:font-style-asian="normal" style:font-style-complex="normal"/>
    </style:style>
    <style:style style:name="T308" style:family="text">
      <style:text-properties fo:font-style="normal" style:text-underline-style="none" officeooo:rsid="013401b3" style:font-style-asian="normal" style:font-style-complex="normal"/>
    </style:style>
    <style:style style:name="T309" style:family="text">
      <style:text-properties fo:font-style="normal" style:text-underline-style="none" officeooo:rsid="013a8584" style:font-style-asian="normal" style:font-style-complex="normal"/>
    </style:style>
    <style:style style:name="T310" style:family="text">
      <style:text-properties fo:font-style="normal" style:text-underline-style="none" officeooo:rsid="013f3c54" style:font-style-asian="normal" style:font-style-complex="normal"/>
    </style:style>
    <style:style style:name="T311" style:family="text">
      <style:text-properties fo:font-style="normal" style:text-underline-style="none" officeooo:rsid="013e347a" style:font-style-asian="normal" style:font-style-complex="normal"/>
    </style:style>
    <style:style style:name="T312" style:family="text">
      <style:text-properties fo:font-style="normal" style:text-underline-style="none" officeooo:rsid="01408f03" style:font-style-asian="normal" style:font-style-complex="normal"/>
    </style:style>
    <style:style style:name="T313" style:family="text">
      <style:text-properties fo:font-style="normal" style:text-underline-style="none" officeooo:rsid="013cc971" style:font-style-asian="normal" style:font-style-complex="normal"/>
    </style:style>
    <style:style style:name="T314" style:family="text">
      <style:text-properties fo:font-style="normal" style:text-underline-style="none" officeooo:rsid="0150aafa" style:font-style-asian="normal" style:font-style-complex="normal"/>
    </style:style>
    <style:style style:name="T315" style:family="text">
      <style:text-properties fo:font-style="normal" style:text-underline-style="none" officeooo:rsid="0152f194" style:font-style-asian="normal" style:font-style-complex="normal"/>
    </style:style>
    <style:style style:name="T316" style:family="text">
      <style:text-properties fo:font-style="normal" style:text-underline-style="none" officeooo:rsid="0157e2d4" style:font-style-asian="normal" style:font-style-complex="normal"/>
    </style:style>
    <style:style style:name="T317" style:family="text">
      <style:text-properties fo:font-style="normal" style:text-underline-style="none" officeooo:rsid="015c452a" style:font-style-asian="normal" style:font-style-complex="normal"/>
    </style:style>
    <style:style style:name="T318" style:family="text">
      <style:text-properties fo:font-style="normal" style:text-underline-style="none" officeooo:rsid="0176ee1b" style:font-style-asian="normal" style:font-style-complex="normal"/>
    </style:style>
    <style:style style:name="T319" style:family="text">
      <style:text-properties fo:font-style="normal" style:font-style-asian="normal" style:font-style-complex="normal"/>
    </style:style>
    <style:style style:name="T320" style:family="text">
      <style:text-properties fo:font-style="normal" officeooo:rsid="00524926" style:font-style-asian="normal" style:font-style-complex="normal"/>
    </style:style>
    <style:style style:name="T321" style:family="text">
      <style:text-properties fo:font-style="normal" officeooo:rsid="0033fbdf" style:font-style-asian="normal" style:font-style-complex="normal"/>
    </style:style>
    <style:style style:name="T322" style:family="text">
      <style:text-properties fo:font-style="normal" officeooo:rsid="0034ed8b" style:font-style-asian="normal" style:font-style-complex="normal"/>
    </style:style>
    <style:style style:name="T323" style:family="text">
      <style:text-properties fo:font-style="normal" officeooo:rsid="0052a33a" style:font-style-asian="normal" style:font-style-complex="normal"/>
    </style:style>
    <style:style style:name="T324" style:family="text">
      <style:text-properties fo:font-style="normal" officeooo:rsid="0012a0dc" style:font-style-asian="normal" style:font-style-complex="normal"/>
    </style:style>
    <style:style style:name="T325" style:family="text">
      <style:text-properties fo:font-style="normal" officeooo:rsid="005aa0ca" style:font-style-asian="normal" style:font-style-complex="normal"/>
    </style:style>
    <style:style style:name="T326" style:family="text">
      <style:text-properties fo:font-style="normal" officeooo:rsid="0092f82d" style:font-style-asian="normal" style:font-style-complex="normal"/>
    </style:style>
    <style:style style:name="T327" style:family="text">
      <style:text-properties fo:font-style="normal" officeooo:rsid="00c6421c" style:font-style-asian="normal" style:font-style-complex="normal"/>
    </style:style>
    <style:style style:name="T328" style:family="text">
      <style:text-properties fo:font-style="normal" officeooo:rsid="00cc5bce" style:font-style-asian="normal" style:font-style-complex="normal"/>
    </style:style>
    <style:style style:name="T329" style:family="text">
      <style:text-properties fo:font-style="normal" officeooo:rsid="0106c767" style:font-style-asian="normal" style:font-style-complex="normal"/>
    </style:style>
    <style:style style:name="T330" style:family="text">
      <style:text-properties fo:font-style="normal" officeooo:rsid="00ce5fa1" style:font-style-asian="normal" style:font-style-complex="normal"/>
    </style:style>
    <style:style style:name="T331" style:family="text">
      <style:text-properties fo:font-style="normal" officeooo:rsid="0164a6ee" style:font-style-asian="normal" style:font-style-complex="normal"/>
    </style:style>
    <style:style style:name="T332" style:family="text">
      <style:text-properties fo:font-style="normal" officeooo:rsid="0168d8d5" style:font-style-asian="normal" style:font-style-complex="normal"/>
    </style:style>
    <style:style style:name="T333" style:family="text">
      <style:text-properties fo:font-style="normal" officeooo:rsid="0179221f" style:font-style-asian="normal" style:font-style-complex="normal"/>
    </style:style>
    <style:style style:name="T334" style:family="text">
      <style:text-properties fo:font-style="normal" officeooo:rsid="017941db" style:font-style-asian="normal" style:font-style-complex="normal"/>
    </style:style>
    <style:style style:name="T335" style:family="text">
      <style:text-properties fo:font-style="normal" officeooo:rsid="017a7161" style:font-style-asian="normal" style:font-style-complex="normal"/>
    </style:style>
    <style:style style:name="T33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337" style:family="text">
      <style:text-properties officeooo:rsid="004d4d0b"/>
    </style:style>
    <style:style style:name="T338" style:family="text">
      <style:text-properties officeooo:rsid="0013268f"/>
    </style:style>
    <style:style style:name="T339" style:family="text">
      <style:text-properties officeooo:rsid="004f4350"/>
    </style:style>
    <style:style style:name="T340" style:family="text">
      <style:text-properties officeooo:rsid="00501b3c"/>
    </style:style>
    <style:style style:name="T341" style:family="text">
      <style:text-properties officeooo:rsid="00147dd9"/>
    </style:style>
    <style:style style:name="T342" style:family="text">
      <style:text-properties officeooo:rsid="005521a3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officeooo:rsid="005f7223" style:font-weight-asian="bold" style:font-weight-complex="bold"/>
    </style:style>
    <style:style style:name="T345" style:family="text">
      <style:text-properties fo:font-weight="bold" officeooo:rsid="01871851" style:font-weight-asian="bold" style:font-weight-complex="bold"/>
    </style:style>
    <style:style style:name="T346" style:family="text">
      <style:text-properties fo:font-weight="bold" officeooo:rsid="02070606" style:font-weight-asian="bold" style:font-weight-complex="bold"/>
    </style:style>
    <style:style style:name="T347" style:family="text">
      <style:text-properties fo:font-weight="bold" officeooo:rsid="0206e857" style:font-weight-asian="bold" style:font-weight-complex="bold"/>
    </style:style>
    <style:style style:name="T348" style:family="text">
      <style:text-properties fo:font-weight="bold" officeooo:rsid="0225c1c7" style:font-weight-asian="bold" style:font-weight-complex="bold"/>
    </style:style>
    <style:style style:name="T349" style:family="text">
      <style:text-properties officeooo:rsid="005b5f51"/>
    </style:style>
    <style:style style:name="T350" style:family="text">
      <style:text-properties officeooo:rsid="005d12fa"/>
    </style:style>
    <style:style style:name="T351" style:family="text">
      <style:text-properties officeooo:rsid="003cb407"/>
    </style:style>
    <style:style style:name="T352" style:family="text">
      <style:text-properties officeooo:rsid="005f7223"/>
    </style:style>
    <style:style style:name="T353" style:family="text">
      <style:text-properties officeooo:rsid="006317f8"/>
    </style:style>
    <style:style style:name="T354" style:family="text">
      <style:text-properties officeooo:rsid="00672a68"/>
    </style:style>
    <style:style style:name="T355" style:family="text">
      <style:text-properties style:text-underline-style="none"/>
    </style:style>
    <style:style style:name="T356" style:family="text">
      <style:text-properties style:text-underline-style="none" fo:font-weight="normal" style:font-weight-asian="normal" style:font-weight-complex="normal"/>
    </style:style>
    <style:style style:name="T357" style:family="text">
      <style:text-properties style:text-underline-style="none" fo:font-weight="normal" officeooo:rsid="00721e09" style:font-weight-asian="normal" style:font-weight-complex="normal"/>
    </style:style>
    <style:style style:name="T358" style:family="text">
      <style:text-properties style:text-underline-style="none" fo:font-weight="normal" officeooo:rsid="00722a19" style:font-weight-asian="normal" style:font-weight-complex="normal"/>
    </style:style>
    <style:style style:name="T359" style:family="text">
      <style:text-properties style:text-underline-style="none" fo:font-weight="normal" officeooo:rsid="006a9ead" style:font-weight-asian="normal" style:font-weight-complex="normal"/>
    </style:style>
    <style:style style:name="T360" style:family="text">
      <style:text-properties style:text-underline-style="none" fo:font-weight="normal" officeooo:rsid="008d7148" style:font-weight-asian="normal" style:font-weight-complex="normal"/>
    </style:style>
    <style:style style:name="T361" style:family="text">
      <style:text-properties style:text-underline-style="none" fo:font-weight="normal" officeooo:rsid="00a639f7" style:font-weight-asian="normal" style:font-weight-complex="normal"/>
    </style:style>
    <style:style style:name="T362" style:family="text">
      <style:text-properties style:text-underline-style="none" fo:font-weight="normal" officeooo:rsid="00a69bec" style:font-weight-asian="normal" style:font-weight-complex="normal"/>
    </style:style>
    <style:style style:name="T363" style:family="text">
      <style:text-properties style:text-underline-style="none" fo:font-weight="normal" officeooo:rsid="009e29ef" style:font-weight-asian="normal" style:font-weight-complex="normal"/>
    </style:style>
    <style:style style:name="T364" style:family="text">
      <style:text-properties style:text-underline-style="none" fo:font-weight="normal" officeooo:rsid="00a75993" style:font-weight-asian="normal" style:font-weight-complex="normal"/>
    </style:style>
    <style:style style:name="T365" style:family="text">
      <style:text-properties style:text-underline-style="none" fo:font-weight="normal" officeooo:rsid="00e7b674" style:font-weight-asian="normal" style:font-weight-complex="normal"/>
    </style:style>
    <style:style style:name="T366" style:family="text">
      <style:text-properties style:text-underline-style="none" fo:font-weight="bold" style:font-weight-asian="bold" style:font-weight-complex="bold"/>
    </style:style>
    <style:style style:name="T367" style:family="text">
      <style:text-properties style:text-underline-style="none" fo:font-weight="bold" officeooo:rsid="00a75993" style:font-weight-asian="bold" style:font-weight-complex="bold"/>
    </style:style>
    <style:style style:name="T368" style:family="text">
      <style:text-properties style:text-underline-style="none" fo:font-weight="bold" officeooo:rsid="013013d9" style:font-weight-asian="bold" style:font-weight-complex="bold"/>
    </style:style>
    <style:style style:name="T369" style:family="text">
      <style:text-properties style:text-underline-style="none" fo:font-weight="bold" officeooo:rsid="01408f03" style:font-weight-asian="bold" style:font-weight-complex="bold"/>
    </style:style>
    <style:style style:name="T370" style:family="text">
      <style:text-properties style:text-underline-style="none" officeooo:rsid="00a639f7"/>
    </style:style>
    <style:style style:name="T371" style:family="text">
      <style:text-properties style:text-underline-style="none" officeooo:rsid="00bbbf73"/>
    </style:style>
    <style:style style:name="T372" style:family="text">
      <style:text-properties style:text-underline-style="none" officeooo:rsid="00d40111"/>
    </style:style>
    <style:style style:name="T373" style:family="text">
      <style:text-properties style:text-underline-style="none" officeooo:rsid="00d708a6"/>
    </style:style>
    <style:style style:name="T374" style:family="text">
      <style:text-properties style:text-underline-style="none" officeooo:rsid="00d5826a"/>
    </style:style>
    <style:style style:name="T375" style:family="text">
      <style:text-properties style:text-underline-style="none" officeooo:rsid="00d9c9e4"/>
    </style:style>
    <style:style style:name="T376" style:family="text">
      <style:text-properties style:text-underline-style="none" officeooo:rsid="00ec1e8c"/>
    </style:style>
    <style:style style:name="T377" style:family="text">
      <style:text-properties style:text-underline-style="none" officeooo:rsid="00fde6f2"/>
    </style:style>
    <style:style style:name="T378" style:family="text">
      <style:text-properties style:text-underline-style="none" officeooo:rsid="0123bb39"/>
    </style:style>
    <style:style style:name="T379" style:family="text">
      <style:text-properties style:text-underline-style="none" officeooo:rsid="013013d9"/>
    </style:style>
    <style:style style:name="T380" style:family="text">
      <style:text-properties style:text-underline-style="none" officeooo:rsid="0137af9f"/>
    </style:style>
    <style:style style:name="T381" style:family="text">
      <style:text-properties style:text-underline-style="none" officeooo:rsid="013282b3"/>
    </style:style>
    <style:style style:name="T382" style:family="text">
      <style:text-properties style:text-underline-style="none" officeooo:rsid="01408f03"/>
    </style:style>
    <style:style style:name="T383" style:family="text">
      <style:text-properties style:text-underline-style="none" officeooo:rsid="01416cb6"/>
    </style:style>
    <style:style style:name="T384" style:family="text">
      <style:text-properties style:text-underline-style="none" officeooo:rsid="01435f2a"/>
    </style:style>
    <style:style style:name="T385" style:family="text">
      <style:text-properties style:text-underline-style="none" officeooo:rsid="015f15fe"/>
    </style:style>
    <style:style style:name="T386" style:family="text">
      <style:text-properties officeooo:rsid="0071f6b3"/>
    </style:style>
    <style:style style:name="T387" style:family="text">
      <style:text-properties officeooo:rsid="00722a19"/>
    </style:style>
    <style:style style:name="T388" style:family="text">
      <style:text-properties officeooo:rsid="0081154c"/>
    </style:style>
    <style:style style:name="T389" style:family="text">
      <style:text-properties officeooo:rsid="0082538a"/>
    </style:style>
    <style:style style:name="T390" style:family="text">
      <style:text-properties officeooo:rsid="00838393"/>
    </style:style>
    <style:style style:name="T391" style:family="text">
      <style:text-properties officeooo:rsid="008a06de"/>
    </style:style>
    <style:style style:name="T392" style:family="text">
      <style:text-properties officeooo:rsid="00937b11"/>
    </style:style>
    <style:style style:name="T393" style:family="text">
      <style:text-properties officeooo:rsid="0093b191"/>
    </style:style>
    <style:style style:name="T394" style:family="text">
      <style:text-properties officeooo:rsid="00b502cc"/>
    </style:style>
    <style:style style:name="T395" style:family="text">
      <style:text-properties officeooo:rsid="00ba4170"/>
    </style:style>
    <style:style style:name="T396" style:family="text">
      <style:text-properties officeooo:rsid="00bbbf73"/>
    </style:style>
    <style:style style:name="T397" style:family="text">
      <style:text-properties officeooo:rsid="00bd3f9d"/>
    </style:style>
    <style:style style:name="T398" style:family="text">
      <style:text-properties officeooo:rsid="00beb82f"/>
    </style:style>
    <style:style style:name="T399" style:family="text">
      <style:text-properties officeooo:rsid="00c2a166"/>
    </style:style>
    <style:style style:name="T400" style:family="text">
      <style:text-properties officeooo:rsid="00c7406f"/>
    </style:style>
    <style:style style:name="T401" style:family="text">
      <style:text-properties officeooo:rsid="00c93592"/>
    </style:style>
    <style:style style:name="T402" style:family="text">
      <style:text-properties officeooo:rsid="00ce5fa1"/>
    </style:style>
    <style:style style:name="T403" style:family="text">
      <style:text-properties officeooo:rsid="00cf9e9f"/>
    </style:style>
    <style:style style:name="T404" style:family="text">
      <style:text-properties officeooo:rsid="00d83381"/>
    </style:style>
    <style:style style:name="T405" style:family="text">
      <style:text-properties officeooo:rsid="00e09913"/>
    </style:style>
    <style:style style:name="T406" style:family="text">
      <style:text-properties officeooo:rsid="00ed9297"/>
    </style:style>
    <style:style style:name="T407" style:family="text">
      <style:text-properties officeooo:rsid="00ef4875"/>
    </style:style>
    <style:style style:name="T408" style:family="text">
      <style:text-properties officeooo:rsid="00f0f7f8"/>
    </style:style>
    <style:style style:name="T409" style:family="text">
      <style:text-properties officeooo:rsid="00f5260b"/>
    </style:style>
    <style:style style:name="T410" style:family="text">
      <style:text-properties officeooo:rsid="00fde6f2"/>
    </style:style>
    <style:style style:name="T411" style:family="text">
      <style:text-properties officeooo:rsid="010185dc"/>
    </style:style>
    <style:style style:name="T412" style:family="text">
      <style:text-properties officeooo:rsid="01023882"/>
    </style:style>
    <style:style style:name="T413" style:family="text">
      <style:text-properties officeooo:rsid="01095847"/>
    </style:style>
    <style:style style:name="T414" style:family="text">
      <style:text-properties officeooo:rsid="010f422a"/>
    </style:style>
    <style:style style:name="T415" style:family="text">
      <style:text-properties officeooo:rsid="01113d34"/>
    </style:style>
    <style:style style:name="T416" style:family="text">
      <style:text-properties officeooo:rsid="011bd541"/>
    </style:style>
    <style:style style:name="T41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18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419" style:family="text">
      <style:text-properties officeooo:rsid="0152f194"/>
    </style:style>
    <style:style style:name="T420" style:family="text">
      <style:text-properties officeooo:rsid="016860b9"/>
    </style:style>
    <style:style style:name="T421" style:family="text">
      <style:text-properties officeooo:rsid="01758a0f"/>
    </style:style>
    <style:style style:name="T422" style:family="text">
      <style:text-properties officeooo:rsid="01871851"/>
    </style:style>
    <style:style style:name="T423" style:family="text">
      <style:text-properties officeooo:rsid="0188ed42"/>
    </style:style>
    <style:style style:name="T424" style:family="text">
      <style:text-properties officeooo:rsid="018c0d5b"/>
    </style:style>
    <style:style style:name="T425" style:family="text">
      <style:text-properties officeooo:rsid="019479eb"/>
    </style:style>
    <style:style style:name="T426" style:family="text">
      <style:text-properties officeooo:rsid="0198a2ea"/>
    </style:style>
    <style:style style:name="T427" style:family="text">
      <style:text-properties officeooo:rsid="01c64853"/>
    </style:style>
    <style:style style:name="T428" style:family="text">
      <style:text-properties officeooo:rsid="01d80854"/>
    </style:style>
    <style:style style:name="T429" style:family="text">
      <style:text-properties officeooo:rsid="01d90cf6"/>
    </style:style>
    <style:style style:name="T430" style:family="text">
      <style:text-properties officeooo:rsid="01d9cd4e"/>
    </style:style>
    <style:style style:name="T431" style:family="text">
      <style:text-properties officeooo:rsid="01dc67de"/>
    </style:style>
    <style:style style:name="T432" style:family="text">
      <style:text-properties officeooo:rsid="01df8731"/>
    </style:style>
    <style:style style:name="T433" style:family="text">
      <style:text-properties officeooo:rsid="01e917c9"/>
    </style:style>
    <style:style style:name="T434" style:family="text">
      <style:text-properties officeooo:rsid="01e5182b"/>
    </style:style>
    <style:style style:name="T435" style:family="text">
      <style:text-properties officeooo:rsid="01e966ec"/>
    </style:style>
    <style:style style:name="T436" style:family="text">
      <style:text-properties officeooo:rsid="01eb88a9"/>
    </style:style>
    <style:style style:name="T437" style:family="text">
      <style:text-properties officeooo:rsid="01ec8e18"/>
    </style:style>
    <style:style style:name="T438" style:family="text">
      <style:text-properties officeooo:rsid="01f79ca2"/>
    </style:style>
    <style:style style:name="T439" style:family="text">
      <style:text-properties officeooo:rsid="01f9794d"/>
    </style:style>
    <style:style style:name="T440" style:family="text">
      <style:text-properties officeooo:rsid="01fb1d79"/>
    </style:style>
    <style:style style:name="T441" style:family="text">
      <style:text-properties officeooo:rsid="01fde08a"/>
    </style:style>
    <style:style style:name="T442" style:family="text">
      <style:text-properties officeooo:rsid="0200b58e"/>
    </style:style>
    <style:style style:name="T443" style:family="text">
      <style:text-properties officeooo:rsid="01c48a9e"/>
    </style:style>
    <style:style style:name="T444" style:family="text">
      <style:text-properties officeooo:rsid="020294d1"/>
    </style:style>
    <style:style style:name="T445" style:family="text">
      <style:text-properties officeooo:rsid="019e70b3"/>
    </style:style>
    <style:style style:name="T446" style:family="text">
      <style:text-properties officeooo:rsid="020131ae"/>
    </style:style>
    <style:style style:name="T447" style:family="text">
      <style:text-properties officeooo:rsid="01b08253"/>
    </style:style>
    <style:style style:name="T448" style:family="text">
      <style:text-properties officeooo:rsid="01ffec25"/>
    </style:style>
    <style:style style:name="T449" style:family="text">
      <style:text-properties officeooo:rsid="0212a48a"/>
    </style:style>
    <style:style style:name="T450" style:family="text">
      <style:text-properties officeooo:rsid="021d76dd"/>
    </style:style>
    <style:style style:name="T451" style:family="text">
      <style:text-properties officeooo:rsid="022053cd"/>
    </style:style>
    <style:style style:name="T452" style:family="text">
      <style:text-properties officeooo:rsid="02212d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42">А</text:span>нглийско<text:span text:style-name="T342">е</text:span> предложени<text:span text:style-name="T342">е</text:span></text:p>
      <text:p text:style-name="P1"/>
      <text:p text:style-name="P239"><text:span text:style-name="T338">Слова </text:span><text:span text:style-name="T339">в предложении </text:span><text:span text:style-name="T338">делятся на </text:span><text:span text:style-name="T413">две</text:span><text:span text:style-name="T338"> смысловые группы:</text:span></text:p>
      <text:list xml:id="list2777211015" text:style-name="L1">
        <text:list-item>
          <text:p text:style-name="P478">главные члены предложения — <text:span text:style-name="T389">это </text:span>подлежащее и сказуемое;</text:p>
        </text:list-item>
        <text:list-item>
          <text:p text:style-name="P478">второстепенные члены предложения — определение, дополнение и обстоятельтсво.</text:p>
        </text:list-item>
      </text:list>
      <text:p text:style-name="P89"/>
      <text:p text:style-name="P375">Подлежащее — эт<text:span text:style-name="T421">о</text:span> автор действия (существительное в именительном падеже).</text:p>
      <text:p text:style-name="P375">Сказуемое — это действие совершенное автором (т. е. глагол).</text:p>
      <text:p text:style-name="P87"/>
      <text:p text:style-name="P390"><text:span text:style-name="T61">С</text:span><text:span text:style-name="T62">казуемое </text:span><text:span text:style-name="T61">п</text:span><text:span text:style-name="T62">очти всегда делится на </text:span><text:span text:style-name="T63">две</text:span><text:span text:style-name="T62"> части: </text:span><text:span text:style-name="T64">на </text:span><text:span text:style-name="T62">вспомогательный </text:span><text:span text:style-name="T65">глагол </text:span><text:span text:style-name="T62">и смысловой.</text:span></text:p>
      <text:p text:style-name="P263"><text:span text:style-name="T211">Вспомогательный глагол не переводится. Он </text:span><text:span text:style-name="T212">сообщает</text:span><text:span text:style-name="T211"> о том, в каком времени нужно переводить смысловой. Смысловой глогол передает суть действия.</text:span></text:p>
      <text:p text:style-name="P263"/>
      <text:p text:style-name="P262">Смысловой глагол имеет несколько форм:</text:p>
      <text:list xml:id="list3276137771" text:style-name="L2">
        <text:list-item>
          <text:p text:style-name="P479">начальная форма (инфинитив) — форма глагола, как в словаре (с частицей <text:span text:style-name="T141">to</text:span>);</text:p>
        </text:list-item>
        <text:list-item>
          <text:p text:style-name="P480">с окончанием <text:span text:style-name="T141">-s (-es)</text:span> — в утверждениях <text:span text:style-name="T319">Present Simple</text:span> после <text:span text:style-name="T141">he/she/it</text:span>;</text:p>
        </text:list-item>
        <text:list-item>
          <text:p text:style-name="P479">с окончанием <text:span text:style-name="T141">-ing</text:span> (причастие) — в основном для образования <text:span text:style-name="T319">Present Continuous</text:span>;</text:p>
        </text:list-item>
        <text:list-item>
          <text:p text:style-name="P481">2я форма <text:span text:style-name="T405">(с окончанием </text:span><text:span text:style-name="T147">-ed</text:span><text:span text:style-name="T405">)</text:span> — для образования <text:span text:style-name="T319">Past Simple</text:span>;</text:p>
        </text:list-item>
        <text:list-item>
          <text:p text:style-name="P482">3я форма (прошедшее причастие) — для времен группы <text:span text:style-name="T319">Perfect</text:span> и пассивного залога .</text:p>
        </text:list-item>
      </text:list>
      <text:p text:style-name="P90"/>
      <text:p text:style-name="P88">Дополнение — это то, на что направлено действие. Оно выражено существительным, </text:p>
      <text:p text:style-name="P88">перед которым может стоять предлог или глаголом, перед которым может стоять частица <text:span text:style-name="T141">to</text:span><text:span text:style-name="T234">. <text:s/></text:span>Обычно оно стоит в конце предложения, но иногда может быть в начале.</text:p>
      <text:p text:style-name="P87"/>
      <text:p text:style-name="P91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7"/>
      <text:p text:style-name="P235"><text:span text:style-name="T341">В английском </text:span><text:span text:style-name="T342">языке</text:span><text:span text:style-name="T341"> не бывает предложений без подлежащего и сказуемого.</text:span></text:p>
      <text:p text:style-name="P377">Исключение составляют разговорные фразы: <text:span text:style-name="T141">nice to meet you</text:span> и пр.</text:p>
      <text:p text:style-name="P2"/>
      <text:p text:style-name="P94"><text:span text:style-name="T399">Порядок слов в у</text:span>тведрдительны<text:span text:style-name="T399">х</text:span> и отрицательны<text:span text:style-name="T399">х</text:span> предложения<text:span text:style-name="T399">х</text:span>:</text:p>
      <text:list xml:id="list493338386" text:style-name="L3">
        <text:list-item>
          <text:p text:style-name="P483"><text:span text:style-name="T14">подлежащее</text:span><text:span text:style-name="T1">;</text:span></text:p>
        </text:list-item>
        <text:list-item>
          <text:p text:style-name="P483"><text:span text:style-name="T18">сказуемое</text:span><text:span text:style-name="T2">;</text:span></text:p>
        </text:list-item>
        <text:list-item>
          <text:p text:style-name="P484"><text:span text:style-name="T9">дополнение</text:span>;</text:p>
        </text:list-item>
        <text:list-item>
          <text:p text:style-name="P484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06"><text:span text:style-name="T399">Порядок слов в в</text:span>опросительны<text:span text:style-name="T399">х</text:span> предложения<text:span text:style-name="T399">х</text:span>:</text:p>
      <text:list xml:id="list3196913550" text:style-name="L4">
        <text:list-item>
          <text:p text:style-name="P496"><text:span text:style-name="T25">вопросительное слово</text:span>;</text:p>
        </text:list-item>
        <text:list-item>
          <text:p text:style-name="P496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496"><text:span text:style-name="T13">подлежащее</text:span>;</text:p>
        </text:list-item>
        <text:list-item>
          <text:p text:style-name="P496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496"><text:span text:style-name="T9">дополнение</text:span>;</text:p>
        </text:list-item>
        <text:list-item>
          <text:p text:style-name="P496"><text:span text:style-name="T11">обстоятельство</text:span>.</text:p>
        </text:list-item>
      </text:list>
      <text:p text:style-name="P234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210">—</text:span> Что ты здесь делаешь?</text:p>
      <text:p text:style-name="P236"><text:span text:style-name="T4">Do</text:span><text:span text:style-name="T141"> </text:span><text:span text:style-name="T15">you</text:span><text:span text:style-name="T141"> </text:span><text:span text:style-name="T20">want</text:span><text:span text:style-name="T10"> to live </text:span><text:span text:style-name="T12">in Spain</text:span><text:span text:style-name="T141">? — Ты хочешь жить в Испании?</text:span></text:p>
      <text:p text:style-name="P372"><text:soft-page-break/><text:span text:style-name="T324">Вопрос не всегда бывает полным, какого-то элемента может не быть, </text:span><text:span text:style-name="T325">но при этом всегда </text:span></text:p>
      <text:p text:style-name="P93">есть подлежащие и вспомогательный глагол.</text:p>
      <text:p text:style-name="P92"/>
      <text:p text:style-name="P252"><text:span text:style-name="T237">Общий вопрос начинается со вспомогательного глагола и подразумевает ответ «</text:span><text:span text:style-name="T238">да/нет»</text:span><text:span text:style-name="T237">.</text:span></text:p>
      <text:p text:style-name="P115"/>
      <text:p text:style-name="P252"><text:span text:style-name="T223">Чтобы коротко ответить на </text:span><text:span text:style-name="T224">такой </text:span><text:span text:style-name="T223">вопрос, недостаточно просто написать </text:span><text:span text:style-name="T184">yes/no</text:span><text:span text:style-name="T223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24"/>
      <text:p text:style-name="P54"><text:span text:style-name="T343">Do you play</text:span> the piano? <text:span text:style-name="T210">—</text:span> Yes, <text:span text:style-name="T344">I do</text:span><text:span text:style-name="T352">.</text:span></text:p>
      <text:p text:style-name="P54"><text:span text:style-name="T344">Does Rita play</text:span><text:span text:style-name="T352"> football? </text:span><text:span text:style-name="T210">— </text:span><text:span text:style-name="T352">No, </text:span><text:span text:style-name="T344">she doesn`t</text:span><text:span text:style-name="T352">.</text:span> </text:p>
      <text:p text:style-name="P54"/>
      <text:p text:style-name="P116"><text:span text:style-name="T351">Специальный вопрос начинается с вопросительного слова </text:span><text:span text:style-name="T354">или связки</text:span><text:span text:style-name="T351">. </text:span><text:span text:style-name="T353">Он служит, чтобы узнать дополнительную информацию.</text:span><text:span text:style-name="T351"> </text:span><text:span text:style-name="T353">После вопросительного слова обычно стоит существительное: </text:span><text:span text:style-name="T143">What </text:span><text:span text:style-name="T206">car</text:span><text:span text:style-name="T143"> does he have? </text:span><text:span text:style-name="T144">How much </text:span><text:span text:style-name="T207">money</text:span><text:span text:style-name="T144"> dow we have?</text:span></text:p>
      <text:p text:style-name="P54"/>
      <text:p text:style-name="P146">Местоимение <text:span text:style-name="T141">I</text:span> всегда пишется с большой буквы.</text:p>
      <text:p text:style-name="P232">В английском языке всего 2 падежа: именительный и объектный. <text:s/></text:p>
      <text:p text:style-name="P232"/>
      <text:p text:style-name="P260"><text:span text:style-name="T137">В предложениях, которые используют глаголы: </text:span><text:span text:style-name="T209">like, have, enjoy, need</text:span><text:span text:style-name="T136">, </text:span><text:span text:style-name="T137">подлежащие </text:span></text:p>
      <text:p text:style-name="P260"><text:span text:style-name="T137">не переводятся на русский в именительном падеже</text:span><text:span text:style-name="T138">:</text:span></text:p>
      <text:p text:style-name="P228"/>
      <text:p text:style-name="P47"><text:span text:style-name="T26">I l</text:span>ike my job — Мне нравится моя работа (а не «Я нравится моя работа»).</text:p>
      <text:p text:style-name="P47"/>
      <text:p text:style-name="P9"><text:span text:style-name="T407">Настоящее.</text:span> Present</text:p>
      <text:p text:style-name="P222"/>
      <text:p text:style-name="P222">Present Simple (я делаю это сейчас):</text:p>
      <text:p text:style-name="P49">I live in Spain — Я живу в испании (факт).</text:p>
      <text:p text:style-name="P223"/>
      <text:p text:style-name="P222">Present Continuous (я делаю это прямо сейчас):</text:p>
      <text:p text:style-name="P35">I am reading a book — Я читаю книгу (именно сейчас).</text:p>
      <text:p text:style-name="P224"/>
      <text:p text:style-name="P222">Present Perfect (я сделал это ранее, но именно сейчас это важно):</text:p>
      <text:p text:style-name="P48">I have lost the keys — Я потерял ключи (результат).</text:p>
      <text:p text:style-name="P48"/>
      <text:p text:style-name="P222">Present Perfect <text:span text:style-name="T406">Continuous (я делаю это уже какое-то время):</text:span></text:p>
      <text:p text:style-name="P237"><text:span text:style-name="T142">I have been reading for 2 hours — </text:span><text:span text:style-name="T182">Я читаю уже 2 часа</text:span></text:p>
      <text:p text:style-name="P66"/>
      <text:p text:style-name="P14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66"/>
      <text:p text:style-name="P10">Present Simple</text:p>
      <text:p text:style-name="P226"/>
      <text:p text:style-name="P96">Используется чтобы:</text:p>
      <text:list xml:id="list4098279829" text:style-name="L5">
        <text:list-item>
          <text:p text:style-name="P497">сообщить факты настоящего, описать текущую реальность;</text:p>
        </text:list-item>
        <text:list-item>
          <text:p text:style-name="P497">говорить о событиях, которые происходят с какой-то регулярностью.</text:p>
        </text:list-item>
      </text:list>
      <text:p text:style-name="P20"/>
      <text:p text:style-name="P95">В утверждениях глагол используется в 2х вариантах:</text:p>
      <text:list xml:id="list386707483" text:style-name="L6">
        <text:list-item>
          <text:p text:style-name="P499">без изменений, если подлежащее в первом лице или множеств<text:span text:style-name="T389">ен.</text:span> числе <text:span text:style-name="T141">(</text:span><text:span text:style-name="T148">I</text:span><text:span text:style-name="T141">, </text:span><text:span text:style-name="T148">you</text:span><text:span text:style-name="T141">, </text:span><text:span text:style-name="T148">we,</text:span><text:span text:style-name="T141"> </text:span><text:span text:style-name="T148">they</text:span><text:span text:style-name="T141">)</text:span>;</text:p>
        </text:list-item>
        <text:list-item>
          <text:p text:style-name="P499"><text:span text:style-name="T213">с окончанием </text:span><text:span text:style-name="T149">-s </text:span><text:span text:style-name="T150">(-es)</text:span><text:span text:style-name="T213">, если подлежащ</text:span><text:span text:style-name="T349">ее</text:span><text:span text:style-name="T213"> в третьем лице, единств</text:span><text:span text:style-name="T350">ен</text:span><text:span text:style-name="T389">ном</text:span><text:span text:style-name="T213"> числе </text:span><text:span text:style-name="T149">(</text:span><text:span text:style-name="T148">he</text:span><text:span text:style-name="T149">, </text:span><text:span text:style-name="T148">she</text:span><text:span text:style-name="T149">, </text:span><text:span text:style-name="T148">it</text:span><text:span text:style-name="T149">)</text:span></text:p>
        </text:list-item>
      </text:list>
      <text:p text:style-name="P392"><text:soft-page-break/><text:span text:style-name="T417">I </text:span><text:span text:style-name="T23">live</text:span><text:span text:style-name="T417"> in New York — Я живу в Нью Йорке.</text:span></text:p>
      <text:p text:style-name="P394"><text:span text:style-name="T417">Peter </text:span><text:span text:style-name="T23">work</text:span><text:span text:style-name="T24">s</text:span><text:span text:style-name="T417"> in New York — Питер работает в Нью Йорке;</text:span></text:p>
      <text:p text:style-name="P233"/>
      <text:p text:style-name="P394"><text:span text:style-name="T418">Г</text:span><text:span text:style-name="T330">лагол</text:span><text:span text:style-name="T402"> </text:span><text:span text:style-name="T151">have</text:span><text:span text:style-name="T402"> не пишется с онончанием </text:span><text:span text:style-name="T151">-s</text:span><text:span text:style-name="T402">, а </text:span><text:span text:style-name="T403">преобразуется</text:span><text:span text:style-name="T402"> в </text:span><text:span text:style-name="T151">has</text:span><text:span text:style-name="T402">. </text:span></text:p>
      <text:p text:style-name="P98"/>
      <text:p text:style-name="P98">Окончание <text:span text:style-name="T141">-es</text:span> ставится, если глагол заканчивается: на гласную букву, </text:p>
      <text:p text:style-name="P97">на шипящий звук <text:span text:style-name="T141">(sh, ch)</text:span> <text:span text:style-name="T340">или</text:span> на букву <text:span text:style-name="T141">s/x</text:span>:</text:p>
      <text:list xml:id="list1833656038" text:style-name="L7">
        <text:list-item>
          <text:p text:style-name="P501"><text:span text:style-name="T215">go — </text:span>goes;</text:p>
        </text:list-item>
        <text:list-item>
          <text:p text:style-name="P501"><text:span text:style-name="T215">teach — </text:span>teaches;</text:p>
        </text:list-item>
        <text:list-item>
          <text:p text:style-name="P500"><text:span text:style-name="T215">mix — </text:span><text:span text:style-name="T214">mixes.</text:span></text:p>
        </text:list-item>
      </text:list>
      <text:p text:style-name="P226"/>
      <text:p text:style-name="P100">Если глагол заканчивается на букву y, перед которой согласная, то вместо y </text:p>
      <text:p text:style-name="P99">пишется <text:span text:style-name="T141">i</text:span> <text:span text:style-name="T216">(помимо добавления </text:span><text:span text:style-name="T152">-es</text:span><text:span text:style-name="T216">)</text:span>:</text:p>
      <text:list xml:id="list794148880" text:style-name="L8">
        <text:list-item>
          <text:p text:style-name="P502">fly — flies; </text:p>
        </text:list-item>
        <text:list-item>
          <text:p text:style-name="P502">cry — cries.</text:p>
        </text:list-item>
      </text:list>
      <text:p text:style-name="P226"/>
      <text:p text:style-name="P244"><text:span text:style-name="T320">П</text:span><text:span text:style-name="T321">еред сказуемым часто </text:span><text:span text:style-name="T323">стоят</text:span><text:span text:style-name="T321"> маячки времени </text:span><text:span text:style-name="T329">(</text:span><text:span text:style-name="T321">наречия частности</text:span><text:span text:style-name="T329">)</text:span><text:span text:style-name="T322">:</text:span></text:p>
      <text:list xml:id="list1521196299" text:style-name="L9">
        <text:list-item>
          <text:p text:style-name="P498">always - <text:span text:style-name="T213">всегда</text:span>;</text:p>
        </text:list-item>
        <text:list-item>
          <text:p text:style-name="P498">usually - <text:span text:style-name="T213">обычно</text:span>;</text:p>
        </text:list-item>
        <text:list-item>
          <text:p text:style-name="P498">often - <text:span text:style-name="T213">часто</text:span>;</text:p>
        </text:list-item>
        <text:list-item>
          <text:p text:style-name="P498">sometimes - <text:span text:style-name="T213">иногда</text:span>;</text:p>
        </text:list-item>
        <text:list-item>
          <text:p text:style-name="P498">never — <text:span text:style-name="T213">никогда</text:span>.</text:p>
        </text:list-item>
      </text:list>
      <text:p text:style-name="P21"/>
      <text:p text:style-name="P227"><text:span text:style-name="T141">I </text:span><text:span text:style-name="T208">always</text:span><text:span text:style-name="T141"> wash my hands before eating — Я всегда мою руки перед едой.</text:span></text:p>
      <text:p text:style-name="P226"/>
      <text:p text:style-name="P3">Отрицания в Present Simple</text:p>
      <text:p text:style-name="P3"/>
      <text:p text:style-name="P240"><text:span text:style-name="T221">Использу</text:span><text:span text:style-name="T222">ю</text:span><text:span text:style-name="T221">тся чтобы сказать о том, что что-либо:</text:span></text:p>
      <text:list xml:id="list3798115747" text:style-name="L10">
        <text:list-item>
          <text:p text:style-name="P503">не является фактом настоящего <text:span text:style-name="T350">или истиной</text:span>;</text:p>
        </text:list-item>
        <text:list-item>
          <text:p text:style-name="P503">не происходит с какой-то регулярностью.</text:p>
        </text:list-item>
      </text:list>
      <text:p text:style-name="P231"/>
      <text:p text:style-name="P230">За отрицание отвечает частица <text:span text:style-name="T141">not</text:span>, которая идет в паре со вспомогательным глаголом <text:span text:style-name="T141">do</text:span>.</text:p>
      <text:p text:style-name="P230">Если подлежащее <text:span text:style-name="T141">he/she/it</text:span>, то испольузется <text:span text:style-name="T141">does</text:span>. <text:span text:style-name="T337">Смысловой глагол без изменений.</text:span></text:p>
      <text:p text:style-name="P229"/>
      <text:p text:style-name="P50">People <text:span text:style-name="T3">do </text:span><text:span text:style-name="T28">not</text:span> <text:span text:style-name="T17">live</text:span> in space — Люди не живут в космосе.</text:p>
      <text:p text:style-name="P50">Water <text:span text:style-name="T3">does </text:span><text:span text:style-name="T28">not</text:span> <text:span text:style-name="T17">boil</text:span> at 50 degrees Celsius — Вода не кипит при 50 грудусах.</text:p>
      <text:p text:style-name="P50"/>
      <text:p text:style-name="P241"><text:span text:style-name="T219">Практически всегда </text:span><text:span text:style-name="T185">do/</text:span><text:span text:style-name="T186">does</text:span><text:span text:style-name="T185"> not</text:span><text:span text:style-name="T219"> использу</text:span><text:span text:style-name="T220">е</text:span><text:span text:style-name="T219">тся в сокращении: </text:span></text:p>
      <text:p text:style-name="P51">We don`t drink whisky — Мы не пьем виски.</text:p>
      <text:p text:style-name="P52">He doesn`t drink tea — Он не пьет чай.</text:p>
      <text:p text:style-name="P162"/>
      <text:p text:style-name="P162">Вопросы в Present Simple</text:p>
      <text:p text:style-name="P51"/>
      <text:p text:style-name="P114">Используюся чтобы:</text:p>
      <text:list xml:id="list2743411167" text:style-name="L11">
        <text:list-item>
          <text:p text:style-name="P504">узнать о фактах настоящего;</text:p>
        </text:list-item>
        <text:list-item>
          <text:p text:style-name="P504">о событиях, которые происходят с какой-то регулярностью.</text:p>
        </text:list-item>
      </text:list>
      <text:p text:style-name="P113"/>
      <text:p text:style-name="P113">Вопрос задается с помощью вспомогательного глагола <text:span text:style-name="T141">do/</text:span><text:span text:style-name="T153">does</text:span>, который ставится перед подлежащим. Смысловой глагол без изменений (в начальной форме).</text:p>
      <text:p text:style-name="P238"><text:soft-page-break/><text:span text:style-name="T7">Do</text:span><text:span text:style-name="T218"> you </text:span><text:span text:style-name="T22">like</text:span><text:span text:style-name="T218"> action movies? </text:span><text:span text:style-name="T168">— </text:span><text:span text:style-name="T218">Тебе нравятся экшен фильмы? </text:span></text:p>
      <text:p text:style-name="P53">What books <text:span text:style-name="T3">do</text:span> you <text:span text:style-name="T17">read</text:span>? <text:span text:style-name="T217">—</text:span> Какие книги тебе нравятся?</text:p>
      <text:p text:style-name="P6"/>
      <text:p text:style-name="P6">Глаголы <text:span text:style-name="T162">d</text:span><text:span text:style-name="T141">o</text:span> и <text:span text:style-name="T162">b</text:span><text:span text:style-name="T141">e</text:span> <text:span text:style-name="T388">в Present Simple</text:span></text:p>
      <text:p text:style-name="P4"/>
      <text:p text:style-name="P248"><text:span text:style-name="T230">Глагол</text:span><text:span text:style-name="T225"> d</text:span><text:span text:style-name="T226">o </text:span><text:span text:style-name="T227">означает</text:span><text:span text:style-name="T226"> «делать». В предложении </text:span><text:span text:style-name="T230">он</text:span><text:span text:style-name="T226"> может может встречаться несколько раз, </text:span></text:p>
      <text:p text:style-name="P248"><text:span text:style-name="T226">в качестве вспомогательного и смыслового: </text:span><text:span text:style-name="T169">What </text:span><text:span text:style-name="T5">do</text:span><text:span text:style-name="T169"> you </text:span><text:span text:style-name="T21">do</text:span><text:span text:style-name="T169">? </text:span><text:span text:style-name="T170">— </text:span><text:span text:style-name="T169">Что ты делаешь? </text:span></text:p>
      <text:p text:style-name="P63"/>
      <text:p text:style-name="P408"><text:span text:style-name="T187">To </text:span><text:span text:style-name="T188">be</text:span><text:span text:style-name="T225"> — </text:span><text:span text:style-name="T229">это начальная форма глагола</text:span><text:span text:style-name="T225"> «быть», </text:span><text:span text:style-name="T259">кот</text:span><text:span text:style-name="T260">орая</text:span><text:span text:style-name="T225"> меняется в</text:span></text:p>
      <text:p text:style-name="P245"><text:span text:style-name="T225">завис</text:span><text:span text:style-name="T230">имости</text:span><text:span text:style-name="T225"> от подлежащего, </text:span><text:span text:style-name="T260">на</text:span><text:span text:style-name="T225">: </text:span></text:p>
      <text:list xml:id="list2628644437" text:style-name="L12">
        <text:list-item>
          <text:p text:style-name="P524"><text:span text:style-name="T225">a</text:span><text:span text:style-name="T218">m — если подлежащее в первом лице (</text:span><text:span text:style-name="T167">I</text:span><text:span text:style-name="T218">);</text:span></text:p>
        </text:list-item>
        <text:list-item>
          <text:p text:style-name="P505">is — если подлежащее в третьем лице, единственном числе (<text:span text:style-name="T141">he/she/it</text:span>);</text:p>
        </text:list-item>
        <text:list-item>
          <text:p text:style-name="P505">are — если подлежащее во множественном числе (<text:span text:style-name="T141">you/we/they</text:span>).</text:p>
        </text:list-item>
      </text:list>
      <text:p text:style-name="P120"/>
      <text:p text:style-name="P251"><text:span text:style-name="T227">Э</text:span><text:span text:style-name="T231">ти формы </text:span><text:span text:style-name="T235">глагола</text:span><text:span text:style-name="T231"> </text:span><text:span text:style-name="T189">be</text:span><text:span text:style-name="T258"> </text:span><text:span text:style-name="T231">заменяют собой сказуемое в тех </text:span><text:span text:style-name="T232">ситуациях</text:span><text:span text:style-name="T231">, </text:span><text:span text:style-name="T232">когда</text:span><text:span text:style-name="T231"> оно отсутсвует</text:span></text:p>
      <text:p text:style-name="P389"><text:span text:style-name="T236">и помогают привязать предложение ко времени </text:span><text:span text:style-name="T231">(т. к. </text:span><text:span text:style-name="T230">для английского языка </text:span></text:p>
      <text:p text:style-name="P389"><text:span text:style-name="T230">не характерно, когда в предложении нет </text:span><text:span text:style-name="T231">сказуемого).</text:span></text:p>
      <text:p text:style-name="P119"/>
      <text:p text:style-name="P249"><text:span text:style-name="T30">I </text:span><text:span text:style-name="T6">am</text:span><text:span text:style-name="T171"> a doctor — Я (</text:span><text:span text:style-name="T172">есть</text:span><text:span text:style-name="T171">) доктор.</text:span></text:p>
      <text:p text:style-name="P19"><text:span text:style-name="T29">We</text:span><text:span text:style-name="T356"> </text:span><text:span text:style-name="T8">are</text:span><text:span text:style-name="T356"> happy </text:span><text:span text:style-name="T359">— </text:span><text:span text:style-name="T356">Мы (есть) счастливы.</text:span></text:p>
      <text:p text:style-name="P121"/>
      <text:p text:style-name="P132"><text:span text:style-name="T386">Г</text:span>лагол <text:span text:style-name="T154">be</text:span><text:span text:style-name="T386"> </text:span>появляется, когда говорят:</text:p>
      <text:list xml:id="list4086510248" text:style-name="L13">
        <text:list-item>
          <text:p text:style-name="P506">кто человек по профессии <text:span text:style-name="T390">(</text:span><text:span text:style-name="T145">I am a football player</text:span><text:span text:style-name="T146">)</text:span>;</text:p>
        </text:list-item>
        <text:list-item>
          <text:p text:style-name="P506">в каком состоянии человек или объект <text:span text:style-name="T390">(</text:span><text:span text:style-name="T145">This dress is blue</text:span><text:span text:style-name="T146">)</text:span>;</text:p>
        </text:list-item>
        <text:list-item>
          <text:p text:style-name="P506">где находится человек или объект <text:span text:style-name="T390">(</text:span><text:span text:style-name="T145">Molly is in her office now</text:span><text:span text:style-name="T146">)</text:span>;</text:p>
        </text:list-item>
      </text:list>
      <text:p text:style-name="P118"/>
      <text:p text:style-name="P250"><text:span text:style-name="T236">Глагол</text:span><text:span text:style-name="T228"> </text:span><text:span text:style-name="T173">be</text:span><text:span text:style-name="T228"> может использоваться в связке с прилагательным. </text:span><text:span text:style-name="T233">При переводе таких связок можно подобрать отдельный глагол, которого нет в английском.</text:span></text:p>
      <text:p text:style-name="P117"/>
      <text:p text:style-name="P382"><text:span text:style-name="T173">I </text:span><text:span text:style-name="T191">am interested</text:span><text:span text:style-name="T173"> in art — Я</text:span><text:span text:style-name="T174"> </text:span><text:span text:style-name="T192">интересуюсь</text:span><text:span text:style-name="T183"> </text:span><text:span text:style-name="T174">искусством </text:span><text:span text:style-name="T183">(есть заинтересованный)</text:span><text:span text:style-name="T174">.</text:span></text:p>
      <text:p text:style-name="P254"><text:span text:style-name="T174">My hands </text:span><text:span text:style-name="T192">are cold</text:span><text:span text:style-name="T174"> — Мои руки</text:span><text:span text:style-name="T175"> </text:span><text:span text:style-name="T192">замерзли </text:span><text:span text:style-name="T183">(есть замерзшие)</text:span><text:span text:style-name="T175">.</text:span></text:p>
      <text:p text:style-name="P55"/>
      <text:p text:style-name="P122">В вопросительных предложениях глагол <text:span text:style-name="T141">be</text:span> меняется местами с подлежащим, </text:p>
      <text:p text:style-name="P122">а в отрицательных, используется с частицей <text:span text:style-name="T141">not</text:span>:</text:p>
      <text:p text:style-name="P122"/>
      <text:p text:style-name="P17"><text:span text:style-name="T357">I </text:span><text:span text:style-name="T356">am not a student — Я не студент.</text:span></text:p>
      <text:p text:style-name="P57">We are not English speakers — Они не англоговорящие люди.</text:p>
      <text:p text:style-name="P17"><text:span text:style-name="T357">I</text:span><text:span text:style-name="T356">s it dark? — Сейчас темно?</text:span></text:p>
      <text:p text:style-name="P57">Are they hungry? — Они голодны?</text:p>
      <text:p text:style-name="P57"/>
      <text:p text:style-name="P123">Если перед <text:span text:style-name="T155">am/is/are</text:span> нет вопросительного слова, то это общий вопрос. </text:p>
      <text:p text:style-name="P123">В корешке ответа вместо <text:span text:style-name="T141">do/does</text:span> используется <text:span text:style-name="T141">am/is/are</text:span>:</text:p>
      <text:p text:style-name="P123"/>
      <text:p text:style-name="P18"><text:span text:style-name="T356">Am I in danger? Yes, you are. </text:span><text:span text:style-name="T358">—</text:span><text:span text:style-name="T356"> Я в опасности? Да.</text:span></text:p>
      <text:p text:style-name="P18"><text:span text:style-name="T356">Is John married? - No, he isn`t. </text:span><text:span text:style-name="T358">— </text:span><text:span text:style-name="T356">Джон женат? </text:span><text:span text:style-name="T358">— </text:span><text:span text:style-name="T356">Нет.</text:span></text:p>
      <text:p text:style-name="P56"/>
      <text:p text:style-name="P56"><text:span text:style-name="T319">Специальный вопрос начинается с вопросительного слова </text:span><text:span text:style-name="T326">или связки</text:span><text:span text:style-name="T319">:</text:span> </text:p>
      <text:p text:style-name="P56">Where is Jill?<text:span text:style-name="T387"> </text:span>She is at school. <text:span text:style-name="T387">— </text:span>Где Джил? Она в школе.</text:p>
      <text:p text:style-name="P56"/>
      <text:p text:style-name="P256"><text:span text:style-name="T240">Очень часто </text:span><text:span text:style-name="T177">am/is/are</text:span><text:span text:style-name="T240"> сокращаются: </text:span><text:span text:style-name="T177">I am → I`m, he is → he`s, <text:s/></text:span></text:p>
      <text:p text:style-name="P256"><text:span text:style-name="T177">you are → you`re, John is → John`s, </text:span><text:span text:style-name="T179">t</text:span><text:span text:style-name="T177">hey are → </text:span><text:span text:style-name="T179">t</text:span><text:span text:style-name="T177">hey`re</text:span><text:span text:style-name="T178">. </text:span></text:p>
      <text:p text:style-name="P376"><text:soft-page-break/><text:span text:style-name="T241">С</text:span><text:span text:style-name="T242">окращать можно как по </text:span><text:span text:style-name="T243">вспом.</text:span><text:span text:style-name="T242"> глаголу, так и по частице </text:span><text:span text:style-name="T180">not</text:span><text:span text:style-name="T242">: </text:span><text:span text:style-name="T180">he is not → he`s not</text:span><text:span text:style-name="T181"> или</text:span><text:span text:style-name="T180"> he isn`t.</text:span></text:p>
      <text:p text:style-name="P101"><text:span text:style-name="T360">П</text:span><text:span text:style-name="T356">ри этом </text:span><text:span text:style-name="T167">am</text:span><text:span text:style-name="T356"> сокращается только по </text:span><text:span text:style-name="T167">am</text:span><text:span text:style-name="T356"> → </text:span><text:span text:style-name="T167">I`m not (I amn`t не существует).</text:span></text:p>
      <text:p text:style-name="P64"/>
      <text:p text:style-name="P153">Present Continuous</text:p>
      <text:p text:style-name="P125"/>
      <text:p text:style-name="P125">Указывает на событие, происходящее именно сейчас и которое еще не закончилось.</text:p>
      <text:p text:style-name="P128">Состоит из связки вспомогательного глагола <text:span text:style-name="T141">be</text:span> и смыслового с окончанием <text:span text:style-name="T141">-ing</text:span>:</text:p>
      <text:p text:style-name="P126"/>
      <text:p text:style-name="P58">She <text:span text:style-name="T343">is</text:span> driv<text:span text:style-name="T343">ing</text:span> to work. <text:span text:style-name="T387">—</text:span> Она (сейчас) едет на работу.</text:p>
      <text:p text:style-name="P59">You <text:span text:style-name="T343">are</text:span> do<text:span text:style-name="T343">ing</text:span> great! <text:span text:style-name="T387">—</text:span> У тебя отлично получается!</text:p>
      <text:p text:style-name="P125"/>
      <text:p text:style-name="P253"><text:span text:style-name="T239">Если глагол заканчивается на </text:span><text:span text:style-name="T176">-e</text:span><text:span text:style-name="T239">, то при добавлении </text:span><text:span text:style-name="T176">-ing</text:span><text:span text:style-name="T239"> она выпадает: </text:span><text:span text:style-name="T176">make → making.</text:span></text:p>
      <text:p text:style-name="P127">Если глагол заканчивается на <text:span text:style-name="T141">-ie</text:span>, то при добавлении <text:span text:style-name="T141">-ing</text:span> оно меняется на <text:span text:style-name="T141">-y</text:span>: <text:span text:style-name="T141">lie → lying. </text:span></text:p>
      <text:p text:style-name="P58"/>
      <text:p text:style-name="P127">Если глагол из 1 слога, с одной гласной буквой, после которой солгасная, то при </text:p>
      <text:p text:style-name="P253"><text:span text:style-name="T239">добавлении </text:span><text:span text:style-name="T176">-ing</text:span><text:span text:style-name="T239"> согласная удваивается: </text:span><text:span text:style-name="T176">hit → hitting, sit → sitting.</text:span></text:p>
      <text:p text:style-name="P127"/>
      <text:p text:style-name="P255"><text:span text:style-name="T239">В </text:span><text:span text:style-name="T218">окончании </text:span><text:span text:style-name="T167">-ing</text:span><text:span text:style-name="T218"> буква </text:span><text:span text:style-name="T167">g</text:span><text:span text:style-name="T218"> не произносится. Сочетание </text:span><text:span text:style-name="T167">ng</text:span><text:span text:style-name="T218"> образет необычный звук, которого нет в русском языке — носовой </text:span><text:span text:style-name="T167">n</text:span><text:span text:style-name="T218"> (при произнесении пускается воздух через нос).</text:span></text:p>
      <text:p text:style-name="P128"/>
      <text:p text:style-name="P129"><text:span text:style-name="T394">Слова-м</text:span>аячки Present Continuous:</text:p>
      <text:list xml:id="list695512512" text:style-name="L14">
        <text:list-item>
          <text:p text:style-name="P507">look — смотри;</text:p>
        </text:list-item>
        <text:list-item>
          <text:p text:style-name="P507">now — сейчас (обычно стоит в конце);</text:p>
        </text:list-item>
        <text:list-item>
          <text:p text:style-name="P507">at the moment — в этот момент (обычно в конце).</text:p>
        </text:list-item>
      </text:list>
      <text:p text:style-name="P127"/>
      <text:p text:style-name="P59">I am working right <text:span text:style-name="T343">now</text:span>. — Прямо сейчас я работаю.</text:p>
      <text:p text:style-name="P59"><text:span text:style-name="T343">Look</text:span> out of the window! It`s raining. — Посмотри в окно. Идет дождь.</text:p>
      <text:p text:style-name="P130"/>
      <text:p text:style-name="P152">Отрицания в Present Continuous</text:p>
      <text:p text:style-name="P152"/>
      <text:p text:style-name="P131">Используется чтобы сказать, что что-то не происходит именно сейчас.</text:p>
      <text:p text:style-name="P131">Для этого к глаголу <text:span text:style-name="T141">be</text:span> добавляется частица <text:span text:style-name="T141">not</text:span>.</text:p>
      <text:p text:style-name="P131"/>
      <text:p text:style-name="P60">I`m not listening to you. <text:span text:style-name="T391">—</text:span> Я не слушаю тебя.</text:p>
      <text:p text:style-name="P60">He isn`t cleaning the carpet. <text:span text:style-name="T391">—</text:span> Он не чистит ковер.</text:p>
      <text:p text:style-name="P60"/>
      <text:p text:style-name="P157">Вопросы в Present Continuous</text:p>
      <text:p text:style-name="P61"/>
      <text:p text:style-name="P476">Здесь использ<text:span text:style-name="T393">уются</text:span> теже правила, что при составлении вопросов в </text:p>
      <text:p text:style-name="P477">Present Simple с глаголом <text:span text:style-name="T141">be</text:span>:</text:p>
      <text:p text:style-name="P61">Am I listening? <text:span text:style-name="T391">—</text:span> Я слушаю?</text:p>
      <text:p text:style-name="P61">Are you playing? Yes, I am. <text:span text:style-name="T391">—</text:span> Ты играешь? Да.</text:p>
      <text:p text:style-name="P61">Where is he going? <text:span text:style-name="T391">—</text:span> Куда он идет?</text:p>
      <text:p text:style-name="P62">What book is she reading? <text:span text:style-name="T391">— </text:span>Какую книгу она читает? <text:span text:style-name="T392">(сейчас)</text:span></text:p>
      <text:p text:style-name="P62"/>
      <text:p text:style-name="P257"><text:span text:style-name="T261">Глаголы, которые не использ</text:span><text:span text:style-name="T267">уются</text:span><text:span text:style-name="T261"> в </text:span><text:span text:style-name="T262">Continuous</text:span></text:p>
      <text:p text:style-name="P154"/>
      <text:p text:style-name="P133">Это глаголы, обозначающие состояние, которое не меняется под дейсвтием момента.</text:p>
      <text:p text:style-name="P258"><text:span text:style-name="T244">Как правило это </text:span><text:span text:style-name="T245">описание</text:span><text:span text:style-name="T244"> чувств или мыслей. </text:span><text:span text:style-name="T245">В особых случаях эти глаголы могут иметь переносное или контекстное значение, тогда их можно встретить в форме Continuous. </text:span></text:p>
      <text:p text:style-name="P135">Но в большинстве случаев следующие глаголы используются в форме Simple:</text:p>
      <text:p text:style-name="P136"><text:soft-page-break/>Глаголы восприятия:</text:p>
      <text:list xml:id="list1717725554" text:style-name="L15">
        <text:list-item>
          <text:p text:style-name="P508">see — видеть;</text:p>
        </text:list-item>
        <text:list-item>
          <text:p text:style-name="P508">hear — слышать;</text:p>
        </text:list-item>
        <text:list-item>
          <text:p text:style-name="P508">feel — чувствовать;</text:p>
        </text:list-item>
        <text:list-item>
          <text:p text:style-name="P508">taste — чувствовать вкус (пробовать);</text:p>
        </text:list-item>
        <text:list-item>
          <text:p text:style-name="P508">smell — чувствовать запах (нюхать).</text:p>
        </text:list-item>
      </text:list>
      <text:p text:style-name="P135"/>
      <text:p text:style-name="P136">Глаголы для выражения мнения:</text:p>
      <text:list xml:id="list2347516864" text:style-name="L16">
        <text:list-item>
          <text:p text:style-name="P509">belive — верить;</text:p>
        </text:list-item>
        <text:list-item>
          <text:p text:style-name="P509">doubt — сомневаться;</text:p>
        </text:list-item>
        <text:list-item>
          <text:p text:style-name="P509">think — думать.</text:p>
        </text:list-item>
      </text:list>
      <text:p text:style-name="P135"/>
      <text:p text:style-name="P136">Глаголы, показывающие состояние мыслей:</text:p>
      <text:list xml:id="list955367509" text:style-name="L17">
        <text:list-item>
          <text:p text:style-name="P510">forget — забывать;</text:p>
        </text:list-item>
        <text:list-item>
          <text:p text:style-name="P510">imagine — представлять;</text:p>
        </text:list-item>
        <text:list-item>
          <text:p text:style-name="P510">know — знать;</text:p>
        </text:list-item>
        <text:list-item>
          <text:p text:style-name="P510">understand — понимать.</text:p>
        </text:list-item>
      </text:list>
      <text:p text:style-name="P135"/>
      <text:p text:style-name="P137">Глаголы, указывающие на эмоции и желания:</text:p>
      <text:list xml:id="list1979563812" text:style-name="L18">
        <text:list-item>
          <text:p text:style-name="P511">love — любить;</text:p>
        </text:list-item>
        <text:list-item>
          <text:p text:style-name="P511">like — нравиться;</text:p>
        </text:list-item>
        <text:list-item>
          <text:p text:style-name="P511">hate — ненавидеть;</text:p>
        </text:list-item>
        <text:list-item>
          <text:p text:style-name="P511">hope — надеяться;</text:p>
        </text:list-item>
        <text:list-item>
          <text:p text:style-name="P511">want — хотеть;</text:p>
        </text:list-item>
        <text:list-item>
          <text:p text:style-name="P511">wish — желать.</text:p>
        </text:list-item>
      </text:list>
      <text:p text:style-name="P138"/>
      <text:p text:style-name="P137">Другие глаголы:</text:p>
      <text:list xml:id="list2965066338" text:style-name="L19">
        <text:list-item>
          <text:p text:style-name="P512">look — выглядеть;</text:p>
        </text:list-item>
        <text:list-item>
          <text:p text:style-name="P512">have — иметь.</text:p>
        </text:list-item>
      </text:list>
      <text:p text:style-name="P138"/>
      <text:p text:style-name="P67">I think Amy is a strange girl. - Я думаю, Эмми странная девушка.</text:p>
      <text:p text:style-name="P67">Do you know this man? - Вы знаете этого мужчину?</text:p>
      <text:p text:style-name="P67">You look great! - Ты выглядишь отлично!</text:p>
      <text:p text:style-name="P158"/>
      <text:p text:style-name="P158">Present Perfect</text:p>
      <text:p text:style-name="P139"/>
      <text:p text:style-name="P259"><text:span text:style-name="T252">У</text:span><text:span text:style-name="T248">казывает на дейсвтие совершенное когда-то в прошлом, но подчеркивает, что результат важен сейчас </text:span><text:span text:style-name="T249">(т. е. к какому результату в итоге это привело)</text:span><text:span text:style-name="T248">.</text:span></text:p>
      <text:p text:style-name="P140"/>
      <text:p text:style-name="P261"><text:span text:style-name="T248">С</text:span><text:span text:style-name="T251">остоит и</text:span><text:span text:style-name="T253">з </text:span><text:span text:style-name="T254">2х частей:</text:span><text:span text:style-name="T251"> вспомогат</text:span><text:span text:style-name="T254">ельного</text:span><text:span text:style-name="T251"> глагола </text:span><text:span text:style-name="T190">have</text:span><text:span text:style-name="T251"> (который привязывает действие </text:span></text:p>
      <text:p text:style-name="P261"><text:span text:style-name="T251">к настоящему) и смыслового глагола в 3й форме (</text:span><text:span text:style-name="T255">переводится как «сделанный»</text:span><text:span text:style-name="T251">).</text:span></text:p>
      <text:p text:style-name="P143"/>
      <text:p text:style-name="P259"><text:span text:style-name="T248">На русский язык Present Perfect переводится в прошлом </text:span><text:span text:style-name="T250">(иногда настоящ</text:span><text:span text:style-name="T252">и</text:span><text:span text:style-name="T250">м, </text:span><text:span text:style-name="T252">для удобства</text:span><text:span text:style-name="T250">)</text:span><text:span text:style-name="T248">, </text:span></text:p>
      <text:p text:style-name="P144">а в английском принадлежит к катергории настоящих времен.</text:p>
      <text:p text:style-name="P143"/>
      <text:p text:style-name="P23"><text:span text:style-name="T362">I </text:span><text:span text:style-name="T366">have</text:span><text:span text:style-name="T356"> already </text:span><text:span text:style-name="T366">seen</text:span><text:span text:style-name="T356"> this movie. </text:span><text:span text:style-name="T363">—</text:span><text:span text:style-name="T356"> Я уже видел этот фильм (просмотрел, т. е. опыт).</text:span></text:p>
      <text:p text:style-name="P23"><text:span text:style-name="T356">You </text:span><text:span text:style-name="T366">have</text:span><text:span text:style-name="T356"> </text:span><text:span text:style-name="T366">broken</text:span><text:span text:style-name="T356"> the vase. </text:span><text:span text:style-name="T363">— </text:span><text:span text:style-name="T356">Ты разбил вазу. (есть очевидный результат, кот. случился ранее) </text:span></text:p>
      <text:p text:style-name="P24"><text:span text:style-name="T364">It`s the fitst time I </text:span><text:span text:style-name="T367">have</text:span><text:span text:style-name="T364"> </text:span><text:span text:style-name="T367">driven</text:span><text:span text:style-name="T364"> a car — Это впервые, когда я веду машину. (в настоящем)</text:span></text:p>
      <text:p text:style-name="P141"/>
      <text:p text:style-name="P148"/>
      <text:p text:style-name="P148"><text:soft-page-break/>Как проявляется результат:</text:p>
      <text:list xml:id="list3910534529" text:style-name="L20">
        <text:list-item>
          <text:p text:style-name="P526"><text:span text:style-name="T269">это </text:span><text:span text:style-name="T268">очевидные изменения;</text:span></text:p>
        </text:list-item>
        <text:list-item>
          <text:p text:style-name="P525"><text:span text:style-name="T249">полученный </text:span><text:span text:style-name="T253">ранее</text:span><text:span text:style-name="T249"> опыт или впечатления;</text:span></text:p>
        </text:list-item>
        <text:list-item>
          <text:p text:style-name="P513">недавно произошедшие события или новая информация.</text:p>
          <text:p text:style-name="P513"/>
        </text:list-item>
      </text:list>
      <text:p text:style-name="P145">Также Present Perfect используют, если что-то произошло впервые:</text:p>
      <text:p text:style-name="P142"/>
      <text:p text:style-name="P65">It`s the first time something has happend. - Этой первый раз, когда что-то произошло.</text:p>
      <text:p text:style-name="P65">(вместо first можно указать любое порядковое число: second, third)</text:p>
      <text:p text:style-name="P142"/>
      <text:p text:style-name="P145">Present Perferct — яркий пример того, что нельзя переводить английские </text:p>
      <text:p text:style-name="P145">предложения слово в слово:</text:p>
      <text:p text:style-name="P145"/>
      <text:p text:style-name="P22"><text:span text:style-name="T355">I have done. </text:span><text:span text:style-name="T361">—</text:span><text:span text:style-name="T355"> Я сделал (</text:span><text:span text:style-name="T370">досл. </text:span><text:span text:style-name="T355">Я имею сделанным).</text:span></text:p>
      <text:p text:style-name="P68"/>
      <text:p text:style-name="P168">Есть 2 варианта образования 3й формы глагола:</text:p>
      <text:list xml:id="list556505485" text:style-name="L21">
        <text:list-item>
          <text:p text:style-name="P514">если глагол правильный, то добавляем к его начальной форме окончание <text:span text:style-name="T141">-ed</text:span>;</text:p>
        </text:list-item>
        <text:list-item>
          <text:p text:style-name="P514">если неправильный, то находим в таблице неправильных глаголов.</text:p>
        </text:list-item>
      </text:list>
      <text:p text:style-name="P169"/>
      <text:p text:style-name="P369"><text:span text:style-name="T270">Н</text:span><text:span text:style-name="T271">еправильны</text:span><text:span text:style-name="T270">й</text:span><text:span text:style-name="T271"> глагол </text:span><text:span text:style-name="T270">это </text:span><text:span text:style-name="T271">тот, который во 2й или 3й форме </text:span><text:span text:style-name="T285">записывается</text:span><text:span text:style-name="T271"> </text:span><text:span text:style-name="T285">по особенному</text:span><text:span text:style-name="T271">. </text:span></text:p>
      <text:p text:style-name="P170">Самые популярные неправильные глаголы нужно заучить (см. таблицу ниже).</text:p>
      <text:p text:style-name="P169"/>
      <text:p text:style-name="P172">Слова-маячки Present Perfect:</text:p>
      <text:list xml:id="list2014874887" text:style-name="L22">
        <text:list-item>
          <text:p text:style-name="P515">just — только что;</text:p>
        </text:list-item>
        <text:list-item>
          <text:p text:style-name="P515">already — уже;</text:p>
        </text:list-item>
        <text:list-item>
          <text:p text:style-name="P515">yet — еще не;</text:p>
        </text:list-item>
      </text:list>
      <text:p text:style-name="P174"/>
      <text:p text:style-name="P370"><text:span text:style-name="T196">Just</text:span><text:span text:style-name="T272"> и </text:span><text:span text:style-name="T196">already</text:span><text:span text:style-name="T272"> используются в утверждениях. </text:span><text:span text:style-name="T196">Yet</text:span><text:span text:style-name="T272"> — в вопросах и отрицаниях</text:span><text:span text:style-name="T273">. </text:span></text:p>
      <text:p text:style-name="P371"><text:span text:style-name="T273">(</text:span><text:span text:style-name="T195">already</text:span><text:span text:style-name="T268"> также можно ставить в вопросах).</text:span></text:p>
      <text:p text:style-name="P176"/>
      <text:p text:style-name="P175">Место <text:span text:style-name="T141">just</text:span>, <text:span text:style-name="T141">already</text:span> в предложении — между <text:span text:style-name="T141">have</text:span> и 3й формой глагола. </text:p>
      <text:p text:style-name="P175">Слово <text:span text:style-name="T141">yet</text:span> стоит в конце предложения.</text:p>
      <text:p text:style-name="P173"/>
      <text:p text:style-name="P69">I have <text:span text:style-name="T343">just</text:span> eaten a sandwich. <text:span text:style-name="T395">—</text:span> Я только что съел бутерброд.</text:p>
      <text:p text:style-name="P69">We have n<text:span text:style-name="T398">o</text:span>t finished <text:span text:style-name="T343">yet</text:span>. <text:span text:style-name="T395">—</text:span> Мы еще не закончили.</text:p>
      <text:p text:style-name="P171"/>
      <text:p text:style-name="P177">Другие указатели времени:</text:p>
      <text:list xml:id="list2995698503" text:style-name="L23">
        <text:list-item>
          <text:p text:style-name="P516">ever — когда либо;</text:p>
        </text:list-item>
        <text:list-item>
          <text:p text:style-name="P516">never — никогда;</text:p>
        </text:list-item>
        <text:list-item>
          <text:p text:style-name="P516">recently — в последнее время;</text:p>
        </text:list-item>
        <text:list-item>
          <text:p text:style-name="P516">these days — в последние дни;</text:p>
        </text:list-item>
        <text:list-item>
          <text:p text:style-name="P516">словосочетание с this (this mornig, this week).</text:p>
        </text:list-item>
      </text:list>
      <text:p text:style-name="P176"/>
      <text:p text:style-name="P176">Место <text:span text:style-name="T141">ever</text:span>, <text:span text:style-name="T141">never</text:span> — перед 3й формой глагола, <text:span text:style-name="T397">а</text:span> <text:span text:style-name="T141">recently</text:span>, <text:span text:style-name="T141">these days</text:span> и </text:p>
      <text:p text:style-name="P176">словосочетания с <text:span text:style-name="T141">this</text:span> — в конце предложения.</text:p>
      <text:p text:style-name="P176"/>
      <text:p text:style-name="P70">I <text:span text:style-name="T398">ha</text:span>ve <text:span text:style-name="T343">never</text:span> been to New York. <text:span text:style-name="T396">— </text:span>Я никогда не был в Нью Йорке.</text:p>
      <text:p text:style-name="P70">I <text:span text:style-name="T398">ha</text:span>ve worked a lot <text:span text:style-name="T343">these days</text:span>. <text:span text:style-name="T396">—</text:span> Я много работал в эти дни.</text:p>
      <text:p text:style-name="P178"/>
      <text:p text:style-name="P163"/>
      <text:p text:style-name="P469">Отрицания в Present Perfect</text:p>
      <text:p text:style-name="P179"/>
      <text:p text:style-name="P180">Используются, когда хотят сказать:</text:p>
      <text:list xml:id="list1572565037" text:style-name="L24">
        <text:list-item>
          <text:p text:style-name="P517">об отсутствии ожидаемого результата;</text:p>
        </text:list-item>
        <text:list-item>
          <text:p text:style-name="P517">о том, чего автор никогда не делал или не испытывал.</text:p>
        </text:list-item>
      </text:list>
      <text:p text:style-name="P179"/>
      <text:p text:style-name="P179">Для этого ставится частица <text:span text:style-name="T141">not</text:span> после вспомогательного глагола <text:span text:style-name="T141">have</text:span>.</text:p>
      <text:p text:style-name="P179"/>
      <text:p text:style-name="P179">Также отрицательным считается предложение со словом <text:span text:style-name="T141">never</text:span>, которое передает отрицательный контекст.</text:p>
      <text:p text:style-name="P179"/>
      <text:p text:style-name="P373"><text:span text:style-name="T274">В </text:span><text:span text:style-name="T268">отрицаниях почти всегда используется сокращенная форма глагола — </text:span><text:span text:style-name="T195">haven`t</text:span><text:span text:style-name="T268">.</text:span></text:p>
      <text:p text:style-name="P374"><text:span text:style-name="T286">Сокращени</text:span><text:span text:style-name="T318">е</text:span><text:span text:style-name="T286"> </text:span><text:span text:style-name="T198">`ve not</text:span><text:span text:style-name="T286"> не используется.</text:span></text:p>
      <text:p text:style-name="P179"/>
      <text:p text:style-name="P71">I have<text:span text:style-name="T135">n</text:span><text:span text:style-name="T139">`</text:span><text:span text:style-name="T135">t</text:span> expected that. <text:span text:style-name="T396">—</text:span> Я этого не ожидал.</text:p>
      <text:p text:style-name="P71">I<text:span text:style-name="T398">`</text:span>ve <text:span text:style-name="T135">never</text:span> seen this movie before. <text:span text:style-name="T396">— </text:span>Я до этого не видел этот фильм. </text:p>
      <text:p text:style-name="P71"/>
      <text:p text:style-name="P155">Вопросы в Present Perfect</text:p>
      <text:p text:style-name="P72"/>
      <text:p text:style-name="P182">Используются, если хоят узнать:</text:p>
      <text:list xml:id="list3203077142" text:style-name="L25">
        <text:list-item>
          <text:p text:style-name="P518">сделано ли дело к этом моменту, каким образом оно сделано;</text:p>
        </text:list-item>
        <text:list-item>
          <text:p text:style-name="P527"><text:span text:style-name="T286">имеет ли человек определенный опыт </text:span><text:span text:style-name="T284">или совершил ли он </text:span><text:span text:style-name="T287">нужное</text:span><text:span text:style-name="T284"> действие</text:span><text:span text:style-name="T286">;</text:span></text:p>
        </text:list-item>
      </text:list>
      <text:p text:style-name="P181"/>
      <text:p text:style-name="P374">Для этого используется уже знакомая схема. Глагол <text:span text:style-name="T141">have</text:span> ставится перед по<text:span text:style-name="T404">д</text:span>л<text:span text:style-name="T404">е</text:span>ж<text:span text:style-name="T404">а</text:span>щим.</text:p>
      <text:p text:style-name="P374"/>
      <text:p text:style-name="P73">Why have you done it? <text:span text:style-name="T396">—</text:span> Зачем ты это сделал?</text:p>
      <text:p text:style-name="P73">Have you ever been to Rome? <text:span text:style-name="T396">—</text:span> Вы бывали в Риме?</text:p>
      <text:p text:style-name="P73"/>
      <text:p text:style-name="P156">Present Perfect Continuous</text:p>
      <text:p text:style-name="P183"/>
      <text:p text:style-name="P185">Для того, чтобы использовать, нужно чтобы совпало сразу несколько условий:</text:p>
      <text:list xml:id="list1672009846" text:style-name="L26">
        <text:list-item>
          <text:p text:style-name="P528"><text:span text:style-name="T275">действие не закончено либо закончено не</text:span><text:span text:style-name="T279">давно</text:span><text:span text:style-name="T275">;</text:span></text:p>
        </text:list-item>
        <text:list-item>
          <text:p text:style-name="P528"><text:span text:style-name="T275">известн</text:span><text:span text:style-name="T279">а его продолжительность </text:span><text:span text:style-name="T293">(обычно из контекста предложения)</text:span><text:span text:style-name="T279">.</text:span></text:p>
        </text:list-item>
      </text:list>
      <text:p text:style-name="P184"/>
      <text:p text:style-name="P187">Схема состоит из 3х частей: вспомогательного глагола <text:span text:style-name="T141">have</text:span>, слова <text:span text:style-name="T141">been</text:span> </text:p>
      <text:p text:style-name="P187">и смыслового глагола с окончанием <text:span text:style-name="T141">-ing</text:span>. </text:p>
      <text:p text:style-name="P187"/>
      <text:p text:style-name="P387"><text:span text:style-name="T268">На русский </text:span><text:span text:style-name="T277">язык </text:span><text:span text:style-name="T257">Present Perfect Continuous</text:span><text:span text:style-name="T263"> </text:span><text:span text:style-name="T268">переводится настоящим временем</text:span></text:p>
      <text:p text:style-name="P378"><text:span text:style-name="T276">(редко в прошлом). </text:span><text:span text:style-name="T277">При этом все 3 части </text:span><text:span text:style-name="T278">переводятся</text:span><text:span text:style-name="T277"> одним словом.</text:span></text:p>
      <text:p text:style-name="P186"/>
      <text:p text:style-name="P25"><text:span text:style-name="T355">I </text:span><text:span text:style-name="T366">have been learning</text:span><text:span text:style-name="T355"> English for 2 years. </text:span><text:span text:style-name="T371">—</text:span><text:span text:style-name="T355"> Я </text:span><text:span text:style-name="T366">учу</text:span><text:span text:style-name="T355"> английский уже 2 года (и еще не закончил).</text:span></text:p>
      <text:p text:style-name="P25"><text:span text:style-name="T355">We </text:span><text:span text:style-name="T366">have been cleaning</text:span><text:span text:style-name="T355"> the flat the whole morning. </text:span><text:span text:style-name="T371">— </text:span><text:span text:style-name="T355">Мы </text:span><text:span text:style-name="T366">убирали</text:span><text:span text:style-name="T355"> </text:span><text:span text:style-name="T372">квартиру все утро.</text:span></text:p>
      <text:p text:style-name="P188"/>
      <text:p text:style-name="P189">Формы глагола <text:span text:style-name="T141">have</text:span> <text:span text:style-name="T141">verb-ing</text:span> (подобно <text:span text:style-name="T141">am/is/are verb-ing</text:span>, как в Continuous) не существует.</text:p>
      <text:p text:style-name="P189">Если у смыслового глагола окончание<text:span text:style-name="T141"> -ing</text:span>, то <text:span text:style-name="T141">have</text:span> применяется только с <text:span text:style-name="T141">been</text:span>.</text:p>
      <text:p text:style-name="P189"/>
      <text:p text:style-name="P379"><text:span text:style-name="T279">С</text:span><text:span text:style-name="T268">лова-маячки Present Perfect Continuous:</text:span></text:p>
      <text:list xml:id="list3952109165" text:style-name="L27">
        <text:list-item>
          <text:p text:style-name="P519">for — в течении;</text:p>
        </text:list-item>
        <text:list-item>
          <text:p text:style-name="P519">since — с какого-то времени;</text:p>
        </text:list-item>
        <text:list-item>
          <text:p text:style-name="P519">how long — как долго.</text:p>
        </text:list-item>
      </text:list>
      <text:p text:style-name="P190"><text:soft-page-break/>Дополнительно могут использоваться указатели периода:</text:p>
      <text:list xml:id="list3028384606" text:style-name="L28">
        <text:list-item>
          <text:p text:style-name="P520">all — весь (день/год);</text:p>
        </text:list-item>
        <text:list-item>
          <text:p text:style-name="P520">the whole — целый (день/вечер); </text:p>
        </text:list-item>
      </text:list>
      <text:p text:style-name="P186"/>
      <text:p text:style-name="P26"><text:span text:style-name="T355">He</text:span><text:span text:style-name="T373">`</text:span><text:span text:style-name="T356">s been playing</text:span><text:span text:style-name="T355"> for an hour. — Он </text:span><text:span text:style-name="T356">играет</text:span><text:span text:style-name="T355"> уже час </text:span><text:span text:style-name="T373">(в течении часа).</text:span></text:p>
      <text:p text:style-name="P27"><text:span text:style-name="T373">W</text:span><text:span text:style-name="T355">e`</text:span><text:span text:style-name="T356">ve been staying</text:span><text:span text:style-name="T355"> in this hotel since Tuesday. </text:span><text:span text:style-name="T374">— </text:span><text:span text:style-name="T355">Мы </text:span><text:span text:style-name="T356">находимся</text:span><text:span text:style-name="T355"> в этом отеле со вторника.</text:span></text:p>
      <text:p text:style-name="P191"/>
      <text:p text:style-name="P383"><text:span text:style-name="T280">В утверждениях глагол </text:span><text:span text:style-name="T197">have</text:span><text:span text:style-name="T280"> </text:span><text:span text:style-name="T281">часто</text:span><text:span text:style-name="T280"> сокращают до </text:span><text:span text:style-name="T197">`ve</text:span><text:span text:style-name="T280">, а </text:span><text:span text:style-name="T197">has</text:span><text:span text:style-name="T280"> — до </text:span><text:span text:style-name="T197">`s</text:span><text:span text:style-name="T280"> (лего перепутать с </text:span><text:span text:style-name="T197">is</text:span><text:span text:style-name="T280">, посему здесь вспомогательный глагол можно понять только по контексту).</text:span></text:p>
      <text:p text:style-name="P192"/>
      <text:p text:style-name="P381"><text:span text:style-name="T280">Е</text:span><text:span text:style-name="T268">сли используется глагол </text:span><text:span text:style-name="T195">be</text:span><text:span text:style-name="T268"> или глаголы состояния, которые не стоят в Continuous</text:span><text:span text:style-name="T290">,</text:span><text:span text:style-name="T268"> </text:span></text:p>
      <text:p text:style-name="P193">то предложение будет в Present Perfect. </text:p>
      <text:p text:style-name="P193"/>
      <text:p text:style-name="P30"><text:span text:style-name="T356">I </text:span><text:span text:style-name="T366">have known </text:span><text:span text:style-name="T356">(</text:span><text:span text:style-name="T365">а </text:span><text:span text:style-name="T356">не have been knowing)</text:span><text:span text:style-name="T355"> Alice for 3 years. </text:span><text:span text:style-name="T280">—</text:span><text:span text:style-name="T355"> Я </text:span><text:span text:style-name="T366">знаю</text:span><text:span text:style-name="T355"> Алису уже 3 года </text:span></text:p>
      <text:p text:style-name="P31"><text:span text:style-name="T355">I </text:span><text:span text:style-name="T366">haven`t seen</text:span><text:span text:style-name="T355"> Mary for years. </text:span><text:span text:style-name="T373">— </text:span><text:span text:style-name="T355">Я н</text:span><text:span text:style-name="T366">е видел</text:span><text:span text:style-name="T355"> Мэри много лет. </text:span></text:p>
      <text:p text:style-name="P193"/>
      <text:p text:style-name="P384"><text:span text:style-name="T289">Present Perfect Continuous можно упрощать до Present Perfect с пом</text:span><text:span text:style-name="T288">.</text:span><text:span text:style-name="T289"> глаголов </text:span><text:span text:style-name="T199">live</text:span><text:span text:style-name="T289"> </text:span><text:span text:style-name="T288">и</text:span><text:span text:style-name="T289"> </text:span><text:span text:style-name="T199">work</text:span><text:span text:style-name="T289">:</text:span></text:p>
      <text:p text:style-name="P29"><text:span text:style-name="T375">I</text:span><text:span text:style-name="T355">`ve </text:span><text:span text:style-name="T366">been working</text:span><text:span text:style-name="T355"> here for 2 years → I`ve </text:span><text:span text:style-name="T366">worked</text:span><text:span text:style-name="T355"> here for 2 years. </text:span><text:span text:style-name="T376">(смысл одинаковый)</text:span></text:p>
      <text:p text:style-name="P192"/>
      <text:p text:style-name="P7"><text:span text:style-name="T280">О</text:span><text:span text:style-name="T268">трицания в Present Perfect Continuous</text:span></text:p>
      <text:p text:style-name="P194"/>
      <text:p text:style-name="P380"><text:span text:style-name="T281">Использу</text:span><text:span text:style-name="T282">ю</text:span><text:span text:style-name="T281">тся, чтобы сказать, что что-то не происходит в течении указанного времени.</text:span></text:p>
      <text:p text:style-name="P195">Для этого добавляется частица <text:span text:style-name="T141">not</text:span> после вспомогательного глагола <text:span text:style-name="T141">have</text:span>.</text:p>
      <text:p text:style-name="P195"/>
      <text:p text:style-name="P28"><text:span text:style-name="T355">I </text:span><text:span text:style-name="T356">have not been waiting</text:span><text:span text:style-name="T355"> long. </text:span><text:span text:style-name="T374">—</text:span><text:span text:style-name="T355"> Я </text:span><text:span text:style-name="T356">не жду</text:span><text:span text:style-name="T355"> долго.</text:span></text:p>
      <text:p text:style-name="P186"/>
      <text:p text:style-name="P8"><text:span text:style-name="T268">Вопросы </text:span><text:span text:style-name="T283">в Present Perfect Continuous</text:span><text:span text:style-name="T268"> </text:span></text:p>
      <text:p text:style-name="P186"/>
      <text:p text:style-name="P196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96"/>
      <text:p text:style-name="P46"><text:span text:style-name="T355">Have you been waiting long? </text:span><text:span text:style-name="T374">— </text:span><text:span text:style-name="T355">Вы давно ждете? </text:span></text:p>
      <text:p text:style-name="P46"><text:span text:style-name="T355">How long have you been waiting? </text:span><text:span text:style-name="T374">—</text:span><text:span text:style-name="T355"> Как долго вы ждете?</text:span></text:p>
      <text:p text:style-name="P164"/>
      <text:p text:style-name="P164"><text:span text:style-name="T407">Прошедшее. </text:span>Past</text:p>
      <text:p text:style-name="P197"/>
      <text:p text:style-name="P213">Past Perfect и Past Perfect Continuous относительно редки и <text:span text:style-name="T416">в</text:span> рамках начального курса </text:p>
      <text:p text:style-name="P213">не проходятся. <text:span text:style-name="T408">В художественной литературе почти всегда используется Past Simple.</text:span></text:p>
      <text:p text:style-name="P197"/>
      <text:p text:style-name="P159">Past Simple</text:p>
      <text:p text:style-name="P198"/>
      <text:p text:style-name="P200">Используется, чтобы:</text:p>
      <text:list xml:id="list3868062271" text:style-name="L29">
        <text:list-item>
          <text:p text:style-name="P529"><text:span text:style-name="T291">сообщить факты </text:span><text:span text:style-name="T292">прошлого,</text:span><text:span text:style-name="T291"> рассказать историю, </text:span><text:span text:style-name="T299">биографию</text:span><text:span text:style-name="T291">; </text:span></text:p>
        </text:list-item>
        <text:list-item>
          <text:p text:style-name="P521">описать действие из прошлого, результат которого не важен в настоящем.</text:p>
        </text:list-item>
      </text:list>
      <text:p text:style-name="P199"/>
      <text:p text:style-name="P388"><text:span text:style-name="T293">Для этого использются глаголы во 2й форме. </text:span><text:span text:style-name="T294">Вторая форма правильного глагола образуется добавлением окончания </text:span><text:span text:style-name="T200">-ed</text:span><text:span text:style-name="T294">. </text:span><text:span text:style-name="T302">Ф</text:span><text:span text:style-name="T294">орма </text:span><text:span text:style-name="T302">неправильного глагола </text:span><text:span text:style-name="T294">находится в таблице.</text:span></text:p>
      <text:p text:style-name="P199"/>
      <text:p text:style-name="P32"><text:span text:style-name="T355">Mozart </text:span><text:span text:style-name="T366">lived</text:span><text:span text:style-name="T355"> from 1756 to 1791 — Моцарт </text:span><text:span text:style-name="T366">жил</text:span><text:span text:style-name="T355"> с 1756 по 1791 год (факт прошлого). </text:span></text:p>
      <text:p text:style-name="P32"><text:span text:style-name="T355">I </text:span><text:span text:style-name="T366">visited</text:span><text:span text:style-name="T355"> my parents yesterday — Вчера я </text:span><text:span text:style-name="T366">навещал</text:span><text:span text:style-name="T355"> родителей (действие из прошлого).</text:span></text:p>
      <text:p text:style-name="P265"/>
      <text:p text:style-name="P266"><text:soft-page-break/>Если глагол заканчивается на глухой звук, то <text:span text:style-name="T141">-ed</text:span> читается как <text:span text:style-name="T141">t</text:span>, а если на звконкий </text:p>
      <text:p text:style-name="P266">согласный или на гласный звук — то как <text:span text:style-name="T141">d</text:span>: <text:span text:style-name="T141">worked [воркт], played [плэйд]</text:span>.</text:p>
      <text:p text:style-name="P386"/>
      <text:p text:style-name="P264">Если глагол заканчивается на <text:span text:style-name="T141">d </text:span>или <text:span text:style-name="T141">t</text:span>, то <text:span text:style-name="T141">-ed</text:span> читается как <text:span text:style-name="T141">id</text:span>: <text:span text:style-name="T141">recorded [рикодид]</text:span>. </text:p>
      <text:p text:style-name="P267">Если глагол заканчивается на <text:span text:style-name="T141">-e</text:span>, то её не надо писать 2 раза: <text:span text:style-name="T141">chase</text:span> → <text:span text:style-name="T141">chased</text:span>.</text:p>
      <text:p text:style-name="P386"/>
      <text:p text:style-name="P385">Слова-маячки Past Simple:</text:p>
      <text:list xml:id="list3516704349" text:style-name="L30">
        <text:list-item>
          <text:p text:style-name="P530">ago — <text:span text:style-name="T409">тому назад</text:span>;</text:p>
        </text:list-item>
        <text:list-item>
          <text:p text:style-name="P531">last — <text:span text:style-name="T409">прошлый</text:span>;</text:p>
        </text:list-item>
        <text:list-item>
          <text:p text:style-name="P522">yesterday — вчера;</text:p>
        </text:list-item>
      </text:list>
      <text:p text:style-name="P203"/>
      <text:p text:style-name="P391"><text:span text:style-name="T300">Past Simple часто путают с Present Perfect, потому что на русский они переводятся </text:span><text:span text:style-name="T301">почти</text:span><text:span text:style-name="T300"> одинаково. Главное отличие в том, что Present Perfect всегда будет сообщать доп</text:span><text:span text:style-name="T301">олнительную</text:span><text:span text:style-name="T300"> информацию, указывающ</text:span><text:span text:style-name="T301">ую </text:span><text:span text:style-name="T300">на настоящее время </text:span><text:span text:style-name="T301">(</text:span><text:span text:style-name="T302">чтобы сообщить</text:span><text:span text:style-name="T301"> результат).</text:span></text:p>
      <text:p text:style-name="P210"/>
      <text:p text:style-name="P211">Past Simple используется когда известен момент в прошлом. Если мы знаешь, </text:p>
      <text:p text:style-name="P211">когда произошло событие, то Present Perfect использовать нельзя.</text:p>
      <text:p text:style-name="P211"/>
      <text:p text:style-name="P80">Tom has lost his key — Том потерал ключ (у него сейчас нет ключа, </text:p>
      <text:p text:style-name="P80">потому что он его потерян).</text:p>
      <text:p text:style-name="P80"/>
      <text:p text:style-name="P80">Tom lost his key last weak — Том потерял ключ на прошлой неделе </text:p>
      <text:p text:style-name="P80">(не важно, есть у него ключ или нет).</text:p>
      <text:p text:style-name="P204"/>
      <text:p text:style-name="P208">В английском, если вопрос задается в настоящем, то и ответ должен быть в настоящем. </text:p>
      <text:p text:style-name="P208">Если вопрос в прошлом, то ответ также должен быть в прошлом.</text:p>
      <text:p text:style-name="P208"/>
      <text:p text:style-name="P208">Но если вопрос был в Present Perfect, а в ответе дается информация, когда именно это случилось, тогда необходимо отвечать в Past Simple.</text:p>
      <text:p text:style-name="P208"/>
      <text:p text:style-name="P78">Have you already started to learn English? Yes, I started to learn it 3 month ago — </text:p>
      <text:p text:style-name="P78">Ты уже начал учить английский? Да, 3 месяца назад (информация о времени).</text:p>
      <text:p text:style-name="P77"/>
      <text:p text:style-name="P209">Если вопрос содержит слово <text:span text:style-name="T141">when</text:span>, то он автоматически привязывает нас к моменту </text:p>
      <text:p text:style-name="P209">в прошлом. <text:span text:style-name="T415">Поэтому Present Perfect в вопросах с </text:span><text:span text:style-name="T156">when</text:span><text:span text:style-name="T415"> не используется.</text:span></text:p>
      <text:p text:style-name="P209"/>
      <text:p text:style-name="P79">Have you met him before? <text:span text:style-name="T414">—</text:span> Вы раньше с ним встречались?</text:p>
      <text:p text:style-name="P79">When did you meet him? <text:span text:style-name="T414">—</text:span> Когда вы встречались с ним?</text:p>
      <text:p text:style-name="P204"/>
      <text:p text:style-name="P165">Отрицания и вопросы в Past Simple</text:p>
      <text:p text:style-name="P202"/>
      <text:p text:style-name="P393"><text:span text:style-name="T294">Отрицание представляет связку </text:span><text:span text:style-name="T200">did</text:span><text:span text:style-name="T294"> с частицей </text:span><text:span text:style-name="T200">not</text:span><text:span text:style-name="T294">, </text:span><text:span text:style-name="T304">которая ставится перед смысловым глаголом в начальной форме. </text:span><text:span text:style-name="T295">Обычно </text:span><text:span text:style-name="T304">эта связка</text:span><text:span text:style-name="T295"> сокращается до </text:span><text:span text:style-name="T201">didn`t</text:span><text:span text:style-name="T295">.</text:span></text:p>
      <text:p text:style-name="P217"/>
      <text:p text:style-name="P393"><text:span text:style-name="T303">В вопросах </text:span><text:span text:style-name="T294">вспомогательный глагол </text:span><text:span text:style-name="T200">did</text:span><text:span text:style-name="T294"> используется </text:span><text:span text:style-name="T304">по тем же грамматическим </text:span></text:p>
      <text:p text:style-name="P393"><text:span text:style-name="T304">правилам</text:span><text:span text:style-name="T294">, </text:span><text:span text:style-name="T295">как</text:span><text:span text:style-name="T294"> </text:span><text:span text:style-name="T200">do</text:span><text:span text:style-name="T294"> для Present Simple. </text:span></text:p>
      <text:p text:style-name="P201"/>
      <text:p text:style-name="P74"><text:span text:style-name="T343">Did</text:span> you <text:span text:style-name="T343">go</text:span> to Los Angeles last week? - Ты <text:span text:style-name="T343">ездил</text:span> в Лос Анжелес на прошлой неделе?</text:p>
      <text:p text:style-name="P74">I <text:span text:style-name="T343">didn`t go</text:span> to Los Angeles, I <text:span text:style-name="T343">went</text:span> to Bostom — Я <text:span text:style-name="T343">не ездил</text:span> в Лос Анжелес, я <text:span text:style-name="T343">ездил</text:span> в Бостон.</text:p>
      <text:p text:style-name="P160"/>
      <text:p text:style-name="P160"/>
      <text:p text:style-name="P472"><text:span text:style-name="T264">Глаголы </text:span><text:span text:style-name="T193">d</text:span><text:span text:style-name="T194">o</text:span><text:span text:style-name="T264"> и </text:span><text:span text:style-name="T193">b</text:span><text:span text:style-name="T194">e</text:span><text:span text:style-name="T264"> </text:span><text:span text:style-name="T265">в </text:span><text:span text:style-name="T266">Past</text:span><text:span text:style-name="T265"> Simple</text:span></text:p>
      <text:p text:style-name="P199"/>
      <text:p text:style-name="P206">Глагол <text:span text:style-name="T141">did</text:span> это 2я форма глагола <text:span text:style-name="T141">do</text:span> (в прошедшем времени). </text:p>
      <text:p text:style-name="P206"><text:span text:style-name="T410">Когда появ</text:span><text:span text:style-name="T412">л</text:span><text:span text:style-name="T410">яется глагол </text:span><text:span text:style-name="T157">be</text:span><text:span text:style-name="T412"> (</text:span><text:span text:style-name="T158">was/were</text:span><text:span text:style-name="T412">)</text:span><text:span text:style-name="T410">, то </text:span><text:span text:style-name="T158">did</text:span><text:span text:style-name="T410"> уже не нужно использовать.</text:span></text:p>
      <text:p text:style-name="P205"/>
      <text:p text:style-name="P243"><text:span text:style-name="T296">Глагол be</text:span><text:span text:style-name="T298"> </text:span><text:span text:style-name="T296">в Past Simple имеет 2 формы: </text:span></text:p>
      <text:list xml:id="list779645773" text:style-name="L31">
        <text:list-item>
          <text:p text:style-name="P532"><text:span text:style-name="T296">was — </text:span><text:span text:style-name="T297">если подлежащее в первом лице или множественном числе (</text:span><text:span text:style-name="T202">I, you, we, they</text:span><text:span text:style-name="T297">);</text:span></text:p>
        </text:list-item>
        <text:list-item>
          <text:p text:style-name="P523">were — если подлежащее в третьем лице, единственном числе (<text:span text:style-name="T141">he, she, it</text:span>).</text:p>
        </text:list-item>
      </text:list>
      <text:p text:style-name="P207"/>
      <text:p text:style-name="P33"><text:span text:style-name="T377">I </text:span><text:span text:style-name="T356">was</text:span><text:span text:style-name="T355"> satisfied with my work — Я </text:span><text:span text:style-name="T356">был</text:span><text:span text:style-name="T355"> доволен своей работой.</text:span></text:p>
      <text:p text:style-name="P76"/>
      <text:p text:style-name="P34"><text:span text:style-name="T356">Was</text:span><text:span text:style-name="T355"> the weather good at the weekend? No, it </text:span><text:span text:style-name="T356">wasn`t</text:span><text:span text:style-name="T355"> — </text:span></text:p>
      <text:p text:style-name="P34"><text:span text:style-name="T355">Погода </text:span><text:span text:style-name="T356">была</text:span><text:span text:style-name="T355"> хорош</text:span><text:span text:style-name="T378">ая</text:span><text:span text:style-name="T355"> на выходных? Нет.</text:span></text:p>
      <text:p text:style-name="P75"/>
      <text:p text:style-name="P161">Past Continuous</text:p>
      <text:p text:style-name="P212"/>
      <text:p text:style-name="P396"><text:span text:style-name="T306">О</text:span><text:span text:style-name="T305">значает процесс или незаконченное действие, которое привязано к точному моменту </text:span></text:p>
      <text:p text:style-name="P396"><text:span text:style-name="T305">в </text:span><text:span text:style-name="T336">прошлом</text:span><text:span text:style-name="T305"> (т. е. действие происходило и не было закончено).</text:span></text:p>
      <text:p text:style-name="P214"/>
      <text:p text:style-name="P395"><text:span text:style-name="T305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309">обсуждаемая ситуация</text:span><text:span text:style-name="T305">).</text:span></text:p>
      <text:p text:style-name="P214"/>
      <text:p text:style-name="P397"><text:span text:style-name="T306">Состоит из 2х частей: вспомогательного глагола </text:span><text:span text:style-name="T203">be</text:span><text:span text:style-name="T306"> (</text:span><text:span text:style-name="T307">формы как в Past Simple</text:span><text:span text:style-name="T306">) и смыслового глагола с окончанием </text:span><text:span text:style-name="T203">-ing</text:span><text:span text:style-name="T306">. </text:span><text:span text:style-name="T305">На русский переводится глаголом в прошедшем времени.</text:span></text:p>
      <text:p text:style-name="P216"/>
      <text:p text:style-name="P81">Last Sunday at 5 I <text:span text:style-name="T343">was having</text:span> dinner with my friends — В прошлое воскресенье в 5 </text:p>
      <text:p text:style-name="P81">я <text:span text:style-name="T343">ужинал</text:span> со своими друзьями (привязка к точному моменту в прошлом).</text:p>
      <text:p text:style-name="P215"/>
      <text:p text:style-name="P36"><text:span text:style-name="T379">My parents </text:span><text:span text:style-name="T368">were watching</text:span><text:span text:style-name="T379"> TV when I came home yesterday — Мои родители </text:span><text:span text:style-name="T368">смотрели</text:span><text:span text:style-name="T379"> телевизор, когда я пришел вчера домой (незаконченное действие </text:span><text:span text:style-name="T380">в тот момент</text:span><text:span text:style-name="T379">).</text:span></text:p>
      <text:p text:style-name="P82"/>
      <text:p text:style-name="P397"><text:span text:style-name="T307">В отрицаниях и вопросах </text:span><text:span text:style-name="T308">глагол </text:span><text:span text:style-name="T204">be</text:span><text:span text:style-name="T307"> ведет себя точно так же, как и </text:span><text:span text:style-name="T308">для</text:span><text:span text:style-name="T307"> Past Simple:</text:span></text:p>
      <text:p text:style-name="P37"><text:span text:style-name="T381">W</text:span><text:span text:style-name="T355">e weren`t reading — Мы не читали (именно тогда). Was I running? — Я бежал?</text:span></text:p>
      <text:p text:style-name="P84"/>
      <text:p text:style-name="P220">В одном предложении часто используются Past Continuous и Past Simple одновременно.</text:p>
      <text:p text:style-name="P400"><text:span text:style-name="T310">Действие, длящееся какое-то время (</text:span><text:span text:style-name="T311">Past Continuous</text:span><text:span text:style-name="T310">) может прерываться более коротким действием (</text:span><text:span text:style-name="T311">Past Simple</text:span><text:span text:style-name="T316">)</text:span><text:span text:style-name="T310"> </text:span><text:span text:style-name="T314">либо другим Past Continuous </text:span><text:span text:style-name="T317">(смотреть по контексту)</text:span><text:span text:style-name="T314">.</text:span></text:p>
      <text:p text:style-name="P218"/>
      <text:p text:style-name="P398"><text:span text:style-name="T310">В этом случае предложение может содержать слово </text:span><text:span text:style-name="T205">while</text:span><text:span text:style-name="T310"> </text:span><text:span text:style-name="T312">(в то время, как)</text:span><text:span text:style-name="T310"> в той части, которая относится к <text:s/></text:span><text:span text:style-name="T311">Past Continuous, </text:span><text:span text:style-name="T310">либо </text:span><text:span text:style-name="T205">when</text:span><text:span text:style-name="T310">, там, где используется Past Simple.</text:span></text:p>
      <text:p text:style-name="P218"/>
      <text:p text:style-name="P38"><text:span text:style-name="T369">While</text:span><text:span text:style-name="T382"> I was working in the garden, I </text:span><text:span text:style-name="T383">kicked</text:span><text:span text:style-name="T382"> my leg — Пока я работал в саду, я </text:span><text:span text:style-name="T384">пнул</text:span><text:span text:style-name="T382"> ногу.</text:span></text:p>
      <text:p text:style-name="P39"><text:span text:style-name="T355">I was working in the garden </text:span><text:span text:style-name="T366">when</text:span><text:span text:style-name="T355"> I kicked my leg — </text:span><text:span text:style-name="T383">Я работал в саду, когда </text:span><text:span text:style-name="T384">пнул</text:span><text:span text:style-name="T383"> ногу</text:span><text:span text:style-name="T355">.</text:span></text:p>
      <text:p text:style-name="P85"/>
      <text:p text:style-name="P40"><text:span text:style-name="T366">While</text:span><text:span text:style-name="T355"> Tom was reading, Amely was watching a documentary on TV — Пока </text:span><text:span text:style-name="T385">Т</text:span><text:span text:style-name="T355">ом читал, </text:span></text:p>
      <text:p text:style-name="P86">Эмили смотрела документальный фильм по телевизору.</text:p>
      <text:p text:style-name="P221"/>
      <text:p text:style-name="P399"><text:span text:style-name="T315">Если действия происходят не одновременно, а следуют одно за другим</text:span><text:span text:style-name="T313">, то в этом </text:span></text:p>
      <text:p text:style-name="P219">случае нужно использовать <text:span text:style-name="T419">только</text:span> Past Simple.</text:p>
      <text:p text:style-name="P219"/>
      <text:p text:style-name="P83">I saw Jane in the street yesterday. I stopped and said hello — Я увидел Джейн вчера на улице. </text:p>
      <text:p text:style-name="P83">Я остановился и поздоровался (сказал «привет»).</text:p>
      <text:p text:style-name="P167"><text:soft-page-break/>Будущие. Future</text:p>
      <text:p text:style-name="P103"/>
      <text:p text:style-name="P108">В английском языке о будущем можно говорить не только с помощью формы Future, но и </text:p>
      <text:p text:style-name="P406"><text:span text:style-name="T331">с помощью </text:span><text:span text:style-name="T335">формы</text:span><text:span text:style-name="T331"> </text:span><text:span text:style-name="T333">Present</text:span><text:span text:style-name="T331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7"/>
      <text:p text:style-name="P405"><text:span text:style-name="T332">Другие варианты Future (кроме </text:span><text:span text:style-name="T334">Future </text:span><text:span text:style-name="T332">Simple) используются редко, </text:span><text:span text:style-name="T334">т. к.</text:span><text:span text:style-name="T332"> они громоздкие и довольно неудобные. В современном английском можно обойтись без них.</text:span></text:p>
      <text:p text:style-name="P107"/>
      <text:p text:style-name="P403"><text:span text:style-name="T117">На будущ</text:span><text:span text:style-name="T118">и</text:span><text:span text:style-name="T117">е могут также указы</text:span><text:span text:style-name="T118">вать</text:span><text:span text:style-name="T117"> модальные глаголы </text:span><text:span text:style-name="T119">и оборот </text:span><text:span text:style-name="T57">be going to</text:span><text:span text:style-name="T120">, </text:span><text:span text:style-name="T119">который </text:span></text:p>
      <text:p text:style-name="P403"><text:span text:style-name="T119">в основном</text:span><text:span text:style-name="T120"> встречается </text:span><text:span text:style-name="T119">в разговорной речи и нередко используется вместо Future Simple.</text:span></text:p>
      <text:p text:style-name="P107"/>
      <text:p text:style-name="P225">Present Continuous в значении будущего</text:p>
      <text:p text:style-name="P109"/>
      <text:p text:style-name="P109">Используется, чтобы сказать о личных планах. В предложении обычно указывается дата </text:p>
      <text:p text:style-name="P109">или время, связанные с будущим. Переводить можно как будущим так и настоящим.</text:p>
      <text:p text:style-name="P109"/>
      <text:p text:style-name="P335">What are you doing on Satureday? <text:span text:style-name="T140">—</text:span> Что ты делаешь в субботу? (какие у тебя планы?)</text:p>
      <text:p text:style-name="P336">I am flying to London tomorrow — <text:span text:style-name="T420">Завтра я лечу в Лондон (личный план)</text:span></text:p>
      <text:p text:style-name="P336"/>
      <text:p text:style-name="P268">Present Simple в значении будущего</text:p>
      <text:p text:style-name="P337"/>
      <text:p text:style-name="P110"><text:span text:style-name="T126">Используется, чтобы сказать о том, что </text:span><text:span text:style-name="T128">что-то </text:span><text:span text:style-name="T126">должно произойти по рассписанию, либо </text:span></text:p>
      <text:p text:style-name="P110"><text:span text:style-name="T126">о собственном графике. </text:span><text:span text:style-name="T127">Переводить можно как будущим так и настоящим.</text:span></text:p>
      <text:p text:style-name="P278"/>
      <text:p text:style-name="P278">Ключевое отличие от Present Continuous в том, что расписание не зависит от говорящего, </text:p>
      <text:p text:style-name="P401"><text:span text:style-name="T67">т. е. речь может идти </text:span><text:span text:style-name="T68">о </text:span><text:span text:style-name="T67">рассписании транспорта, сеансов в кино и т. </text:span><text:span text:style-name="T68">п</text:span><text:span text:style-name="T67">.</text:span></text:p>
      <text:p text:style-name="P278"/>
      <text:p text:style-name="P338">My airplane flies at 6 o`clock tomorrow — Мой самолет летит завтра в 6 (рассписание)</text:p>
      <text:p text:style-name="P422"><text:span text:style-name="T31">What time do you finish work tommorow? </text:span><text:span text:style-name="T32">— </text:span><text:span text:style-name="T31">В какое время ты заканчиваешь работу завтра?</text:span></text:p>
      <text:p text:style-name="P340"/>
      <text:p text:style-name="P269">Оборот <text:span text:style-name="T141">be going to</text:span></text:p>
      <text:p text:style-name="P279"/>
      <text:p text:style-name="P402"><text:span text:style-name="T69">Подразумевает, что человек говорит не о спонтанном решении что-либо сделать, </text:span><text:span text:style-name="T72">а о заранее </text:span><text:span text:style-name="T73">продуманных</text:span><text:span text:style-name="T72"> действиях. </text:span><text:span text:style-name="T69">На русский переводится как «собираюсь сделать».</text:span></text:p>
      <text:p text:style-name="P279"/>
      <text:p text:style-name="P111"><text:span text:style-name="T125">Чтобы использовать, нужно поставить глагол </text:span><text:span text:style-name="T31">be</text:span><text:span text:style-name="T125"> в форму </text:span><text:span text:style-name="T31">am/is/are</text:span><text:span text:style-name="T125">, а смысловой глагол оставить в начальной форме, после </text:span><text:span text:style-name="T31">going to</text:span><text:span text:style-name="T125">.</text:span></text:p>
      <text:p text:style-name="P279"/>
      <text:p text:style-name="P339">I`m going to meet my friends tomorrow — Я собираюсь встретиться с друзьями завтра.</text:p>
      <text:p text:style-name="P421"><text:span text:style-name="T26">I`m going to go</text:span><text:span text:style-name="T134"> out after I finish my work — Я собираюсь погулять после, как закончу работу.</text:span></text:p>
      <text:p text:style-name="P279"/>
      <text:p text:style-name="P404"><text:span text:style-name="T69">В разговорной </text:span><text:span text:style-name="T73">стиле</text:span><text:span text:style-name="T70"> </text:span><text:span text:style-name="T71">этот </text:span><text:span text:style-name="T70">оборот </text:span><text:span text:style-name="T69">очень часто </text:span><text:span text:style-name="T73">записывается</text:span><text:span text:style-name="T69"> как </text:span><text:span text:style-name="T33">gonna</text:span><text:span text:style-name="T69"> </text:span><text:span text:style-name="T33">[гона].</text:span></text:p>
      <text:p text:style-name="P341"/>
      <text:p text:style-name="P112"><text:span text:style-name="T125">Также его используют, когда очевидно, что вот-вот случится какое-то действие. В этом случае </text:span><text:span text:style-name="T31">be goin to </text:span><text:span text:style-name="T125">передает оттенок неизбежности происходящего и применяется по отношению </text:span></text:p>
      <text:p text:style-name="P280">к постороннему человеку или объетку.</text:p>
      <text:p text:style-name="P280"/>
      <text:p text:style-name="P342">Look! He`s going to fall — Смотри! Он сейчас упадет.</text:p>
      <text:p text:style-name="P342">The sky is dark. It`s going to rain — Небо темное. Сейчас пойдет дождь.</text:p>
      <text:p text:style-name="P342"/>
      <text:p text:style-name="P270"/>
      <text:p text:style-name="P270"><text:soft-page-break/>Future Simple</text:p>
      <text:p text:style-name="P281"/>
      <text:p text:style-name="P407"><text:span text:style-name="T74">Сообщает о будущих, еще не случившихся событиях. </text:span><text:span text:style-name="T75">Эта форма говорит о том, что человек сделает что-то в будущем, но решение он принял в момент речи, </text:span><text:span text:style-name="T76">т. е. описывает не спланированные, а спонтанные дейсвтия. </text:span></text:p>
      <text:p text:style-name="P283"/>
      <text:p text:style-name="P407"><text:span text:style-name="T77">В</text:span><text:span text:style-name="T76"> предложени</text:span><text:span text:style-name="T77">ях</text:span><text:span text:style-name="T76"> </text:span><text:span text:style-name="T77">будут </text:span><text:span text:style-name="T76">часто </text:span><text:span text:style-name="T77">попадаться слова</text:span><text:span text:style-name="T76">, </text:span><text:span text:style-name="T77">выражающие</text:span><text:span text:style-name="T76"> мнение: <text:s/></text:span><text:span text:style-name="T34">I think </text:span><text:span text:style-name="T35">(я думаю)</text:span><text:span text:style-name="T34">, </text:span></text:p>
      <text:p text:style-name="P407"><text:span text:style-name="T34">I`m sure </text:span><text:span text:style-name="T35">(я уверен), I hope (я надеюсь), </text:span><text:span text:style-name="T34">probably (возможно).</text:span><text:span text:style-name="T35"> </text:span></text:p>
      <text:p text:style-name="P287"/>
      <text:p text:style-name="P282">Схема состоит из 2х частей: вспомогательного глагола <text:span text:style-name="T141">will </text:span><text:span text:style-name="T424">(заменяет </text:span><text:span text:style-name="T159">do/did</text:span><text:span text:style-name="T424">)</text:span> и смыслового глагола в начальной форме. <text:span text:style-name="T141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141">not</text:span>.</text:p>
      <text:p text:style-name="P282"/>
      <text:p text:style-name="P282">В речи и на письме <text:span text:style-name="T141">will</text:span> обычно сокращается до <text:span text:style-name="T141">`ll</text:span>, а отрицание <text:span text:style-name="T141">will</text:span> <text:span text:style-name="T141">not</text:span> д<text:span text:style-name="T423">о</text:span> <text:span text:style-name="T141">won`t</text:span>.</text:p>
      <text:p text:style-name="P282"/>
      <text:p text:style-name="P343">We <text:span text:style-name="T343">will</text:span> proobably <text:span text:style-name="T343">meet</text:span> soon — Мы, возможно, скоро <text:span text:style-name="T343">встретимся</text:span>.</text:p>
      <text:p text:style-name="P343">I hope everything <text:span text:style-name="T343">will be</text:span> fine — Надеюсь, все <text:span text:style-name="T343">будет </text:span>хорошо.</text:p>
      <text:p text:style-name="P343"><text:span text:style-name="T343">Will</text:span> you <text:span text:style-name="T343">be</text:span> at home toworrow? No, I won`t — <text:span text:style-name="T422">Ты </text:span><text:span text:style-name="T345">будешь</text:span><text:span text:style-name="T422"> завтра дома? Нет</text:span>.</text:p>
      <text:p text:style-name="P282"/>
      <text:p text:style-name="P286">Чтобы правильно подобрать нужную форму, нужно отталкиваться от контекста:</text:p>
      <text:list xml:id="list1508577592" text:style-name="L32">
        <text:list-item>
          <text:p text:style-name="P485">I will do — я сделаю (считаю/верю, что сделаю это);</text:p>
        </text:list-item>
        <text:list-item>
          <text:p text:style-name="P486">I am doing — я сделаю (потому что уже спланировал это);</text:p>
        </text:list-item>
        <text:list-item>
          <text:p text:style-name="P486">I am going to do — я собираюсь сделать (ключевое слово «собираюсь»).</text:p>
        </text:list-item>
      </text:list>
      <text:p text:style-name="P284"/>
      <text:p text:style-name="P285">Нередко, вместо will используется модальный глагол might:</text:p>
      <text:p text:style-name="P345">I might do it — Наверное, я сделаю это.</text:p>
      <text:p text:style-name="P344"/>
      <text:p text:style-name="P271">Модальные глаголы</text:p>
      <text:p text:style-name="P346"/>
      <text:p text:style-name="P290">Это особенные глаголы, которые одновременно:</text:p>
      <text:list xml:id="list2763829243" text:style-name="L33">
        <text:list-item>
          <text:p text:style-name="P487">передают смысл (используются как смысловые глаголы);</text:p>
        </text:list-item>
        <text:list-item>
          <text:p text:style-name="P487">передают время (привязывают дейсвтие к какому-то времени);</text:p>
        </text:list-item>
        <text:list-item>
          <text:p text:style-name="P487">используются по тем же правилами, что и вспомогательные глаголы.</text:p>
        </text:list-item>
      </text:list>
      <text:p text:style-name="P288"/>
      <text:p text:style-name="P28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288">а в отрицаниях используются вместе с частицей <text:span text:style-name="T141">not</text:span>.</text:p>
      <text:p text:style-name="P288"/>
      <text:p text:style-name="P418"><text:span text:style-name="T80">Модальные глаголы не имеют окончаний и дополнительных форм. </text:span><text:span text:style-name="T102">Т. е. </text:span><text:span text:style-name="T80">не меняются в зависимости от подлежащего </text:span><text:span text:style-name="T102">(нет окончания -s, если подлежащее he/she/it и </text:span><text:span text:style-name="T103">пр</text:span><text:span text:style-name="T102">)</text:span><text:span text:style-name="T80">. </text:span></text:p>
      <text:p text:style-name="P289"/>
      <text:p text:style-name="P29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296"/>
      <text:p text:style-name="P297"><text:span text:style-name="T445">После модального глагола почти всегда </text:span><text:span text:style-name="T447">идет</text:span><text:span text:style-name="T445"> смысловой глагол в начальной форме, </text:span><text:span text:style-name="T448">но </text:span><text:span text:style-name="T445">без частицы </text:span><text:span text:style-name="T165">to. </text:span><text:span text:style-name="T446">Также смысловой глагол в начальной форме идет после модальных кострукций.</text:span></text:p>
      <text:p text:style-name="P296"/>
      <text:p text:style-name="P423"><text:span text:style-name="T102">М</text:span><text:span text:style-name="T66">одальные глаголы: </text:span><text:span text:style-name="T31">can, could, must, might, may, should, would, will, shall</text:span><text:span text:style-name="T66">.</text:span></text:p>
      <text:p text:style-name="P423"><text:span text:style-name="T92">М</text:span><text:span text:style-name="T66">одальные конструкции: </text:span><text:span text:style-name="T31">be able to, have to, used to</text:span><text:span text:style-name="T66">.</text:span></text:p>
      <text:p text:style-name="P473"><text:span text:style-name="T122">Глаголы </text:span><text:span text:style-name="T58">w</text:span><text:span text:style-name="T59">ill</text:span><text:span text:style-name="T121"> и </text:span><text:span text:style-name="T58">s</text:span><text:span text:style-name="T59">hall</text:span></text:p>
      <text:p text:style-name="P298"/>
      <text:p text:style-name="P424"><text:span text:style-name="T66">В Future Simple </text:span><text:span text:style-name="T31">will</text:span><text:span text:style-name="T66"> используется как вспомогательный глагол. Но иногда он также</text:span></text:p>
      <text:p text:style-name="P424"><text:span text:style-name="T66">используется как модальный глагол. Это касается ситуац</text:span><text:span text:style-name="T78">и</text:span><text:span text:style-name="T66">й, когда нужно предложить свою помощь либо обратиться за помощью самому.</text:span></text:p>
      <text:p text:style-name="P299"/>
      <text:p text:style-name="P347">You luggage is heavy. I`ll help you — У вас тяжелый багаж. Я помогу вам.</text:p>
      <text:p text:style-name="P347">Will you help me? — Ты мне поможешь?</text:p>
      <text:p text:style-name="P299"/>
      <text:p text:style-name="P410"><text:span text:style-name="T78">Ситуации с </text:span><text:span text:style-name="T36">will</text:span><text:span text:style-name="T78"> переводятся будущим, а с </text:span><text:span text:style-name="T36">won`t </text:span><text:span text:style-name="T78">— настоящим. </text:span><text:span text:style-name="T36">Won`t</text:span><text:span text:style-name="T78"> означает </text:span></text:p>
      <text:p text:style-name="P292">«отказывается» (не смотря на мои ожидание, действие не происходит).</text:p>
      <text:p text:style-name="P291"/>
      <text:p text:style-name="P348">What`s wrong? My Car won`t start — Что случилось? Моя машина не заводится. </text:p>
      <text:p text:style-name="P348">(отказывается заводиться)</text:p>
      <text:p text:style-name="P291"/>
      <text:p text:style-name="P409"><text:span text:style-name="T79">Модальный глагол </text:span><text:span text:style-name="T37">shall</text:span><text:span text:style-name="T79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37">will</text:span><text:span text:style-name="T79">.</text:span></text:p>
      <text:p text:style-name="P293"/>
      <text:p text:style-name="P409"><text:span text:style-name="T79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37">I</text:span><text:span text:style-name="T79"> или </text:span><text:span text:style-name="T37">we</text:span><text:span text:style-name="T79">.</text:span></text:p>
      <text:p text:style-name="P293"/>
      <text:p text:style-name="P349">Shall I close the door? - Я закрою дверь? (вы не против, если я закрою дверь?)</text:p>
      <text:p text:style-name="P41"><text:span text:style-name="T129">S</text:span><text:span text:style-name="T125">hall we dance? - Потанцуем? (вы не против потанцевать?)</text:span></text:p>
      <text:p text:style-name="P291"/>
      <text:p text:style-name="P272"><text:span text:style-name="T430">Глаголы </text:span><text:span text:style-name="T161">c</text:span><text:span text:style-name="T141">an</text:span> и <text:span text:style-name="T161">c</text:span><text:span text:style-name="T141">ould</text:span></text:p>
      <text:p text:style-name="P293"/>
      <text:p text:style-name="P416"><text:span text:style-name="T49">Can</text:span><text:span text:style-name="T81"> переводится как «умею», «могу», «смогу». </text:span><text:span text:style-name="T100">С</text:span><text:span text:style-name="T81"> частицей </text:span><text:span text:style-name="T49">not</text:span><text:span text:style-name="T81"> в пишется либо </text:span></text:p>
      <text:p text:style-name="P247"><text:span text:style-name="T81">слитно — </text:span><text:span text:style-name="T49">cannot</text:span><text:span text:style-name="T81">, либо сокращенно — </text:span><text:span text:style-name="T49">can`t</text:span><text:span text:style-name="T81">. </text:span><text:span text:style-name="T100">М</text:span><text:span text:style-name="T82">ожет передавать следующие значения:</text:span></text:p>
      <text:list xml:id="list3909144962" text:style-name="L34">
        <text:list-item>
          <text:p text:style-name="P533"><text:span text:style-name="T81">у</text:span><text:span text:style-name="T82">мственные или физические возможности, умение что-то сделать;</text:span></text:p>
        </text:list-item>
        <text:list-item>
          <text:p text:style-name="P488">разрешение или запрет что-то cделать;</text:p>
        </text:list-item>
        <text:list-item>
          <text:p text:style-name="P488">просьба или предложение о помощи;</text:p>
        </text:list-item>
        <text:list-item>
          <text:p text:style-name="P488">неуверенность в совершении действия (в вопросах).</text:p>
        </text:list-item>
      </text:list>
      <text:p text:style-name="P295"/>
      <text:p text:style-name="P42"><text:span text:style-name="T130">H</text:span><text:span text:style-name="T125">e can understand my English — Он может понимать мой английский.</text:span></text:p>
      <text:p text:style-name="P350">You can`t smoke here — Ты не можешь сдесь курить.</text:p>
      <text:p text:style-name="P350">Can I help you? - Я могу вам помочь?</text:p>
      <text:p text:style-name="P300"/>
      <text:p text:style-name="P425"><text:span text:style-name="T81">В </text:span><text:span text:style-name="T66">разговорной речи </text:span><text:span text:style-name="T31">can</text:span><text:span text:style-name="T66"> широко используется именно, когда нужно спросить разрешение </text:span></text:p>
      <text:p text:style-name="P426"><text:span text:style-name="T66">что-то сделать. </text:span><text:span text:style-name="T106">Е</text:span><text:span text:style-name="T104">сли нужно спросить разрешение вежливо, то используется may.</text:span></text:p>
      <text:p text:style-name="P489"/>
      <text:p text:style-name="P419"><text:span text:style-name="T51">Can</text:span><text:span text:style-name="T52"> I use your phone? / May I use your phone? - Я мог</text:span><text:span text:style-name="T51">у</text:span><text:span text:style-name="T52"> воспольз</text:span><text:span text:style-name="T51">оваться</text:span><text:span text:style-name="T52"> </text:span></text:p>
      <text:p text:style-name="P419"><text:span text:style-name="T51">твоим/</text:span><text:span text:style-name="T52">вашим телефоном?</text:span></text:p>
      <text:p text:style-name="P294"/>
      <text:p text:style-name="P427"><text:span text:style-name="T31">Could [куд] </text:span><text:span text:style-name="T66">переводится как «мог», «мог бы» и является прошедшей формой от </text:span><text:span text:style-name="T31">can</text:span><text:span text:style-name="T66">. </text:span></text:p>
      <text:p text:style-name="P301">Его следует использовать, когда мы говорим о том, что что-то умели или могли в прошлом.</text:p>
      <text:p text:style-name="P334">Также <text:span text:style-name="T141">could</text:span> <text:span text:style-name="T449">применяется</text:span> в качестве официальной формы обращения.</text:p>
      <text:p text:style-name="P301"/>
      <text:p text:style-name="P351">I could read at the age of 4 — Я мог читать в 4 года.</text:p>
      <text:p text:style-name="P351">This story could be true — Эта история могла бы быть правдой.</text:p>
      <text:p text:style-name="P277"/>
      <text:p text:style-name="P277"/>
      <text:p text:style-name="P474"><text:span text:style-name="T428">К</text:span>онструкция <text:span text:style-name="T141">be able to</text:span></text:p>
      <text:p text:style-name="P302"/>
      <text:p text:style-name="P303">Дублирует по значению модальные глаголы <text:span text:style-name="T141">can/could</text:span>. Говорит о возможности </text:p>
      <text:p text:style-name="P303">соверишить действие. <text:span text:style-name="T443">В настоящем времени </text:span><text:span text:style-name="T427">заменяется модальным глаголом </text:span><text:span text:style-name="T160">can</text:span><text:span text:style-name="T443">.</text:span></text:p>
      <text:p text:style-name="P304">В этой конструкции глагол <text:span text:style-name="T141">be</text:span> передает время:</text:p>
      <text:list xml:id="list1520399175" text:style-name="L35">
        <text:list-item>
          <text:p text:style-name="P490">am/is/are able to — могу/может/могут (есть возможность);</text:p>
        </text:list-item>
        <text:list-item>
          <text:p text:style-name="P490">was/were able to — смог/смогли;</text:p>
        </text:list-item>
        <text:list-item>
          <text:p text:style-name="P490">will be able to — смогу/сможет/смогут.</text:p>
        </text:list-item>
      </text:list>
      <text:p text:style-name="P305"/>
      <text:p text:style-name="P412"><text:span text:style-name="T38">B</text:span><text:span text:style-name="T39">e able to</text:span><text:span text:style-name="T83"> передает оттенок </text:span><text:span text:style-name="T84">того, что </text:span><text:span text:style-name="T87">человек</text:span><text:span text:style-name="T84"> обычно не может сделать, но именно тогда </text:span></text:p>
      <text:p text:style-name="P412"><text:span text:style-name="T84">смог (в прошедшем) или сможет (в будущем).</text:span><text:span text:style-name="T83"> </text:span><text:span text:style-name="T84">Т</text:span><text:span text:style-name="T83">. е. не «мог</text:span><text:span text:style-name="T84">у</text:span><text:span text:style-name="T83">», а «</text:span><text:span text:style-name="T84">смогу</text:span><text:span text:style-name="T83">».</text:span></text:p>
      <text:p text:style-name="P306"/>
      <text:p text:style-name="P352">Stacey talked rather quickly, but I was able to understand her — Стэйси говорила довольно быстро, но я смог понять её.</text:p>
      <text:p text:style-name="P352"/>
      <text:p text:style-name="P352">If I learn French, I will be able to understand it — Если я буду учить французский, </text:p>
      <text:p text:style-name="P352">я смогу понимать его.</text:p>
      <text:p text:style-name="P352"/>
      <text:p text:style-name="P273"><text:span text:style-name="T430">Глаголы </text:span><text:span text:style-name="T161">m</text:span><text:span text:style-name="T141">ight</text:span> и <text:span text:style-name="T161">m</text:span><text:span text:style-name="T141">ay</text:span></text:p>
      <text:p text:style-name="P352"/>
      <text:p text:style-name="P417"><text:span text:style-name="T101">M</text:span><text:span text:style-name="T42">ight [майт]</text:span><text:span text:style-name="T85"> переводится как «может» или «мог бы», </text:span><text:span text:style-name="T92">а</text:span><text:span text:style-name="T432"> т</text:span>акже <text:span text:style-name="T85">наречием </text:span><text:span text:style-name="T90">«возможно», «вероятно», </text:span><text:span text:style-name="T91">«должно быть», </text:span><text:span text:style-name="T90">«наверное»</text:span><text:span text:style-name="T85">. </text:span></text:p>
      <text:p text:style-name="P331"/>
      <text:p text:style-name="P307">Он указывает на вероятность того, что ситуация может происходить сейчас или произойти </text:p>
      <text:p text:style-name="P307">в ближайшем будущем. Является синонимом фразе <text:span text:style-name="T141">it is possible that</text:span> (возможно, что).</text:p>
      <text:p text:style-name="P367"/>
      <text:p text:style-name="P428"><text:span text:style-name="T31">Look at the sky. It might rain — Посмотри на небо. Возможно </text:span><text:span text:style-name="T41">пойдет дождь.</text:span></text:p>
      <text:p text:style-name="P429"><text:span text:style-name="T41">M</text:span><text:span text:style-name="T31">ight Tom call in the evening? - Том может позвонить вечером? (может</text:span><text:span text:style-name="T43"> ли он позвонить</text:span><text:span text:style-name="T31">?)</text:span></text:p>
      <text:p text:style-name="P352"/>
      <text:p text:style-name="P417"><text:span text:style-name="T101">Отрицание</text:span><text:span text:style-name="T86"> </text:span><text:span text:style-name="T40">might</text:span><text:span text:style-name="T86"> </text:span><text:span text:style-name="T40">not</text:span><text:span text:style-name="T86"> </text:span><text:span text:style-name="T101">сокращается до</text:span><text:span text:style-name="T86"> </text:span><text:span text:style-name="T40">mightn`t [майтэнт]</text:span><text:span text:style-name="T86">.</text:span></text:p>
      <text:p text:style-name="P352"/>
      <text:p text:style-name="P411"><text:span text:style-name="T85">Модальный глагол </text:span><text:span text:style-name="T42">may</text:span><text:span text:style-name="T85"> в современном английском используется </text:span><text:span text:style-name="T86">редко</text:span><text:span text:style-name="T85">. Но его часто применяют, когда нужно предложить помощь незнакомому человеку. </text:span><text:span text:style-name="T105">Он п</text:span><text:span text:style-name="T85">ереводится как «иметь возможность» и по сути </text:span><text:span text:style-name="T86">взаимозаменяем с</text:span><text:span text:style-name="T85"> </text:span><text:span text:style-name="T42">might</text:span><text:span text:style-name="T85">.</text:span></text:p>
      <text:p text:style-name="P353"/>
      <text:p text:style-name="P353">May I help you, sir? Я могу вам помочь, сэр? (имею ли я возможность вам помочь?)</text:p>
      <text:p text:style-name="P332"/>
      <text:p text:style-name="P274"><text:span text:style-name="T431">Глагол </text:span><text:span text:style-name="T163">m</text:span><text:span text:style-name="T141">ust</text:span></text:p>
      <text:p text:style-name="P308"/>
      <text:p text:style-name="P420"><text:span text:style-name="T107">О</text:span><text:span text:style-name="T91">дин из самых распространенных в речи модальных глаголов. </text:span><text:span text:style-name="T108">И</text:span><text:span text:style-name="T91">спользуется в настоящем времени. Переводится как «должен», «обязан» или «должно быть», «</text:span><text:span text:style-name="T88">наверное»</text:span><text:span text:style-name="T91">.</text:span></text:p>
      <text:p text:style-name="P309"/>
      <text:p text:style-name="P246"><text:span text:style-name="T88">П</text:span><text:span text:style-name="T82">ереда</text:span><text:span text:style-name="T88">ет</text:span><text:span text:style-name="T82"> следующие значения</text:span><text:span text:style-name="T89">:</text:span></text:p>
      <text:list xml:id="list1259134773" text:style-name="L36">
        <text:list-item>
          <text:p text:style-name="P491">необходимость, обязанность, долг;</text:p>
        </text:list-item>
        <text:list-item>
          <text:p text:style-name="P492">настойчивый совет, приказ, запрет (в отрицаниях);</text:p>
        </text:list-item>
      </text:list>
      <text:p text:style-name="P368"/>
      <text:p text:style-name="P368">I must go — Я должен идти. </text:p>
      <text:p text:style-name="P43"><text:span text:style-name="T131">Must we hurry? — Нам нужно торопиться? </text:span><text:span text:style-name="T132">(должны ли мы торопиться?)</text:span></text:p>
      <text:p text:style-name="P356">He must not be at home now — <text:s/><text:span text:style-name="T442">О</text:span>н не должен сейчас быть дома</text:p>
      <text:p text:style-name="P333"/>
      <text:p text:style-name="P333"/>
      <text:p text:style-name="P475"><text:span text:style-name="T89">Отрицание </text:span><text:span text:style-name="T50">must not</text:span><text:span text:style-name="T89"> </text:span><text:span text:style-name="T101">означает</text:span><text:span text:style-name="T89"> «нельзя», «запрещено». Сокращается до </text:span><text:span text:style-name="T50">musn`t [мазнт]</text:span><text:span text:style-name="T89">.</text:span></text:p>
      <text:p text:style-name="P354">You musn`t park here — Здесь нельзя парковаться.</text:p>
      <text:p text:style-name="P309"/>
      <text:p text:style-name="P310">Когда <text:span text:style-name="T141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10"/>
      <text:p text:style-name="P355">She has worked so hard these days. She must<text:span text:style-name="T343"> </text:span>be very tired — </text:p>
      <text:p text:style-name="P355">Она так много работала в эти дни. Она, наверное, очень <text:span text:style-name="T429">уставшая.</text:span></text:p>
      <text:p text:style-name="P357"/>
      <text:p text:style-name="P275">Конструкция <text:span text:style-name="T141">have to</text:span></text:p>
      <text:p text:style-name="P311"/>
      <text:p text:style-name="P313">Дублирует по значению модальный глагол <text:span text:style-name="T141">must</text:span>. Говорит об обязанностях, </text:p>
      <text:p text:style-name="P313">которые человек вынежден выполнять <text:span text:style-name="T444">не по свое воле</text:span>. </text:p>
      <text:p text:style-name="P312"/>
      <text:p text:style-name="P312">В настоящем времени <text:span text:style-name="T141">have to</text:span> и <text:span text:style-name="T141">must</text:span> взаимозаменяемы и часто разницы между ними нет.</text:p>
      <text:p text:style-name="P312">Однако <text:span text:style-name="T141">must</text:span> означает необходимость, которая исходит от самого человека, </text:p>
      <text:p text:style-name="P312">а <text:span text:style-name="T141">have to</text:span> говорит о необходимости, исходящей извне.</text:p>
      <text:p text:style-name="P312"/>
      <text:p text:style-name="P358">I must do it — Я должен это сделать (это мой долг).</text:p>
      <text:p text:style-name="P358">I have to do it — Я должен это сделать (того требуют обстоятельства).</text:p>
      <text:p text:style-name="P312"/>
      <text:p text:style-name="P413"><text:span text:style-name="T44">Have to</text:span><text:span text:style-name="T93">, в отличие от </text:span><text:span text:style-name="T44">must</text:span><text:span text:style-name="T93">, может употребляться во всех временах. Форма в будущем </text:span></text:p>
      <text:p text:style-name="P314">времени используется редко и ее предпочитают заменять на форму настоящего.</text:p>
      <text:p text:style-name="P314"/>
      <text:p text:style-name="P314">Отрицательная и вопросительная форма образуется с помощью вспомогательных </text:p>
      <text:p text:style-name="P413"><text:span text:style-name="T93">глаголов </text:span><text:span text:style-name="T44">do/did/will</text:span><text:span text:style-name="T93">. (</text:span><text:span text:style-name="T109">здесь </text:span><text:span text:style-name="T44">have</text:span><text:span text:style-name="T93"> ведет себя как смысловой глагол).</text:span></text:p>
      <text:p text:style-name="P314"/>
      <text:p text:style-name="P44"><text:span text:style-name="T133">I </text:span><text:span text:style-name="T125">had to go — Я должен был идти.</text:span></text:p>
      <text:p text:style-name="P358">He doesn`t have to go — Он не должен идти.</text:p>
      <text:p text:style-name="P359">Will they have to go — Они должны будут идти.</text:p>
      <text:p text:style-name="P314"/>
      <text:p text:style-name="P430"><text:span text:style-name="T93">В </text:span><text:span text:style-name="T66">отрицательных предложениях </text:span><text:span text:style-name="T31">have to</text:span><text:span text:style-name="T66"> и </text:span><text:span text:style-name="T31">must</text:span><text:span text:style-name="T66"> передают разный смысл. </text:span></text:p>
      <text:p text:style-name="P430"><text:span text:style-name="T31">Must not</text:span><text:span text:style-name="T66"> выражает запрет, а </text:span><text:span text:style-name="T31">heve to</text:span><text:span text:style-name="T66"> — отсутсвие обязанности.</text:span></text:p>
      <text:p text:style-name="P315"/>
      <text:p text:style-name="P358">You mustn`t tell anyone — Ты не должен рассказывать никому.</text:p>
      <text:p text:style-name="P358">You don`t have to tell me everything — Можешь не рассказывать мне всего.</text:p>
      <text:p text:style-name="P314"/>
      <text:p text:style-name="P534"><text:span text:style-name="T45">Have</text:span><text:span text:style-name="T94"> в значении «должен» всегда используется с частицей </text:span><text:span text:style-name="T45">to</text:span><text:span text:style-name="T94">. Если не поставить </text:span><text:span text:style-name="T45">to</text:span><text:span text:style-name="T94"> </text:span></text:p>
      <text:p text:style-name="P534"><text:span text:style-name="T94">после </text:span><text:span text:style-name="T45">have</text:span><text:span text:style-name="T94">, то этот глагол будет ознать «иметь». </text:span></text:p>
      <text:p text:style-name="P314"/>
      <text:p text:style-name="P11"><text:span text:style-name="T123">Г</text:span><text:span text:style-name="T124">лагол </text:span><text:span text:style-name="T60">should</text:span></text:p>
      <text:p text:style-name="P316"/>
      <text:p text:style-name="P535"><text:span text:style-name="T53">Should [шуд] </text:span><text:span text:style-name="T110">подходит</text:span><text:span text:style-name="T94">, чтобы дать</text:span><text:span text:style-name="T110"> вежливый</text:span><text:span text:style-name="T94"> совет. Переводится как «</text:span><text:span text:style-name="T111">следует сделать</text:span><text:span text:style-name="T94">» </text:span></text:p>
      <text:p text:style-name="P535"><text:span text:style-name="T111">или «нужно (так поступить)». </text:span><text:span text:style-name="T113">С</text:span><text:span text:style-name="T111">вязан с на</text:span><text:span text:style-name="T113">с</text:span><text:span text:style-name="T111">тоящим и будущим временем. Грамматически использ</text:span><text:span text:style-name="T110">уется</text:span><text:span text:style-name="T111"> по тем же правилами, что и другие модальные глаголы.</text:span></text:p>
      <text:p text:style-name="P319"/>
      <text:p text:style-name="P45">You should be more attentive — Вам следует быть более внимательным.</text:p>
      <text:p text:style-name="P317"/>
      <text:p text:style-name="P536"><text:span text:style-name="T112">Для</text:span><text:span text:style-name="T111"> совет</text:span><text:span text:style-name="T112">а</text:span><text:span text:style-name="T111">, помимо </text:span><text:span text:style-name="T53">should,</text:span><text:span text:style-name="T111"> можно также использовать обороты, помогающие </text:span></text:p>
      <text:p text:style-name="P536"><text:span text:style-name="T111">выразить мненеие, например </text:span><text:span text:style-name="T53">I think, I don`t think</text:span><text:span text:style-name="T111">.</text:span></text:p>
      <text:p text:style-name="P318"/>
      <text:p text:style-name="P360">I think you should leave — Думаю, вам пора уйти.</text:p>
      <text:p text:style-name="P414"><text:soft-page-break/><text:span text:style-name="T46">Should</text:span><text:span text:style-name="T95"> также выражает: недоумение, удивление, возмущение. В этом случае </text:span><text:span text:style-name="T112">он</text:span><text:span text:style-name="T95"> передает эмоциональную окраску высказыванию. Отрицательная форма говорит о плохой зате</text:span><text:span text:style-name="T96">е</text:span><text:span text:style-name="T95">.</text:span></text:p>
      <text:p text:style-name="P317"/>
      <text:p text:style-name="P360">Why should I go there? - Скакой стати мне туда идти?</text:p>
      <text:p text:style-name="P360">You shouldn`t go there — Не нужно туда идти <text:span text:style-name="T450">(это плохая идея)</text:span>.</text:p>
      <text:p text:style-name="P317"/>
      <text:p text:style-name="P12"><text:span text:style-name="T116">Глагол </text:span><text:span text:style-name="T56">would</text:span></text:p>
      <text:p text:style-name="P320"/>
      <text:p text:style-name="P322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434">Грамматически использ</text:span><text:span text:style-name="T435">уется</text:span><text:span text:style-name="T434"> по тем же правилами, что и другие модальные глаголы.</text:span></text:p>
      <text:p text:style-name="P321"/>
      <text:p text:style-name="P324">При переводе <text:span text:style-name="T141">would</text:span>, <text:span text:style-name="T435">по сути, </text:span>выпадает, а идущий после него смысловой глагол, используется с частицей<text:span text:style-name="T164"> </text:span><text:span text:style-name="T141">to</text:span>. <text:span text:style-name="T164">Would</text:span><text:span text:style-name="T437"> часто сокращается до </text:span><text:span text:style-name="T164">`d</text:span><text:span text:style-name="T437"> и произносится как одна буква (поэтому поначалу расслышать </text:span><text:span text:style-name="T164">would</text:span><text:span text:style-name="T437"> в предложении довольно сложно).</text:span></text:p>
      <text:p text:style-name="P321"/>
      <text:p text:style-name="P321"><text:span text:style-name="T433">В</text:span>стречается в вариантах, <text:span text:style-name="T451">когда</text:span>:</text:p>
      <text:list xml:id="list4104157134" text:style-name="L37">
        <text:list-item>
          <text:p text:style-name="P494">соответствует русской частице «бы» (когда представляют ситуацию);</text:p>
        </text:list-item>
        <text:list-item>
          <text:p text:style-name="P494">сообщает о привычках прошлого (в этом случае может заменяться на <text:span text:style-name="T141">used to</text:span>).</text:p>
        </text:list-item>
      </text:list>
      <text:p text:style-name="P323"/>
      <text:p text:style-name="P361">I would like to live in New Your — Я бы хотел жить в Нью Йорке <text:span text:style-name="T433">(представил)</text:span>.</text:p>
      <text:p text:style-name="P362">I wouldn`t watch this film with my child — Я бы не смотрела этот фильм с моим ребенком.</text:p>
      <text:p text:style-name="P363">Would you like to go <text:span text:style-name="T436">to the party with us? </text:span>—<text:span text:style-name="T436"> Ты бы хотел пойти с нами на вечеринку?</text:span></text:p>
      <text:p text:style-name="P325"/>
      <text:p text:style-name="P539"><text:span text:style-name="T97">Фраза </text:span><text:span text:style-name="T47">would you like</text:span><text:span text:style-name="T97"> часто используется, когда хотят предложить человеку услугу, </text:span><text:span text:style-name="T115">сервис,</text:span></text:p>
      <text:p text:style-name="P539"><text:span text:style-name="T97">предмет и т. п. Если человек согласен, то он отвечает </text:span><text:span text:style-name="T47">I`d like to</text:span><text:span text:style-name="T97"> (</text:span><text:span text:style-name="T114">я бы хотел</text:span><text:span text:style-name="T97">) </text:span></text:p>
      <text:p text:style-name="P538"><text:span text:style-name="T114">или </text:span><text:span text:style-name="T55">I`d love to</text:span><text:span text:style-name="T114"> </text:span><text:span text:style-name="T97">(с удовольствием).</text:span></text:p>
      <text:p text:style-name="P326"/>
      <text:p text:style-name="P537"><text:span text:style-name="T47">Would you like a cup of </text:span><text:span text:style-name="T54">tea</text:span><text:span text:style-name="T47">? Yes, I would — Вы бы хотили чашечку </text:span><text:span text:style-name="T54">чая</text:span><text:span text:style-name="T47">? Да, хотел бы.</text:span></text:p>
      <text:p text:style-name="P326"/>
      <text:p text:style-name="P364">What would you like, coffee or tea? I`d like some cofee — Чтобы вы хотели, </text:p>
      <text:p text:style-name="P364">кофе или чай? Я бы хотел кофе.</text:p>
      <text:p text:style-name="P326"/>
      <text:p text:style-name="P276">Конструкция <text:span text:style-name="T141">used to</text:span></text:p>
      <text:p text:style-name="P326"/>
      <text:p text:style-name="P327">Используется, когда говорят о регулярных вещах, происходящих в прошлом. </text:p>
      <text:p text:style-name="P415"><text:span text:style-name="T98">Британцы </text:span><text:span text:style-name="T99">предпочитают</text:span><text:span text:style-name="T98"> </text:span><text:span text:style-name="T48">used to</text:span><text:span text:style-name="T98">, американцы чаще использую </text:span><text:span text:style-name="T48">would</text:span><text:span text:style-name="T98">.</text:span></text:p>
      <text:p text:style-name="P327"/>
      <text:p text:style-name="P327">На русский <text:span text:style-name="T141">would/used to</text:span> можно перевести как «имел привычку делать» <text:span text:style-name="T439">или</text:span> «раньше».</text:p>
      <text:p text:style-name="P328"><text:span text:style-name="T439">Также </text:span><text:span text:style-name="T141">would/used to</text:span> <text:span text:style-name="T439">подразумевает, что сейчас человек уже не делает того, что делал раньше.</text:span></text:p>
      <text:p text:style-name="P328"/>
      <text:p text:style-name="P329">Как правило <text:span text:style-name="T141">would</text:span> используется в ситуациях, когда указан период во время которого </text:p>
      <text:p text:style-name="P329">человек так не поступал. </text:p>
      <text:p text:style-name="P329"/>
      <text:p text:style-name="P330">После <text:span text:style-name="T141">used to</text:span> стоит глагол в начальной форме. В настоящем времени эта констуркция </text:p>
      <text:p text:style-name="P330">не используется <text:span text:style-name="T440">(для этого есть Present Simple) </text:span>и<text:span text:style-name="T438"> </text:span>часто <text:span text:style-name="T438">выпадает при переводе.</text:span></text:p>
      <text:p text:style-name="P330"/>
      <text:p text:style-name="P365">I used to live in Bristol — Раньше я жил <text:span text:style-name="T441">в Бристоле (а сейчас нет).</text:span></text:p>
      <text:p text:style-name="P366">I didn`t use to drink tea — Раньше я не пил чай (а теперь пью).</text:p>
      <text:p text:style-name="P366">Did you use to play tennis? — Ты раньше играл в теннис?</text:p>
      <text:p text:style-name="P540">Повелительно наклонение. Imperative</text:p>
      <text:p text:style-name="P495"/>
      <text:p text:style-name="P470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82383252064">
          <table:table-cell table:style-name="Table7.A1" office:value-type="string">
            <text:p text:style-name="P441"/>
          </table:table-cell>
          <table:table-cell table:style-name="Table7.A1" office:value-type="string">
            <text:p text:style-name="P431">Past</text:p>
          </table:table-cell>
          <table:table-cell table:style-name="Table7.A1" office:value-type="string">
            <text:p text:style-name="P431">Present</text:p>
          </table:table-cell>
          <table:table-cell table:style-name="Table7.D1" office:value-type="string">
            <text:p text:style-name="P431">Future</text:p>
          </table:table-cell>
        </table:table-row>
        <table:table-row table:style-name="TableLine94082381880256">
          <table:table-cell table:style-name="Table7.A2" office:value-type="string">
            <text:p text:style-name="P438">+</text:p>
          </table:table-cell>
          <table:table-cell table:style-name="Table7.A2" office:value-type="string">
            <text:p text:style-name="P460">I/y<text:span text:style-name="T426">ou</text:span>/w<text:span text:style-name="T426">e</text:span>/t<text:span text:style-name="T426">hey</text:span>/he/she/it</text:p>
            <text:p text:style-name="P460">started</text:p>
          </table:table-cell>
          <table:table-cell table:style-name="Table7.A2" office:value-type="string">
            <text:p text:style-name="P452">I/you/we/they start</text:p>
            <text:p text:style-name="P452">He/she/it starts</text:p>
          </table:table-cell>
          <table:table-cell table:style-name="Table7.D2" office:value-type="string">
            <text:p text:style-name="P463">I/y<text:span text:style-name="T426">ou</text:span>/w<text:span text:style-name="T426">e</text:span>/t<text:span text:style-name="T426">hey</text:span>/he/she/it </text:p>
            <text:p text:style-name="P463">will start</text:p>
          </table:table-cell>
        </table:table-row>
        <table:table-row table:style-name="TableLine94082381900928">
          <table:table-cell table:style-name="Table7.A2" office:value-type="string">
            <text:p text:style-name="P432">-</text:p>
          </table:table-cell>
          <table:table-cell table:style-name="Table7.A2" office:value-type="string">
            <text:p text:style-name="P460">I/y<text:span text:style-name="T426">ou</text:span>/w<text:span text:style-name="T426">e</text:span>/t<text:span text:style-name="T426">hey</text:span>/he/she/it</text:p>
            <text:p text:style-name="P460">didn`t start</text:p>
          </table:table-cell>
          <table:table-cell table:style-name="Table7.A2" office:value-type="string">
            <text:p text:style-name="P452">I/you/we/they don`t start</text:p>
            <text:p text:style-name="P452">He/she/it doesn`t start</text:p>
          </table:table-cell>
          <table:table-cell table:style-name="Table7.D2" office:value-type="string">
            <text:p text:style-name="P463">I/y<text:span text:style-name="T426">ou</text:span>/w<text:span text:style-name="T426">e</text:span>/t<text:span text:style-name="T426">hey</text:span>/he/she/it</text:p>
            <text:p text:style-name="P463">won`t start</text:p>
          </table:table-cell>
        </table:table-row>
        <table:table-row table:style-name="TableLine94082381913312">
          <table:table-cell table:style-name="Table7.A2" office:value-type="string">
            <text:p text:style-name="P432">?</text:p>
          </table:table-cell>
          <table:table-cell table:style-name="Table7.A2" office:value-type="string">
            <text:p text:style-name="P461">Did I/y<text:span text:style-name="T426">ou</text:span>/w<text:span text:style-name="T426">e</text:span>/t<text:span text:style-name="T426">hey</text:span>/he</text:p>
            <text:p text:style-name="P461">/she/it start?</text:p>
          </table:table-cell>
          <table:table-cell table:style-name="Table7.A2" office:value-type="string">
            <text:p text:style-name="P452">Do I/you/we/they start?</text:p>
            <text:p text:style-name="P452">Does he/she/it start?</text:p>
          </table:table-cell>
          <table:table-cell table:style-name="Table7.D2" office:value-type="string">
            <text:p text:style-name="P464">Will I/y<text:span text:style-name="T426">ou</text:span>/w<text:span text:style-name="T426">e</text:span>/t<text:span text:style-name="T426">hey</text:span>/he</text:p>
            <text:p text:style-name="P464">/she/it start?</text:p>
          </table:table-cell>
        </table:table-row>
      </table:table>
      <text:p text:style-name="P102"/>
      <text:p text:style-name="P242"><text:span text:style-name="T327">Таблица времен группы Continu</text:span><text:span text:style-name="T328">ou</text:span><text:span text:style-name="T327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82381920800">
          <table:table-cell table:style-name="Table8.A1" office:value-type="string">
            <text:p text:style-name="P451"/>
          </table:table-cell>
          <table:table-cell table:style-name="Table8.A1" office:value-type="string">
            <text:p text:style-name="P431">Past</text:p>
          </table:table-cell>
          <table:table-cell table:style-name="Table8.A1" office:value-type="string">
            <text:p text:style-name="P431">Present</text:p>
          </table:table-cell>
          <table:table-cell table:style-name="Table8.D1" office:value-type="string">
            <text:p text:style-name="P431">Future</text:p>
          </table:table-cell>
        </table:table-row>
        <table:table-row table:style-name="TableLine94082382054240">
          <table:table-cell table:style-name="Table8.A2" office:value-type="string">
            <text:p text:style-name="P432">+</text:p>
          </table:table-cell>
          <table:table-cell table:style-name="Table8.A2" office:value-type="string">
            <text:p text:style-name="P462">I/<text:span text:style-name="T425">he/she/it</text:span> <text:span text:style-name="T425">was starting</text:span></text:p>
            <text:p text:style-name="P462"><text:span text:style-name="T425">Y</text:span><text:span text:style-name="T426">ou</text:span><text:span text:style-name="T425">/w</text:span><text:span text:style-name="T426">e</text:span><text:span text:style-name="T425">/t</text:span><text:span text:style-name="T426">hey</text:span><text:span text:style-name="T425"> were starting</text:span></text:p>
          </table:table-cell>
          <table:table-cell table:style-name="Table8.A2" office:value-type="string">
            <text:p text:style-name="P454">I am starting</text:p>
            <text:p text:style-name="P454">You/we/they are starting</text:p>
            <text:p text:style-name="P454">He/she/it is starting</text:p>
          </table:table-cell>
          <table:table-cell table:style-name="Table8.D2" office:value-type="string">
            <text:p text:style-name="P441"/>
          </table:table-cell>
        </table:table-row>
        <table:table-row table:style-name="TableLine94082381925360">
          <table:table-cell table:style-name="Table8.A2" office:value-type="string">
            <text:p text:style-name="P432">-</text:p>
          </table:table-cell>
          <table:table-cell table:style-name="Table8.A2" office:value-type="string">
            <text:p text:style-name="P463">I/he/she/it wasn`t starting</text:p>
            <text:p text:style-name="P463">Y<text:span text:style-name="T426">ou</text:span>/w<text:span text:style-name="T426">e</text:span>/t<text:span text:style-name="T426">hey</text:span> weren`t starting</text:p>
          </table:table-cell>
          <table:table-cell table:style-name="Table8.A2" office:value-type="string">
            <text:p text:style-name="P454">I`m not starting</text:p>
            <text:p text:style-name="P454">You/we/they aren`t starting</text:p>
            <text:p text:style-name="P454">He/she/it isn`t starting</text:p>
          </table:table-cell>
          <table:table-cell table:style-name="Table8.D2" office:value-type="string">
            <text:p text:style-name="P441"/>
          </table:table-cell>
        </table:table-row>
        <table:table-row table:style-name="TableLine94082382084576">
          <table:table-cell table:style-name="Table8.A2" office:value-type="string">
            <text:p text:style-name="P432">?</text:p>
          </table:table-cell>
          <table:table-cell table:style-name="Table8.A2" office:value-type="string">
            <text:p text:style-name="P463">Was I/he/she/it starting?</text:p>
            <text:p text:style-name="P463">Were y<text:span text:style-name="T426">ou</text:span>/w<text:span text:style-name="T426">e</text:span>/t<text:span text:style-name="T426">hey</text:span> starting?</text:p>
          </table:table-cell>
          <table:table-cell table:style-name="Table8.A2" office:value-type="string">
            <text:p text:style-name="P454">Am I starting?</text:p>
            <text:p text:style-name="P454">Are you/we/they starting?</text:p>
            <text:p text:style-name="P454">Is he/she/it starting?</text:p>
          </table:table-cell>
          <table:table-cell table:style-name="Table8.D2" office:value-type="string">
            <text:p text:style-name="P441"/>
          </table:table-cell>
        </table:table-row>
      </table:table>
      <text:p text:style-name="P102"/>
      <text:p text:style-name="P10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82382094352">
          <table:table-cell table:style-name="Table9.A1" office:value-type="string">
            <text:p text:style-name="P451"/>
          </table:table-cell>
          <table:table-cell table:style-name="Table9.A1" office:value-type="string">
            <text:p text:style-name="P431">Past</text:p>
          </table:table-cell>
          <table:table-cell table:style-name="Table9.A1" office:value-type="string">
            <text:p text:style-name="P431">Present</text:p>
          </table:table-cell>
          <table:table-cell table:style-name="Table9.D1" office:value-type="string">
            <text:p text:style-name="P431">Future</text:p>
          </table:table-cell>
        </table:table-row>
        <table:table-row table:style-name="TableLine94082382194272">
          <table:table-cell table:style-name="Table9.A2" office:value-type="string">
            <text:p text:style-name="P432">+</text:p>
          </table:table-cell>
          <table:table-cell table:style-name="Table9.A2" office:value-type="string">
            <text:p text:style-name="P441"/>
          </table:table-cell>
          <table:table-cell table:style-name="Table9.A2" office:value-type="string">
            <text:p text:style-name="P454">I/you/we/they have started</text:p>
            <text:p text:style-name="P454">He/she/it has started</text:p>
          </table:table-cell>
          <table:table-cell table:style-name="Table9.D2" office:value-type="string">
            <text:p text:style-name="P441"/>
          </table:table-cell>
        </table:table-row>
        <table:table-row table:style-name="TableLine94082382201648">
          <table:table-cell table:style-name="Table9.A2" office:value-type="string">
            <text:p text:style-name="P432">-</text:p>
          </table:table-cell>
          <table:table-cell table:style-name="Table9.A2" office:value-type="string">
            <text:p text:style-name="P441"/>
          </table:table-cell>
          <table:table-cell table:style-name="Table9.A2" office:value-type="string">
            <text:p text:style-name="P454">I/y<text:span text:style-name="T400">ou</text:span>/w<text:span text:style-name="T400">e</text:span>/t<text:span text:style-name="T400">hey</text:span> haven`t started</text:p>
            <text:p text:style-name="P454">He/she/it hasn`t started</text:p>
          </table:table-cell>
          <table:table-cell table:style-name="Table9.D2" office:value-type="string">
            <text:p text:style-name="P441"/>
          </table:table-cell>
        </table:table-row>
        <table:table-row table:style-name="TableLine94082382205680">
          <table:table-cell table:style-name="Table9.A2" office:value-type="string">
            <text:p text:style-name="P432">?</text:p>
          </table:table-cell>
          <table:table-cell table:style-name="Table9.A2" office:value-type="string">
            <text:p text:style-name="P441"/>
          </table:table-cell>
          <table:table-cell table:style-name="Table9.A2" office:value-type="string">
            <text:p text:style-name="P454">Have I/y<text:span text:style-name="T401">ou</text:span>/w<text:span text:style-name="T401">e</text:span>/t<text:span text:style-name="T401">hey</text:span> started?</text:p>
            <text:p text:style-name="P454">Has he/she/it started?</text:p>
          </table:table-cell>
          <table:table-cell table:style-name="Table9.D2" office:value-type="string">
            <text:p text:style-name="P441"/>
          </table:table-cell>
        </table:table-row>
      </table:table>
      <text:p text:style-name="P104"/>
      <text:p text:style-name="P10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82382217264">
          <table:table-cell table:style-name="Table1.A1" office:value-type="string">
            <text:p text:style-name="P453"/>
          </table:table-cell>
          <table:table-cell table:style-name="Table1.A1" office:value-type="string">
            <text:p text:style-name="P433">Past</text:p>
          </table:table-cell>
          <table:table-cell table:style-name="Table1.A1" office:value-type="string">
            <text:p text:style-name="P433">Present</text:p>
          </table:table-cell>
          <table:table-cell table:style-name="Table1.D1" office:value-type="string">
            <text:p text:style-name="P433">Future</text:p>
          </table:table-cell>
        </table:table-row>
        <table:table-row table:style-name="TableLine94082382258816">
          <table:table-cell table:style-name="Table1.A2" office:value-type="string">
            <text:p text:style-name="P433">+</text:p>
          </table:table-cell>
          <table:table-cell table:style-name="Table1.A2" office:value-type="string">
            <text:p text:style-name="P442"/>
          </table:table-cell>
          <table:table-cell table:style-name="Table1.A2" office:value-type="string">
            <text:p text:style-name="P459">I/y<text:span text:style-name="T426">ou</text:span>/w<text:span text:style-name="T426">e</text:span>/t<text:span text:style-name="T426">hey</text:span> have been starting</text:p>
            <text:p text:style-name="P459">He/she/it has been starting</text:p>
          </table:table-cell>
          <table:table-cell table:style-name="Table1.D2" office:value-type="string">
            <text:p text:style-name="P442"/>
          </table:table-cell>
        </table:table-row>
        <table:table-row table:style-name="TableLine94082382271744">
          <table:table-cell table:style-name="Table1.A2" office:value-type="string">
            <text:p text:style-name="P433">-</text:p>
          </table:table-cell>
          <table:table-cell table:style-name="Table1.A2" office:value-type="string">
            <text:p text:style-name="P442"/>
          </table:table-cell>
          <table:table-cell table:style-name="Table1.A2" office:value-type="string">
            <text:p text:style-name="P459">I/y<text:span text:style-name="T426">ou</text:span>/w<text:span text:style-name="T426">e</text:span>/t<text:span text:style-name="T426">hey</text:span> haven`t been starting</text:p>
            <text:p text:style-name="P459">He/she/it hasn`t been starting</text:p>
          </table:table-cell>
          <table:table-cell table:style-name="Table1.D2" office:value-type="string">
            <text:p text:style-name="P442"/>
          </table:table-cell>
        </table:table-row>
        <table:table-row table:style-name="TableLine94082382284080">
          <table:table-cell table:style-name="Table1.A2" office:value-type="string">
            <text:p text:style-name="P433">?</text:p>
          </table:table-cell>
          <table:table-cell table:style-name="Table1.A2" office:value-type="string">
            <text:p text:style-name="P442"/>
          </table:table-cell>
          <table:table-cell table:style-name="Table1.A2" office:value-type="string">
            <text:p text:style-name="P459">Have I/y<text:span text:style-name="T426">ou</text:span>/w<text:span text:style-name="T426">e</text:span>/t<text:span text:style-name="T426">hey</text:span> been starting?</text:p>
            <text:p text:style-name="P459">Has he/she/it been starting?</text:p>
          </table:table-cell>
          <table:table-cell table:style-name="Table1.D2" office:value-type="string">
            <text:p text:style-name="P442"/>
          </table:table-cell>
        </table:table-row>
      </table:table>
      <text:p text:style-name="P471"><text:span text:style-name="T246">Таблица </text:span><text:span text:style-name="T247">форм</text:span><text:span text:style-name="T246"> глагола </text:span><text:span text:style-name="T256">b</text:span><text:span text:style-name="T24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082382327376">
          <table:table-cell table:style-name="Table5.A1" office:value-type="string">
            <text:p text:style-name="P437">Подлежащее</text:p>
          </table:table-cell>
          <table:table-cell table:style-name="Table5.A1" office:value-type="string">
            <text:p text:style-name="P434">Past</text:p>
          </table:table-cell>
          <table:table-cell table:style-name="Table5.A1" office:value-type="string">
            <text:p text:style-name="P434">Present</text:p>
          </table:table-cell>
          <table:table-cell table:style-name="Table5.D1" office:value-type="string">
            <text:p text:style-name="P434">Future</text:p>
          </table:table-cell>
        </table:table-row>
        <table:table-row table:style-name="TableLine94082382385360">
          <table:table-cell table:style-name="Table5.A2" office:value-type="string">
            <text:p text:style-name="P458"><text:s/>I</text:p>
          </table:table-cell>
          <table:table-cell table:style-name="Table5.A2" office:value-type="string">
            <text:p text:style-name="P459">was</text:p>
          </table:table-cell>
          <table:table-cell table:style-name="Table5.A2" office:value-type="string">
            <text:p text:style-name="P455">am</text:p>
          </table:table-cell>
          <table:table-cell table:style-name="Table5.D2" office:value-type="string">
            <text:p text:style-name="P465">will be</text:p>
          </table:table-cell>
        </table:table-row>
        <table:table-row table:style-name="TableLine94082382391216">
          <table:table-cell table:style-name="Table5.A2" office:value-type="string">
            <text:p text:style-name="P457">he/she/<text:span text:style-name="T411">it</text:span></text:p>
          </table:table-cell>
          <table:table-cell table:style-name="Table5.A2" office:value-type="string">
            <text:p text:style-name="P459">was</text:p>
          </table:table-cell>
          <table:table-cell table:style-name="Table5.A2" office:value-type="string">
            <text:p text:style-name="P456">is</text:p>
          </table:table-cell>
          <table:table-cell table:style-name="Table5.D2" office:value-type="string">
            <text:p text:style-name="P465">will be</text:p>
          </table:table-cell>
        </table:table-row>
        <table:table-row table:style-name="TableLine94082382406256">
          <table:table-cell table:style-name="Table5.A2" office:value-type="string">
            <text:p text:style-name="P457">you/we/they</text:p>
          </table:table-cell>
          <table:table-cell table:style-name="Table5.A2" office:value-type="string">
            <text:p text:style-name="P459">were</text:p>
          </table:table-cell>
          <table:table-cell table:style-name="Table5.A2" office:value-type="string">
            <text:p text:style-name="P456">are</text:p>
          </table:table-cell>
          <table:table-cell table:style-name="Table5.D2" office:value-type="string">
            <text:p text:style-name="P465">will be</text:p>
          </table:table-cell>
        </table:table-row>
      </table:table>
      <text:p text:style-name="P150"/>
      <text:p text:style-name="P150">Таблица модальных глаголов:</text:p>
      <table:table table:name="Table2" table:style-name="Table2">
        <table:table-column table:style-name="Table2.A" table:number-columns-repeated="3"/>
        <table:table-row table:style-name="TableLine94082382417008">
          <table:table-cell table:style-name="Table2.A1" office:value-type="string">
            <text:p text:style-name="P439">Глагол</text:p>
          </table:table-cell>
          <table:table-cell table:style-name="Table2.A1" office:value-type="string">
            <text:p text:style-name="P443"><text:span text:style-name="T346">З</text:span><text:span text:style-name="T347">начение</text:span></text:p>
          </table:table-cell>
          <table:table-cell table:style-name="Table2.C1" office:value-type="string">
            <text:p text:style-name="P443"><text:span text:style-name="T346">В</text:span><text:span text:style-name="T347">рем</text:span><text:span text:style-name="T346">я</text:span></text:p>
          </table:table-cell>
        </table:table-row>
        <table:table-row table:style-name="TableLine94082382505152">
          <table:table-cell table:style-name="Table2.A2" office:value-type="string">
            <text:p text:style-name="P466">can</text:p>
          </table:table-cell>
          <table:table-cell table:style-name="Table2.A2" office:value-type="string">
            <text:p text:style-name="P466">могу, умею, смогу;</text:p>
            <text:p text:style-name="P466">(часто используется в просьбах и предложениях)</text:p>
          </table:table-cell>
          <table:table-cell table:style-name="Table2.C2" office:value-type="string">
            <text:p text:style-name="P466">настоящее и будущее</text:p>
          </table:table-cell>
        </table:table-row>
        <table:table-row table:style-name="TableLine94082382521200">
          <table:table-cell table:style-name="Table2.A2" office:value-type="string">
            <text:p text:style-name="P466">could</text:p>
          </table:table-cell>
          <table:table-cell table:style-name="Table2.A2" office:value-type="string">
            <text:p text:style-name="P466">мог, умел</text:p>
          </table:table-cell>
          <table:table-cell table:style-name="Table2.C2" office:value-type="string">
            <text:p text:style-name="P466">прошедшее</text:p>
          </table:table-cell>
        </table:table-row>
        <table:table-row table:style-name="TableLine94082382526272">
          <table:table-cell table:style-name="Table2.A2" office:value-type="string">
            <text:p text:style-name="P466">might, may</text:p>
          </table:table-cell>
          <table:table-cell table:style-name="Table2.A2" office:value-type="string">
            <text:p text:style-name="P466">может быть, мог бы, возможно, наверное</text:p>
          </table:table-cell>
          <table:table-cell table:style-name="Table2.C2" office:value-type="string">
            <text:p text:style-name="P466">настоящее и будущие</text:p>
          </table:table-cell>
        </table:table-row>
        <table:table-row table:style-name="TableLine94082382532496">
          <table:table-cell table:style-name="Table2.A2" office:value-type="string">
            <text:p text:style-name="P466">must</text:p>
          </table:table-cell>
          <table:table-cell table:style-name="Table2.A2" office:value-type="string">
            <text:p text:style-name="P466">должен, обязан, нужно, запрет, нельзя</text:p>
          </table:table-cell>
          <table:table-cell table:style-name="Table2.C2" office:value-type="string">
            <text:p text:style-name="P466">настоящее</text:p>
          </table:table-cell>
        </table:table-row>
        <table:table-row table:style-name="TableLine94082382535952">
          <table:table-cell table:style-name="Table2.A2" office:value-type="string">
            <text:p text:style-name="P466">should</text:p>
          </table:table-cell>
          <table:table-cell table:style-name="Table2.A2" office:value-type="string">
            <text:p text:style-name="P466">следует сделать, следовало бы сделать; (совет)</text:p>
          </table:table-cell>
          <table:table-cell table:style-name="Table2.C2" office:value-type="string">
            <text:p text:style-name="P466">настоящее и будущие</text:p>
          </table:table-cell>
        </table:table-row>
        <table:table-row table:style-name="TableLine94082382556304">
          <table:table-cell table:style-name="Table2.A2" office:value-type="string">
            <text:p text:style-name="P466">would</text:p>
          </table:table-cell>
          <table:table-cell table:style-name="Table2.A2" office:value-type="string">
            <text:p text:style-name="P466">частица «бы», предложение услуги, привычка прошлого</text:p>
          </table:table-cell>
          <table:table-cell table:style-name="Table2.C2" office:value-type="string">
            <text:p text:style-name="P466">настоящее, прошедшее, будущие</text:p>
          </table:table-cell>
        </table:table-row>
      </table:table>
      <text:p text:style-name="P151"/>
      <text:p text:style-name="P15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82382559040">
          <table:table-cell table:style-name="Table3.A1" office:value-type="string">
            <text:p text:style-name="P440">Конструкция</text:p>
          </table:table-cell>
          <table:table-cell table:style-name="Table3.A1" office:value-type="string">
            <text:p text:style-name="P440">Значение</text:p>
          </table:table-cell>
          <table:table-cell table:style-name="Table3.C1" office:value-type="string">
            <text:p text:style-name="P440">Время</text:p>
          </table:table-cell>
        </table:table-row>
        <table:table-row table:style-name="TableLine94082382595616">
          <table:table-cell table:style-name="Table3.A2" office:value-type="string">
            <text:p text:style-name="P467">be able to</text:p>
          </table:table-cell>
          <table:table-cell table:style-name="Table3.A2" office:value-type="string">
            <text:p text:style-name="P467">могу (близко к can)</text:p>
          </table:table-cell>
          <table:table-cell table:style-name="Table3.C2" office:value-type="string">
            <text:p text:style-name="P467">be меняется по временам</text:p>
          </table:table-cell>
        </table:table-row>
        <table:table-row table:style-name="TableLine94082382630816">
          <table:table-cell table:style-name="Table3.A2" office:value-type="string">
            <text:p text:style-name="P467">have to</text:p>
          </table:table-cell>
          <table:table-cell table:style-name="Table3.A2" office:value-type="string">
            <text:p text:style-name="P467">должен (близко к must)</text:p>
          </table:table-cell>
          <table:table-cell table:style-name="Table3.C2" office:value-type="string">
            <text:p text:style-name="P467">have меняется по временам</text:p>
          </table:table-cell>
        </table:table-row>
        <table:table-row table:style-name="TableLine94082382643328">
          <table:table-cell table:style-name="Table3.A2" office:value-type="string">
            <text:p text:style-name="P467">used to</text:p>
          </table:table-cell>
          <table:table-cell table:style-name="Table3.A2" office:value-type="string">
            <text:p text:style-name="P467">делал раньше, имел привычку делать (близко к would)</text:p>
          </table:table-cell>
          <table:table-cell table:style-name="Table3.C2" office:value-type="string">
            <text:p text:style-name="P467">всегда стоит в прошедшем;</text:p>
            <text:p text:style-name="P467">меняется как Past Simple</text:p>
          </table:table-cell>
        </table:table-row>
      </table:table>
      <text:p text:style-name="P151"/>
      <text:p text:style-name="P149">Таблица сокращений:</text:p>
      <text:p text:style-name="P468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82382647792">
          <table:table-cell table:style-name="Table6.A1" office:value-type="string">
            <text:p text:style-name="P436">Перевод</text:p>
          </table:table-cell>
          <table:table-cell table:style-name="Table6.A1" office:value-type="string">
            <text:p text:style-name="P435">Начальная форма</text:p>
          </table:table-cell>
          <table:table-cell table:style-name="Table6.A1" office:value-type="string">
            <text:p text:style-name="P435">2я форма</text:p>
          </table:table-cell>
          <table:table-cell table:style-name="Table6.D1" office:value-type="string">
            <text:p text:style-name="P436">3я форма</text:p>
          </table:table-cell>
        </table:table-row>
        <table:table-row table:style-name="TableLine94082382930720">
          <table:table-cell table:style-name="Table6.A2" office:value-type="string">
            <text:p text:style-name="P444">начинать</text:p>
          </table:table-cell>
          <table:table-cell table:style-name="Table6.A2" office:value-type="string">
            <text:p text:style-name="P445">begin</text:p>
          </table:table-cell>
          <table:table-cell table:style-name="Table6.A2" office:value-type="string">
            <text:p text:style-name="P445">began</text:p>
          </table:table-cell>
          <table:table-cell table:style-name="Table6.D2" office:value-type="string">
            <text:p text:style-name="P444">begun</text:p>
          </table:table-cell>
        </table:table-row>
        <table:table-row table:style-name="TableLine94082382953840">
          <table:table-cell table:style-name="Table6.A2" office:value-type="string">
            <text:p text:style-name="P444">ломать</text:p>
          </table:table-cell>
          <table:table-cell table:style-name="Table6.A2" office:value-type="string">
            <text:p text:style-name="P445">break</text:p>
          </table:table-cell>
          <table:table-cell table:style-name="Table6.A2" office:value-type="string">
            <text:p text:style-name="P445">broke</text:p>
          </table:table-cell>
          <table:table-cell table:style-name="Table6.D2" office:value-type="string">
            <text:p text:style-name="P444">broken</text:p>
          </table:table-cell>
        </table:table-row>
        <table:table-row table:style-name="TableLine94082382965840">
          <table:table-cell table:style-name="Table6.A2" office:value-type="string">
            <text:p text:style-name="P444">приносить</text:p>
          </table:table-cell>
          <table:table-cell table:style-name="Table6.A2" office:value-type="string">
            <text:p text:style-name="P445">bring</text:p>
          </table:table-cell>
          <table:table-cell table:style-name="Table6.A2" office:value-type="string">
            <text:p text:style-name="P445">brought</text:p>
          </table:table-cell>
          <table:table-cell table:style-name="Table6.D2" office:value-type="string">
            <text:p text:style-name="P444">brought</text:p>
          </table:table-cell>
        </table:table-row>
        <table:table-row table:style-name="TableLine94082382971040">
          <table:table-cell table:style-name="Table6.A2" office:value-type="string">
            <text:p text:style-name="P444">покупать</text:p>
          </table:table-cell>
          <table:table-cell table:style-name="Table6.A2" office:value-type="string">
            <text:p text:style-name="P445">buy</text:p>
          </table:table-cell>
          <table:table-cell table:style-name="Table6.A2" office:value-type="string">
            <text:p text:style-name="P445">bought</text:p>
          </table:table-cell>
          <table:table-cell table:style-name="Table6.D2" office:value-type="string">
            <text:p text:style-name="P444">bought</text:p>
          </table:table-cell>
        </table:table-row>
        <table:table-row table:style-name="TableLine94082382976512">
          <table:table-cell table:style-name="Table6.A2" office:value-type="string">
            <text:p text:style-name="P444">приходить</text:p>
          </table:table-cell>
          <table:table-cell table:style-name="Table6.A2" office:value-type="string">
            <text:p text:style-name="P445">come</text:p>
          </table:table-cell>
          <table:table-cell table:style-name="Table6.A2" office:value-type="string">
            <text:p text:style-name="P445">came</text:p>
          </table:table-cell>
          <table:table-cell table:style-name="Table6.D2" office:value-type="string">
            <text:p text:style-name="P444">come</text:p>
          </table:table-cell>
        </table:table-row>
        <table:table-row table:style-name="TableLine94082382981888">
          <table:table-cell table:style-name="Table6.A2" office:value-type="string">
            <text:p text:style-name="P444">делать</text:p>
          </table:table-cell>
          <table:table-cell table:style-name="Table6.A2" office:value-type="string">
            <text:p text:style-name="P445">do</text:p>
          </table:table-cell>
          <table:table-cell table:style-name="Table6.A2" office:value-type="string">
            <text:p text:style-name="P445">did</text:p>
          </table:table-cell>
          <table:table-cell table:style-name="Table6.D2" office:value-type="string">
            <text:p text:style-name="P444">done</text:p>
          </table:table-cell>
        </table:table-row>
        <table:table-row table:style-name="TableLine94082382985280">
          <table:table-cell table:style-name="Table6.A2" office:value-type="string">
            <text:p text:style-name="P444">пить</text:p>
          </table:table-cell>
          <table:table-cell table:style-name="Table6.A2" office:value-type="string">
            <text:p text:style-name="P445">drink</text:p>
          </table:table-cell>
          <table:table-cell table:style-name="Table6.A2" office:value-type="string">
            <text:p text:style-name="P445">drank</text:p>
          </table:table-cell>
          <table:table-cell table:style-name="Table6.D2" office:value-type="string">
            <text:p text:style-name="P444">drunk</text:p>
          </table:table-cell>
        </table:table-row>
        <table:table-row table:style-name="TableLine94082382989424">
          <table:table-cell table:style-name="Table6.A2" office:value-type="string">
            <text:p text:style-name="P444">есть</text:p>
          </table:table-cell>
          <table:table-cell table:style-name="Table6.A2" office:value-type="string">
            <text:p text:style-name="P445">eat</text:p>
          </table:table-cell>
          <table:table-cell table:style-name="Table6.A2" office:value-type="string">
            <text:p text:style-name="P445">ate</text:p>
          </table:table-cell>
          <table:table-cell table:style-name="Table6.D2" office:value-type="string">
            <text:p text:style-name="P444">eaten</text:p>
          </table:table-cell>
        </table:table-row>
        <table:table-row table:style-name="TableLine94082382994400">
          <table:table-cell table:style-name="Table6.A2" office:value-type="string">
            <text:p text:style-name="P444">падать</text:p>
          </table:table-cell>
          <table:table-cell table:style-name="Table6.A2" office:value-type="string">
            <text:p text:style-name="P446">fall</text:p>
          </table:table-cell>
          <table:table-cell table:style-name="Table6.A2" office:value-type="string">
            <text:p text:style-name="P446">fell</text:p>
          </table:table-cell>
          <table:table-cell table:style-name="Table6.D2" office:value-type="string">
            <text:p text:style-name="P444">fallen</text:p>
          </table:table-cell>
        </table:table-row>
        <table:table-row table:style-name="TableLine94082383006528">
          <table:table-cell table:style-name="Table6.A2" office:value-type="string">
            <text:p text:style-name="P444">летать</text:p>
          </table:table-cell>
          <table:table-cell table:style-name="Table6.A2" office:value-type="string">
            <text:p text:style-name="P446">fly</text:p>
          </table:table-cell>
          <table:table-cell table:style-name="Table6.A2" office:value-type="string">
            <text:p text:style-name="P446">flew</text:p>
          </table:table-cell>
          <table:table-cell table:style-name="Table6.D2" office:value-type="string">
            <text:p text:style-name="P444">flown</text:p>
          </table:table-cell>
        </table:table-row>
        <table:table-row table:style-name="TableLine94082383016560">
          <table:table-cell table:style-name="Table6.A2" office:value-type="string">
            <text:p text:style-name="P444">забывать</text:p>
          </table:table-cell>
          <table:table-cell table:style-name="Table6.A2" office:value-type="string">
            <text:p text:style-name="P446">forget</text:p>
          </table:table-cell>
          <table:table-cell table:style-name="Table6.A2" office:value-type="string">
            <text:p text:style-name="P446">forgot</text:p>
          </table:table-cell>
          <table:table-cell table:style-name="Table6.D2" office:value-type="string">
            <text:p text:style-name="P444">forgotten</text:p>
          </table:table-cell>
        </table:table-row>
        <table:table-row table:style-name="TableLine94082383023296">
          <table:table-cell table:style-name="Table6.A2" office:value-type="string">
            <text:p text:style-name="P444">получать</text:p>
          </table:table-cell>
          <table:table-cell table:style-name="Table6.A2" office:value-type="string">
            <text:p text:style-name="P446">get</text:p>
          </table:table-cell>
          <table:table-cell table:style-name="Table6.A2" office:value-type="string">
            <text:p text:style-name="P446">got</text:p>
          </table:table-cell>
          <table:table-cell table:style-name="Table6.D2" office:value-type="string">
            <text:p text:style-name="P444">got</text:p>
          </table:table-cell>
        </table:table-row>
        <table:table-row table:style-name="TableLine94082383032816">
          <table:table-cell table:style-name="Table6.A2" office:value-type="string">
            <text:p text:style-name="P447">давать</text:p>
          </table:table-cell>
          <table:table-cell table:style-name="Table6.A2" office:value-type="string">
            <text:p text:style-name="P448">give</text:p>
          </table:table-cell>
          <table:table-cell table:style-name="Table6.A2" office:value-type="string">
            <text:p text:style-name="P448">gave</text:p>
          </table:table-cell>
          <table:table-cell table:style-name="Table6.D2" office:value-type="string">
            <text:p text:style-name="P447">given</text:p>
          </table:table-cell>
        </table:table-row>
        <table:table-row table:style-name="TableLine94082383035376">
          <table:table-cell table:style-name="Table6.A2" office:value-type="string">
            <text:p text:style-name="P447">идти</text:p>
          </table:table-cell>
          <table:table-cell table:style-name="Table6.A2" office:value-type="string">
            <text:p text:style-name="P448">go</text:p>
          </table:table-cell>
          <table:table-cell table:style-name="Table6.A2" office:value-type="string">
            <text:p text:style-name="P448">went</text:p>
          </table:table-cell>
          <table:table-cell table:style-name="Table6.D2" office:value-type="string">
            <text:p text:style-name="P447">gone</text:p>
          </table:table-cell>
        </table:table-row>
        <table:table-row table:style-name="TableLine94082383039136">
          <table:table-cell table:style-name="Table6.A2" office:value-type="string">
            <text:p text:style-name="P449">иметь </text:p>
          </table:table-cell>
          <table:table-cell table:style-name="Table6.A2" office:value-type="string">
            <text:p text:style-name="P450">have</text:p>
          </table:table-cell>
          <table:table-cell table:style-name="Table6.A2" office:value-type="string">
            <text:p text:style-name="P450">had</text:p>
          </table:table-cell>
          <table:table-cell table:style-name="Table6.D2" office:value-type="string">
            <text:p text:style-name="P449">had</text:p>
          </table:table-cell>
        </table:table-row>
        <table:table-row table:style-name="TableLine94082383044288">
          <table:table-cell table:style-name="Table6.A2" office:value-type="string">
            <text:p text:style-name="P449">слышать</text:p>
          </table:table-cell>
          <table:table-cell table:style-name="Table6.A2" office:value-type="string">
            <text:p text:style-name="P450">hear</text:p>
          </table:table-cell>
          <table:table-cell table:style-name="Table6.A2" office:value-type="string">
            <text:p text:style-name="P450">heard</text:p>
          </table:table-cell>
          <table:table-cell table:style-name="Table6.D2" office:value-type="string">
            <text:p text:style-name="P449">heard</text:p>
          </table:table-cell>
        </table:table-row>
        <table:table-row table:style-name="TableLine94082383064720">
          <table:table-cell table:style-name="Table6.A2" office:value-type="string">
            <text:p text:style-name="P449">знать</text:p>
          </table:table-cell>
          <table:table-cell table:style-name="Table6.A2" office:value-type="string">
            <text:p text:style-name="P450">know</text:p>
          </table:table-cell>
          <table:table-cell table:style-name="Table6.A2" office:value-type="string">
            <text:p text:style-name="P450">knew</text:p>
          </table:table-cell>
          <table:table-cell table:style-name="Table6.D2" office:value-type="string">
            <text:p text:style-name="P449">known</text:p>
          </table:table-cell>
        </table:table-row>
        <table:table-row table:style-name="TableLine94082383071776">
          <table:table-cell table:style-name="Table6.A2" office:value-type="string">
            <text:p text:style-name="P449">терять</text:p>
          </table:table-cell>
          <table:table-cell table:style-name="Table6.A2" office:value-type="string">
            <text:p text:style-name="P450">lose</text:p>
          </table:table-cell>
          <table:table-cell table:style-name="Table6.A2" office:value-type="string">
            <text:p text:style-name="P450">lost</text:p>
          </table:table-cell>
          <table:table-cell table:style-name="Table6.D2" office:value-type="string">
            <text:p text:style-name="P449">lost</text:p>
          </table:table-cell>
        </table:table-row>
        <table:table-row table:style-name="TableLine94082383082384">
          <table:table-cell table:style-name="Table6.A2" office:value-type="string">
            <text:p text:style-name="P449">делать</text:p>
          </table:table-cell>
          <table:table-cell table:style-name="Table6.A2" office:value-type="string">
            <text:p text:style-name="P450">make</text:p>
          </table:table-cell>
          <table:table-cell table:style-name="Table6.A2" office:value-type="string">
            <text:p text:style-name="P450">made</text:p>
          </table:table-cell>
          <table:table-cell table:style-name="Table6.D2" office:value-type="string">
            <text:p text:style-name="P449">made</text:p>
          </table:table-cell>
        </table:table-row>
        <table:table-row table:style-name="TableLine94082383085136">
          <table:table-cell table:style-name="Table6.A2" office:value-type="string">
            <text:p text:style-name="P449">платить</text:p>
          </table:table-cell>
          <table:table-cell table:style-name="Table6.A2" office:value-type="string">
            <text:p text:style-name="P450">pay</text:p>
          </table:table-cell>
          <table:table-cell table:style-name="Table6.A2" office:value-type="string">
            <text:p text:style-name="P450">paid</text:p>
          </table:table-cell>
          <table:table-cell table:style-name="Table6.D2" office:value-type="string">
            <text:p text:style-name="P449">paid</text:p>
          </table:table-cell>
        </table:table-row>
        <table:table-row table:style-name="TableLine94082383094544">
          <table:table-cell table:style-name="Table6.A2" office:value-type="string">
            <text:p text:style-name="P449">класть</text:p>
          </table:table-cell>
          <table:table-cell table:style-name="Table6.A2" office:value-type="string">
            <text:p text:style-name="P450">put</text:p>
          </table:table-cell>
          <table:table-cell table:style-name="Table6.A2" office:value-type="string">
            <text:p text:style-name="P450">put</text:p>
          </table:table-cell>
          <table:table-cell table:style-name="Table6.D2" office:value-type="string">
            <text:p text:style-name="P449">put</text:p>
          </table:table-cell>
        </table:table-row>
        <table:table-row table:style-name="TableLine94082383097104">
          <table:table-cell table:style-name="Table6.A2" office:value-type="string">
            <text:p text:style-name="P449">читать</text:p>
          </table:table-cell>
          <table:table-cell table:style-name="Table6.A2" office:value-type="string">
            <text:p text:style-name="P450">read [рид]</text:p>
          </table:table-cell>
          <table:table-cell table:style-name="Table6.A2" office:value-type="string">
            <text:p text:style-name="P450">read [рэд]</text:p>
          </table:table-cell>
          <table:table-cell table:style-name="Table6.D2" office:value-type="string">
            <text:p text:style-name="P450">read [рэд]</text:p>
          </table:table-cell>
        </table:table-row>
        <table:table-row table:style-name="TableLine94082383111984">
          <table:table-cell table:style-name="Table6.A2" office:value-type="string">
            <text:p text:style-name="P449">сказать</text:p>
          </table:table-cell>
          <table:table-cell table:style-name="Table6.A2" office:value-type="string">
            <text:p text:style-name="P450">say</text:p>
          </table:table-cell>
          <table:table-cell table:style-name="Table6.A2" office:value-type="string">
            <text:p text:style-name="P450">said</text:p>
          </table:table-cell>
          <table:table-cell table:style-name="Table6.D2" office:value-type="string">
            <text:p text:style-name="P450">said</text:p>
          </table:table-cell>
        </table:table-row>
        <table:table-row table:style-name="TableLine94082383120592">
          <table:table-cell table:style-name="Table6.A2" office:value-type="string">
            <text:p text:style-name="P449">говорить</text:p>
          </table:table-cell>
          <table:table-cell table:style-name="Table6.A2" office:value-type="string">
            <text:p text:style-name="P450">speak</text:p>
          </table:table-cell>
          <table:table-cell table:style-name="Table6.A2" office:value-type="string">
            <text:p text:style-name="P450">spoke</text:p>
          </table:table-cell>
          <table:table-cell table:style-name="Table6.D2" office:value-type="string">
            <text:p text:style-name="P449">spoken</text:p>
          </table:table-cell>
        </table:table-row>
        <table:table-row table:style-name="TableLine94082383125056">
          <table:table-cell table:style-name="Table6.A2" office:value-type="string">
            <text:p text:style-name="P449">видеть</text:p>
          </table:table-cell>
          <table:table-cell table:style-name="Table6.A2" office:value-type="string">
            <text:p text:style-name="P450">see</text:p>
          </table:table-cell>
          <table:table-cell table:style-name="Table6.A2" office:value-type="string">
            <text:p text:style-name="P450">saw</text:p>
          </table:table-cell>
          <table:table-cell table:style-name="Table6.D2" office:value-type="string">
            <text:p text:style-name="P449">seen</text:p>
          </table:table-cell>
        </table:table-row>
        <table:table-row table:style-name="TableLine94082383127616">
          <table:table-cell table:style-name="Table6.A2" office:value-type="string">
            <text:p text:style-name="P449">сидеть</text:p>
          </table:table-cell>
          <table:table-cell table:style-name="Table6.A2" office:value-type="string">
            <text:p text:style-name="P450">sit</text:p>
          </table:table-cell>
          <table:table-cell table:style-name="Table6.A2" office:value-type="string">
            <text:p text:style-name="P450">sat</text:p>
          </table:table-cell>
          <table:table-cell table:style-name="Table6.D2" office:value-type="string">
            <text:p text:style-name="P449">sat</text:p>
          </table:table-cell>
        </table:table-row>
        <table:table-row table:style-name="TableLine94082383131616">
          <table:table-cell table:style-name="Table6.A2" office:value-type="string">
            <text:p text:style-name="P449">брать</text:p>
          </table:table-cell>
          <table:table-cell table:style-name="Table6.A2" office:value-type="string">
            <text:p text:style-name="P450">take</text:p>
          </table:table-cell>
          <table:table-cell table:style-name="Table6.A2" office:value-type="string">
            <text:p text:style-name="P450">took</text:p>
          </table:table-cell>
          <table:table-cell table:style-name="Table6.D2" office:value-type="string">
            <text:p text:style-name="P449">taken</text:p>
          </table:table-cell>
        </table:table-row>
        <table:table-row table:style-name="TableLine94082383134656">
          <table:table-cell table:style-name="Table6.A2" office:value-type="string">
            <text:p text:style-name="P449">рассказывать</text:p>
          </table:table-cell>
          <table:table-cell table:style-name="Table6.A2" office:value-type="string">
            <text:p text:style-name="P450">tell</text:p>
          </table:table-cell>
          <table:table-cell table:style-name="Table6.A2" office:value-type="string">
            <text:p text:style-name="P450">told</text:p>
          </table:table-cell>
          <table:table-cell table:style-name="Table6.D2" office:value-type="string">
            <text:p text:style-name="P449">told</text:p>
          </table:table-cell>
        </table:table-row>
        <table:table-row table:style-name="TableLine94082383140304">
          <table:table-cell table:style-name="Table6.A2" office:value-type="string">
            <text:p text:style-name="P449">думать</text:p>
          </table:table-cell>
          <table:table-cell table:style-name="Table6.A2" office:value-type="string">
            <text:p text:style-name="P450">think</text:p>
          </table:table-cell>
          <table:table-cell table:style-name="Table6.A2" office:value-type="string">
            <text:p text:style-name="P450">thought</text:p>
          </table:table-cell>
          <table:table-cell table:style-name="Table6.D2" office:value-type="string">
            <text:p text:style-name="P449">thought</text:p>
          </table:table-cell>
        </table:table-row>
        <table:table-row table:style-name="TableLine94082383145040">
          <table:table-cell table:style-name="Table6.A2" office:value-type="string">
            <text:p text:style-name="P449">побеждать</text:p>
          </table:table-cell>
          <table:table-cell table:style-name="Table6.A2" office:value-type="string">
            <text:p text:style-name="P450">win</text:p>
          </table:table-cell>
          <table:table-cell table:style-name="Table6.A2" office:value-type="string">
            <text:p text:style-name="P450">won</text:p>
          </table:table-cell>
          <table:table-cell table:style-name="Table6.D2" office:value-type="string">
            <text:p text:style-name="P449">won</text:p>
          </table:table-cell>
        </table:table-row>
        <table:table-row table:style-name="TableLine94082383151936">
          <table:table-cell table:style-name="Table6.A2" office:value-type="string">
            <text:p text:style-name="P449">писать</text:p>
          </table:table-cell>
          <table:table-cell table:style-name="Table6.A2" office:value-type="string">
            <text:p text:style-name="P450">write</text:p>
          </table:table-cell>
          <table:table-cell table:style-name="Table6.A2" office:value-type="string">
            <text:p text:style-name="P450">wrote</text:p>
          </table:table-cell>
          <table:table-cell table:style-name="Table6.D2" office:value-type="string">
            <text:p text:style-name="P449">written</text:p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3T21:45:53.641707818</dc:date>
    <meta:editing-duration>PT23H50M37S</meta:editing-duration>
    <meta:editing-cycles>375</meta:editing-cycles>
    <meta:generator>LibreOffice/6.4.7.2$Linux_X86_64 LibreOffice_project/40$Build-2</meta:generator>
    <meta:document-statistic meta:table-count="8" meta:image-count="0" meta:object-count="0" meta:page-count="21" meta:paragraph-count="803" meta:word-count="5898" meta:character-count="37337" meta:non-whitespace-character-count="32032"/>
  </office:meta>
</office:document-meta>
</file>